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4mm"/>
    </style:style>
    <style:style style:name="co2" style:family="table-column">
      <style:table-column-properties fo:break-before="auto" style:column-width="38.75mm"/>
    </style:style>
    <style:style style:name="co3" style:family="table-column">
      <style:table-column-properties fo:break-before="auto" style:column-width="45.83mm"/>
    </style:style>
    <style:style style:name="co4" style:family="table-column">
      <style:table-column-properties fo:break-before="auto" style:column-width="197.8mm"/>
    </style:style>
    <style:style style:name="co5" style:family="table-column">
      <style:table-column-properties fo:break-before="auto" style:column-width="137.88mm"/>
    </style:style>
    <style:style style:name="co6" style:family="table-column">
      <style:table-column-properties fo:break-before="auto" style:column-width="111.74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4.97mm"/>
    </style:style>
    <style:style style:name="co9" style:family="table-column">
      <style:table-column-properties fo:break-before="auto" style:column-width="36.3mm"/>
    </style:style>
    <style:style style:name="co10" style:family="table-column">
      <style:table-column-properties fo:break-before="auto" style:column-width="43.11mm"/>
    </style:style>
    <style:style style:name="co11" style:family="table-column">
      <style:table-column-properties fo:break-before="auto" style:column-width="90.77mm"/>
    </style:style>
    <style:style style:name="co12" style:family="table-column">
      <style:table-column-properties fo:break-before="auto" style:column-width="63.8mm"/>
    </style:style>
    <style:style style:name="co13" style:family="table-column">
      <style:table-column-properties fo:break-before="auto" style:column-width="104.1mm"/>
    </style:style>
    <style:style style:name="co14" style:family="table-column">
      <style:table-column-properties fo:break-before="auto" style:column-width="39.85mm"/>
    </style:style>
    <style:style style:name="co15" style:family="table-column">
      <style:table-column-properties fo:break-before="auto" style:column-width="30.85mm"/>
    </style:style>
    <style:style style:name="co16" style:family="table-column">
      <style:table-column-properties fo:break-before="auto" style:column-width="132.98mm"/>
    </style:style>
    <style:style style:name="co17" style:family="table-column">
      <style:table-column-properties fo:break-before="auto" style:column-width="74.97mm"/>
    </style:style>
    <style:style style:name="co18" style:family="table-column">
      <style:table-column-properties fo:break-before="auto" style:column-width="30.04mm"/>
    </style:style>
    <style:style style:name="co19" style:family="table-column">
      <style:table-column-properties fo:break-before="auto" style:column-width="34.66mm"/>
    </style:style>
    <style:style style:name="co20" style:family="table-column">
      <style:table-column-properties fo:break-before="auto" style:column-width="136.53mm"/>
    </style:style>
    <style:style style:name="co21" style:family="table-column">
      <style:table-column-properties fo:break-before="auto" style:column-width="78.16mm"/>
    </style:style>
    <style:style style:name="co22" style:family="table-column">
      <style:table-column-properties fo:break-before="auto" style:column-width="23.64mm"/>
    </style:style>
    <style:style style:name="co23" style:family="table-column">
      <style:table-column-properties fo:break-before="auto" style:column-width="88mm"/>
    </style:style>
    <style:style style:name="co24" style:family="table-column">
      <style:table-column-properties fo:break-before="auto" style:column-width="117.14mm"/>
    </style:style>
    <style:style style:name="co25" style:family="table-column">
      <style:table-column-properties fo:break-before="auto" style:column-width="98.55mm"/>
    </style:style>
    <style:style style:name="co26" style:family="table-column">
      <style:table-column-properties fo:break-before="auto" style:column-width="67.08mm"/>
    </style:style>
    <style:style style:name="co27" style:family="table-column">
      <style:table-column-properties fo:break-before="auto" style:column-width="35.15mm"/>
    </style:style>
    <style:style style:name="co28" style:family="table-column">
      <style:table-column-properties fo:break-before="auto" style:column-width="29.53mm"/>
    </style:style>
    <style:style style:name="co29" style:family="table-column">
      <style:table-column-properties fo:break-before="auto" style:column-width="124.53mm"/>
    </style:style>
    <style:style style:name="co30" style:family="table-column">
      <style:table-column-properties fo:break-before="auto" style:column-width="139.79mm"/>
    </style:style>
    <style:style style:name="co31" style:family="table-column">
      <style:table-column-properties fo:break-before="auto" style:column-width="23.23mm"/>
    </style:style>
    <style:style style:name="co32" style:family="table-column">
      <style:table-column-properties fo:break-before="auto" style:column-width="97.03mm"/>
    </style:style>
    <style:style style:name="co33" style:family="table-column">
      <style:table-column-properties fo:break-before="auto" style:column-width="52.37mm"/>
    </style:style>
    <style:style style:name="co34" style:family="table-column">
      <style:table-column-properties fo:break-before="auto" style:column-width="143.05mm"/>
    </style:style>
    <style:style style:name="co35" style:family="table-column">
      <style:table-column-properties fo:break-before="auto" style:column-width="28.35mm"/>
    </style:style>
    <style:style style:name="co36" style:family="table-column">
      <style:table-column-properties fo:break-before="auto" style:column-width="105.22mm"/>
    </style:style>
    <style:style style:name="co37" style:family="table-column">
      <style:table-column-properties fo:break-before="auto" style:column-width="103.56mm"/>
    </style:style>
    <style:style style:name="co38" style:family="table-column">
      <style:table-column-properties fo:break-before="auto" style:column-width="101.65mm"/>
    </style:style>
    <style:style style:name="co39" style:family="table-column">
      <style:table-column-properties fo:break-before="auto" style:column-width="39.02mm"/>
    </style:style>
    <style:style style:name="co40" style:family="table-column">
      <style:table-column-properties fo:break-before="auto" style:column-width="75.79mm"/>
    </style:style>
    <style:style style:name="co41" style:family="table-column">
      <style:table-column-properties fo:break-before="auto" style:column-width="119.91mm"/>
    </style:style>
    <style:style style:name="co42" style:family="table-column">
      <style:table-column-properties fo:break-before="auto" style:column-width="83.41mm"/>
    </style:style>
    <style:style style:name="co43" style:family="table-column">
      <style:table-column-properties fo:break-before="auto" style:column-width="209.78mm"/>
    </style:style>
    <style:style style:name="co44" style:family="table-column">
      <style:table-column-properties fo:break-before="auto" style:column-width="39.44mm"/>
    </style:style>
    <style:style style:name="co45" style:family="table-column">
      <style:table-column-properties fo:break-before="auto" style:column-width="36.67mm"/>
    </style:style>
    <style:style style:name="co46" style:family="table-column">
      <style:table-column-properties fo:break-before="auto" style:column-width="71.08mm"/>
    </style:style>
    <style:style style:name="co47" style:family="table-column">
      <style:table-column-properties fo:break-before="auto" style:column-width="150.72mm"/>
    </style:style>
    <style:style style:name="co48" style:family="table-column">
      <style:table-column-properties fo:break-before="auto" style:column-width="28.91mm"/>
    </style:style>
    <style:style style:name="co49" style:family="table-column">
      <style:table-column-properties fo:break-before="auto" style:column-width="31.96mm"/>
    </style:style>
    <style:style style:name="co50" style:family="table-column">
      <style:table-column-properties fo:break-before="auto" style:column-width="105.2mm"/>
    </style:style>
    <style:style style:name="co51" style:family="table-column">
      <style:table-column-properties fo:break-before="auto" style:column-width="56.44mm"/>
    </style:style>
    <style:style style:name="co52" style:family="table-column">
      <style:table-column-properties fo:break-before="auto" style:column-width="163.21mm"/>
    </style:style>
    <style:style style:name="co53" style:family="table-column">
      <style:table-column-properties fo:break-before="auto" style:column-width="70.26mm"/>
    </style:style>
    <style:style style:name="co54" style:family="table-column">
      <style:table-column-properties fo:break-before="auto" style:column-width="102.45mm"/>
    </style:style>
    <style:style style:name="co55" style:family="table-column">
      <style:table-column-properties fo:break-before="auto" style:column-width="95.44mm"/>
    </style:style>
    <style:style style:name="co56" style:family="table-column">
      <style:table-column-properties fo:break-before="auto" style:column-width="226.48mm"/>
    </style:style>
    <style:style style:name="co57" style:family="table-column">
      <style:table-column-properties fo:break-before="auto" style:column-width="69.8mm"/>
    </style:style>
    <style:style style:name="co58" style:family="table-column">
      <style:table-column-properties fo:break-before="auto" style:column-width="100.58mm"/>
    </style:style>
    <style:style style:name="co59" style:family="table-column">
      <style:table-column-properties fo:break-before="auto" style:column-width="90.22mm"/>
    </style:style>
    <style:style style:name="co60" style:family="table-column">
      <style:table-column-properties fo:break-before="auto" style:column-width="223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20.27mm" fo:break-before="auto" style:use-optimal-row-height="true"/>
    </style:style>
    <style:style style:name="ro6" style:family="table-row">
      <style:table-row-properties style:row-height="28.17mm" fo:break-before="auto" style:use-optimal-row-height="true"/>
    </style:style>
    <style:style style:name="ro7" style:family="table-row">
      <style:table-row-properties style:row-height="24.48mm" fo:break-before="auto" style:use-optimal-row-height="true"/>
    </style:style>
    <style:style style:name="ro8" style:family="table-row">
      <style:table-row-properties style:row-height="7.88mm" fo:break-before="auto" style:use-optimal-row-height="true"/>
    </style:style>
    <style:style style:name="ro9" style:family="table-row">
      <style:table-row-properties style:row-height="41.59mm" fo:break-before="auto" style:use-optimal-row-height="true"/>
    </style:style>
    <style:style style:name="ro10" style:family="table-row">
      <style:table-row-properties style:row-height="55.28mm" fo:break-before="auto" style:use-optimal-row-height="true"/>
    </style:style>
    <style:style style:name="ro11" style:family="table-row">
      <style:table-row-properties style:row-height="10.78mm" fo:break-before="auto" style:use-optimal-row-height="true"/>
    </style:style>
    <style:style style:name="ro12" style:family="table-row">
      <style:table-row-properties style:row-height="14.2mm" fo:break-before="auto" style:use-optimal-row-height="true"/>
    </style:style>
    <style:style style:name="ro13" style:family="table-row">
      <style:table-row-properties style:row-height="18.68mm" fo:break-before="auto" style:use-optimal-row-height="true"/>
    </style:style>
    <style:style style:name="ro14" style:family="table-row">
      <style:table-row-properties style:row-height="26.05mm" fo:break-before="auto" style:use-optimal-row-height="true"/>
    </style:style>
    <style:style style:name="ro15" style:family="table-row">
      <style:table-row-properties style:row-height="21.06mm" fo:break-before="auto" style:use-optimal-row-height="true"/>
    </style:style>
    <style:style style:name="ro16" style:family="table-row">
      <style:table-row-properties style:row-height="7.36mm" fo:break-before="auto" style:use-optimal-row-height="true"/>
    </style:style>
    <style:style style:name="ro17" style:family="table-row">
      <style:table-row-properties style:row-height="17.62mm" fo:break-before="auto" style:use-optimal-row-height="true"/>
    </style:style>
    <style:style style:name="ro18" style:family="table-row">
      <style:table-row-properties style:row-height="22.63mm" fo:break-before="auto" style:use-optimal-row-height="true"/>
    </style:style>
    <style:style style:name="ro19" style:family="table-row">
      <style:table-row-properties style:row-height="19.21mm" fo:break-before="auto" style:use-optimal-row-height="true"/>
    </style:style>
    <style:style style:name="ro20" style:family="table-row">
      <style:table-row-properties style:row-height="11.31mm" fo:break-before="auto" style:use-optimal-row-height="true"/>
    </style:style>
    <style:style style:name="ro21" style:family="table-row">
      <style:table-row-properties style:row-height="34.75mm" fo:break-before="auto" style:use-optimal-row-height="true"/>
    </style:style>
    <style:style style:name="ro22" style:family="table-row">
      <style:table-row-properties style:row-height="25.52mm" fo:break-before="auto" style:use-optimal-row-height="true"/>
    </style:style>
    <style:style style:name="ro23" style:family="table-row">
      <style:table-row-properties style:row-height="29.25mm" fo:break-before="auto" style:use-optimal-row-height="true"/>
    </style:style>
    <style:style style:name="ro24" style:family="table-row">
      <style:table-row-properties style:row-height="31.33mm" fo:break-before="auto" style:use-optimal-row-height="true"/>
    </style:style>
    <style:style style:name="ro25" style:family="table-row">
      <style:table-row-properties style:row-height="21.57mm" fo:break-before="auto" style:use-optimal-row-height="true"/>
    </style:style>
    <style:style style:name="ro26" style:family="table-row">
      <style:table-row-properties style:row-height="11.84mm" fo:break-before="auto" style:use-optimal-row-height="true"/>
    </style:style>
    <style:style style:name="ro27" style:family="table-row">
      <style:table-row-properties style:row-height="29.47mm" fo:break-before="auto" style:use-optimal-row-height="true"/>
    </style:style>
    <style:style style:name="ro28" style:family="table-row">
      <style:table-row-properties style:row-height="36.32mm" fo:break-before="auto" style:use-optimal-row-height="true"/>
    </style:style>
    <style:style style:name="ro29" style:family="table-row">
      <style:table-row-properties style:row-height="43.16mm" fo:break-before="auto" style:use-optimal-row-height="true"/>
    </style:style>
    <style:style style:name="ro30" style:family="table-row">
      <style:table-row-properties style:row-height="56.85mm" fo:break-before="auto" style:use-optimal-row-height="true"/>
    </style:style>
    <style:style style:name="ro31" style:family="table-row">
      <style:table-row-properties style:row-height="32.1mm" fo:break-before="auto" style:use-optimal-row-height="true"/>
    </style:style>
    <style:style style:name="ro32" style:family="table-row">
      <style:table-row-properties style:row-height="4.73mm" fo:break-before="auto" style:use-optimal-row-height="true"/>
    </style:style>
    <style:style style:name="ro33" style:family="table-row">
      <style:table-row-properties style:row-height="24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9" style:family="table-cell" style:parent-style-name="Default">
      <style:table-cell-properties style:vertical-align="top"/>
    </style:style>
    <style:style style:name="ce45" style:family="table-cell" style:parent-style-name="Default">
      <style:table-cell-properties fo:background-color="#ffcc99" style:vertical-align="top"/>
    </style:style>
    <style:style style:name="ce46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47" style:family="table-cell" style:parent-style-name="Default">
      <style:table-cell-properties fo:background-color="transparent" style:vertical-align="top"/>
    </style:style>
    <style:style style:name="ce55" style:family="table-cell" style:parent-style-name="Default">
      <style:table-cell-properties style:text-align-source="value-type" style:repeat-content="false" style:vertical-align="top"/>
    </style:style>
    <style:style style:name="ce57" style:family="table-cell" style:parent-style-name="Default">
      <style:table-cell-properties style:text-align-source="value-type" style:repeat-content="false" fo:background-color="transparent" style:vertical-align="top"/>
    </style:style>
    <style:style style:name="ce58" style:family="table-cell" style:parent-style-name="Default">
      <style:table-cell-properties style:text-align-source="value-type" style:repeat-content="false" style:vertical-align="top"/>
      <style:paragraph-properties fo:margin-left="0mm"/>
    </style:style>
    <style:style style:name="ce59" style:family="table-cell" style:parent-style-name="Default">
      <style:table-cell-properties fo:background-color="#fff200" style:text-align-source="value-type" style:repeat-content="false" style:vertical-align="top"/>
    </style:style>
    <style:style style:name="ce60" style:family="table-cell" style:parent-style-name="Default">
      <style:table-cell-properties style:text-align-source="value-type" style:repeat-content="false" fo:background-color="transparent" style:vertical-align="top"/>
      <style:text-properties fo:color="#996600" fo:font-weight="normal" style:font-weight-asian="normal" style:font-weight-complex="normal"/>
    </style:style>
    <style:style style:name="ce61" style:family="table-cell" style:parent-style-name="Default">
      <style:table-cell-properties style:text-align-source="value-type" style:repeat-content="false"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62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language="none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name-complex="DejaVu Sans Mono" style:font-size-complex="8.5pt" style:language-complex="none" style:country-complex="none" style:font-style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font-style-asian="normal" style:font-weight-asian="bold" style:font-name-complex="DejaVu Sans Mono" style:font-size-complex="8.5pt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value-type" style:repeat-content="false" style:vertical-align="top"/>
      <style:paragraph-properties fo:margin-left="0mm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73" style:family="table-cell" style:parent-style-name="Default">
      <style:table-cell-properties style:text-align-source="value-type" style:repeat-content="false"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74" style:family="table-cell" style:parent-style-name="Default">
      <style:table-cell-properties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9999ff" style:vertical-align="top"/>
    </style:style>
    <style:style style:name="ce35" style:family="table-cell" style:parent-style-name="Default">
      <style:table-cell-properties style:vertical-align="top"/>
      <style:text-properties fo:color="#800080" style:font-name="DejaVu Sans Mono" fo:font-size="8.5pt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ce56" style:family="table-cell" style:parent-style-name="Default">
      <style:table-cell-properties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37" style:family="table-cell" style:parent-style-name="Default">
      <style:table-cell-properties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25" style:family="table-cell" style:parent-style-name="Default">
      <style:table-cell-properties fo:background-color="#ccff99" style:vertical-align="top"/>
    </style:style>
    <style:style style:name="ce26" style:family="table-cell" style:parent-style-name="Default">
      <style:table-cell-properties fo:background-color="#ccff99"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41" style:family="table-cell" style:parent-style-name="Default">
      <style:table-cell-properties style:vertical-align="top"/>
      <style:text-properties fo:color="#800080" style:font-name="DejaVu Sans Mono" fo:font-size="8.5pt" fo:language="none" fo:country="none" fo:font-weight="bold" style:font-name-asian="DejaVu Sans Mono" style:font-size-asian="8.5pt" style:language-asian="none" style:country-asian="none" style:font-weight-asian="bold" style:font-name-complex="DejaVu Sans Mono" style:font-size-complex="8.5pt" style:language-complex="none" style:country-complex="none" style:font-weight-complex="bold"/>
    </style:style>
    <style:style style:name="ce80" style:family="table-cell" style:parent-style-name="Default">
      <style:table-cell-properties fo:background-color="#ff3333" style:vertical-align="top"/>
    </style:style>
    <style:style style:name="ce85" style:family="table-cell" style:parent-style-name="Default">
      <style:table-cell-properties fo:background-color="transparent"/>
    </style:style>
    <style:style style:name="ce87" style:family="table-cell" style:parent-style-name="Default">
      <style:table-cell-properties style:vertical-align="top"/>
      <style:text-properties fo:color="#ce181e"/>
    </style:style>
    <style:style style:name="ce88" style:family="table-cell" style:parent-style-name="Default">
      <style:table-cell-properties style:vertical-align="top"/>
      <style:text-properties fo:color="#ff9900"/>
    </style:style>
    <style:style style:name="ce89" style:family="table-cell" style:parent-style-name="Default">
      <style:table-cell-properties style:vertical-align="top"/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90" style:family="table-cell" style:parent-style-name="Default">
      <style:table-cell-properties style:vertical-align="top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91" style:family="table-cell" style:parent-style-name="Default">
      <style:table-cell-properties style:vertical-align="top"/>
      <style:text-properties fo:color="#5983b0"/>
    </style:style>
    <style:style style:name="ce92" style:family="table-cell" style:parent-style-name="Default">
      <style:table-cell-properties fo:background-color="#99ccff" style:vertical-align="top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normal" style:font-weight-asian="normal" style:font-weight-complex="normal"/>
    </style:style>
    <style:style style:name="T7" style:family="text">
      <style:text-properties fo:color="#008000" style:font-name-asian="DejaVu Sans Mono" style:font-name-complex="DejaVu Sans Mono" style:font-size-asian="8.5pt" style:font-size-complex="8.5pt"/>
    </style:style>
    <style:style style:name="T8" style:family="text">
      <style:text-properties style:font-name-asian="DejaVu Sans Mono" style:font-name-complex="DejaVu Sans Mono" style:font-size-asian="8.5pt" style:font-size-complex="8.5pt" fo:color="#000000"/>
    </style:style>
    <style:style style:name="T9" style:family="text">
      <style:text-properties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10" style:family="text">
      <style:text-properties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11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12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13" style:family="text">
      <style:text-properties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14" style:family="text">
      <style:text-properties fo:color="#008000" style:font-name="DejaVu Sans Mono" fo:font-size="8.5pt" style:font-name-asian="DejaVu Sans Mono" style:font-name-complex="DejaVu Sans Mono" style:font-size-asian="8.5pt" style:font-size-complex="8.5pt"/>
    </style:style>
    <style:style style:name="T15" style:family="text">
      <style:text-properties style:font-name="DejaVu Sans Mono" fo:font-size="8.5pt" style:font-name-asian="DejaVu Sans Mono" style:font-name-complex="DejaVu Sans Mono" style:font-size-asian="8.5pt" style:font-size-complex="8.5pt" fo:color="#000000"/>
    </style:style>
    <style:style style:name="T16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17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18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2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21" style:family="text">
      <style:text-properties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22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23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24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25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27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28" style:family="text">
      <style:text-properties fo:color="#80008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29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30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31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bold" style:font-weight-asian="bold" style:font-weight-complex="bold"/>
    </style:style>
    <style:style style:name="T32" style:family="text">
      <style:text-properties fo:color="#80008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color="#80008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35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3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3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/>
    </style:style>
    <style:style style:name="T3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39" style:family="text">
      <style:text-properties style:font-name="DejaVu Sans Mono" fo:font-size="8.5pt" style:font-name-asian="DejaVu Sans Mono" style:font-name-complex="DejaVu Sans Mono" style:font-size-asian="8.5pt" style:font-size-complex="8.5pt" fo:color="#0000ff"/>
    </style:style>
    <style:style style:name="T40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41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/>
    </style:style>
    <style:style style:name="T42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zxx" fo:country="none" style:language-asian="zxx" style:country-asian="none" style:language-complex="zxx" style:country-complex="none"/>
    </style:style>
    <style:style style:name="T43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8000"/>
    </style:style>
    <style:style style:name="T44" style:family="text">
      <style:text-properties style:font-name-asian="DejaVu Sans Mono" style:font-name-complex="DejaVu Sans Mono" style:font-size-asian="8.5pt" style:font-size-complex="8.5pt" fo:color="#008000"/>
    </style:style>
    <style:style style:name="T45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none" fo:country="none" style:language-asian="none" style:country-asian="none" style:language-complex="none" style:country-complex="none"/>
    </style:style>
    <style:style style:name="T46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8000"/>
    </style:style>
    <style:style style:name="T47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/>
    </style:style>
    <style:style style:name="T48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fo:language="zxx" fo:country="none" style:language-asian="zxx" style:country-asian="none" style:language-complex="zxx" style:country-complex="none"/>
    </style:style>
    <style:style style:name="T49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0000"/>
    </style:style>
    <style:style style:name="T5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fo:language="none" fo:country="none" style:language-asian="none" style:country-asian="none" style:language-complex="none" style:country-complex="none" style:font-weight-asian="bold" style:font-weight-complex="bold"/>
    </style:style>
    <style:style style:name="T5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 fo:font-weight="normal" style:font-weight-asian="normal" style:font-weight-complex="normal"/>
    </style:style>
    <style:style style:name="T5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font-weight="normal" style:font-weight-asian="normal" style:font-weight-complex="normal" fo:color="#008000"/>
    </style:style>
    <style:style style:name="T5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none" fo:country="none" style:language-asian="none" style:country-asian="none" style:language-complex="none" style:country-complex="none" style:font-weight-asian="normal" style:font-weight-complex="normal"/>
    </style:style>
    <style:style style:name="T5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none" fo:country="none" style:language-asian="none" style:country-asian="none" style:language-complex="none" style:country-complex="none" style:font-weight-asian="normal" style:font-weight-complex="normal" fo:color="#008000"/>
    </style:style>
    <style:style style:name="T5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800080" fo:font-weight="bold" style:font-weight-asian="bold" style:font-weight-complex="bold"/>
    </style:style>
    <style:style style:name="T5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style:font-name="DejaVu Sans Mono" fo:font-size="8.5pt" style:font-name-asian="DejaVu Sans Mono" style:font-name-complex="DejaVu Sans Mono" style:font-size-asian="8.5pt" style:font-size-complex="8.5pt"/>
    </style:style>
    <style:style style:name="T57" style:family="text">
      <style:text-properties fo:color="#008000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fo:color="#008000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59" style:family="text">
      <style:text-properties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60" style:family="text">
      <style:text-properties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61" style:family="text">
      <style:text-properties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62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6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6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6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6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6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ff8c00" fo:font-weight="bold" style:font-weight-asian="bold" style:font-weight-complex="bold"/>
    </style:style>
    <style:style style:name="T68" style:family="text">
      <style:text-properties style:font-name="DejaVu Sans Mono" fo:font-size="8.5pt" style:font-name-asian="DejaVu Sans Mono" style:font-name-complex="DejaVu Sans Mono" style:font-size-asian="8.5pt" style:font-size-complex="8.5pt" fo:color="#008000"/>
    </style:style>
    <style:style style:name="T69" style:family="text">
      <style:text-properties fo:color="#00800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70" style:family="text">
      <style:text-properties fo:color="#80008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zxx" fo:country="none" style:language-asian="zxx" style:country-asian="none" style:language-complex="zxx" style:country-complex="none" style:font-weight-asian="normal" style:font-weight-complex="normal"/>
    </style:style>
    <style:style style:name="T7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zxx" fo:country="none" style:language-asian="zxx" style:country-asian="none" style:language-complex="zxx" style:country-complex="none" style:font-weight-asian="normal" style:font-weight-complex="normal" fo:color="#008000"/>
    </style:style>
    <style:style style:name="T7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0000ff" fo:language="zxx" fo:country="none" style:language-asian="zxx" style:country-asian="none" style:language-complex="zxx" style:country-complex="none"/>
    </style:style>
    <style:style style:name="T7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800080" fo:language="none" fo:country="none" style:language-asian="none" style:country-asian="none" style:language-complex="none" style:country-complex="none"/>
    </style:style>
    <style:style style:name="T7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00ff" fo:font-weight="bold" style:font-weight-asian="bold" style:font-weight-complex="bold"/>
    </style:style>
    <style:style style:name="T76" style:family="text">
      <style:text-properties fo:color="#008000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7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7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7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80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8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 style:font-name="Arial" fo:font-size="10pt" style:font-name-asian="Andale Sans UI" style:font-name-complex="Tahoma" style:font-size-asian="10pt" style:font-size-complex="10pt"/>
    </style:style>
    <style:style style:name="T82" style:family="text">
      <style:text-properties fo:color="#00a933" fo:font-weight="bold" style:font-weight-asian="bold" style:font-weight-complex="bold"/>
    </style:style>
    <style:style style:name="T8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4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color="#ce181e" fo:font-weight="bold" style:font-weight-asian="bold" style:font-weight-complex="bold"/>
    </style:style>
    <style:style style:name="T85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86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ce181e"/>
    </style:style>
    <style:style style:name="T87" style:family="text">
      <style:text-properties fo:color="#ce181e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8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style:font-weight-complex="normal" style:font-weight-asian="normal" fo:font-weight="normal"/>
    </style:style>
    <style:style style:name="T89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fo:color="#000000"/>
    </style:style>
    <style:style style:name="T90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91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2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9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color="#00a933" fo:font-weight="bold" style:font-weight-asian="bold" style:font-weight-complex="bold"/>
    </style:style>
    <style:style style:name="T94" style:family="text">
      <style:text-properties fo:color="#ce181e" fo:font-weight="bold" style:font-weight-asian="bold" style:font-weight-complex="bold"/>
    </style:style>
    <style:style style:name="T95" style:family="text">
      <style:text-properties fo:color="#000000" style:font-name-asian="DejaVu Sans Mono" style:font-name-complex="DejaVu Sans Mono" style:font-size-asian="8.5pt" style:font-size-complex="8.5pt" style:font-weight-asian="bold" style:font-weight-complex="bold"/>
    </style:style>
    <style:style style:name="T96" style:family="text">
      <style:text-properties style:font-name-asian="DejaVu Sans Mono" style:font-name-complex="DejaVu Sans Mono" style:font-size-asian="8.5pt" style:font-size-complex="8.5pt" style:font-weight-asian="bold" style:font-weight-complex="bold"/>
    </style:style>
    <style:style style:name="T97" style:family="text">
      <style:text-properties fo:color="#00000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8" style:family="text">
      <style:text-properties fo:color="#0000ff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9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="Arial" fo:font-size="10pt" style:font-name-asian="Andale Sans UI" style:font-name-complex="Tahoma" style:font-size-asian="10pt" style:font-size-complex="10pt"/>
    </style:style>
    <style:style style:name="T10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/>
    </style:style>
    <style:style style:name="T101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normal" style:font-weight-asian="normal" style:font-weight-complex="normal"/>
    </style:style>
    <style:style style:name="T102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  <style:style style:name="T10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normal" style:font-weight-asian="normal" style:font-weight-complex="normal"/>
    </style:style>
    <style:style style:name="T104" style:family="text">
      <style:text-properties fo:color="#00800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/>
    </style:style>
    <style:style style:name="T10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/>
    </style:style>
    <style:style style:name="T10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800080" style:font-name="Arial" fo:font-size="10pt" style:font-name-asian="Andale Sans UI" style:font-name-complex="Tahoma" style:font-size-asian="10pt" style:font-size-complex="10pt"/>
    </style:style>
    <style:style style:name="T10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10pt" style:font-name-asian="Andale Sans UI" style:font-name-complex="Tahoma" style:font-size-asian="10pt" style:font-size-complex="10pt"/>
    </style:style>
    <style:style style:name="T108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ff"/>
    </style:style>
    <style:style style:name="T109" style:family="text">
      <style:text-properties style:font-name-asian="Consolas" style:font-name-complex="Consolas" style:font-size-asian="9.5pt" style:font-size-complex="9.5pt"/>
    </style:style>
    <style:style style:name="T110" style:family="text">
      <style:text-properties style:text-position="super 58%"/>
    </style:style>
    <style:style style:name="T111" style:family="text">
      <style:text-properties fo:color="#5983b0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6" office:value-type="string" calcext:value-type="string">
            <text:p>Note that the following tests must be performed on an interface fully supporting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6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6" office:value-type="string" calcext:value-type="string">
            <text:p>e.g. Microsoft and Prolific do not properly support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6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counts and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Counts and 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Byte rate must be at least 500/s (i.e. 96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long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t least 6000/s (i.e. 115200 baud - 25% - overhead)</text:p>
            <text:p>All bytes must be received</text:p>
          </table:table-cell>
          <table:table-cell office:value-type="string" calcext:value-type="string">
            <text:p>Note <text:a xlink:href="https://sourceforge.net/p/y-a-terminal/bugs/464/" xlink:type="simple">https://sourceforge.net/p/y-a-terminal/bugs/464/</text:a></text:p>
            <text:p>"Performance on full-speed sending has dropped"</text:p>
            <text:p> &gt; YAT 2.0.0 still was at 4000/s</text:p>
            <text:p> &gt; YAT 2.1.0 now is at 3000/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In advanced settings of both terminals, disable...</text:p>
            <text:p>...[Buffer not more than baud rate permits]</text:p>
            <text:p>...[Buffer chunks of max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7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With true COM port (not VSPE), byte rate on Rx will be around 96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gain set both terminals to 115200 baud</text:p>
          </table:table-cell>
          <table:table-cell/>
          <table:table-cell table:formula="of:=[.F21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true COM port (not VSPE), byte rate on Rx will be around 1152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6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6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6" office:value-type="string" calcext:value-type="string">
            <text:p>VSPE e.g. doesn't support XOn/XOff software flow control.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46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 and editable, CTS/DSR are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, DTR is editable, CTS is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able and re-enable RFR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[.D81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81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5" office:value-type="string" calcext:value-type="string">
            <text:p>ToDo</text:p>
          </table:table-cell>
          <table:table-cell table:style-name="ce45" table:number-columns-repeated="2"/>
          <table:table-cell table:style-name="ce45" office:value-type="string" calcext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5" office:value-type="string" calcext:value-type="string">
            <text:p>ToDo</text:p>
          </table:table-cell>
          <table:table-cell table:style-name="ce45"/>
          <table:table-cell table:style-name="ce45" office:value-type="string" calcext:value-type="string">
            <text:p>Suspend/Resume</text:p>
          </table:table-cell>
          <table:table-cell table:style-name="ce45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1018"/>
        </table:table-row>
        <table:table-row table:style-name="ro1">
          <table:table-cell table:style-name="ce45" table:number-columns-repeated="2"/>
          <table:table-cell table:style-name="ce45" office:value-type="string" calcext:value-type="string">
            <text:p>of internal COM</text:p>
          </table:table-cell>
          <table:table-cell table:style-name="ce45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style-name="ce45" table:number-columns-repeated="3"/>
          <table:table-cell table:style-name="ce45" office:value-type="string" calcext:value-type="string">
            <text:p>Suspend computer</text:p>
          </table:table-cell>
          <table:table-cell table:number-columns-repeated="1020"/>
        </table:table-row>
        <table:table-row table:style-name="ro1">
          <table:table-cell table:style-name="ce45" table:number-columns-repeated="3"/>
          <table:table-cell table:style-name="ce45" office:value-type="string" calcext:value-type="string">
            <text:p>Resume computer</text:p>
          </table:table-cell>
          <table:table-cell table:number-columns-repeated="1020"/>
        </table:table-row>
        <table:table-row table:style-name="ro1">
          <table:table-cell table:style-name="ce45" table:number-columns-repeated="3"/>
          <table:table-cell table:style-name="ce45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COM43) and verify the driver</text:p>
          </table:table-cell>
          <table:table-cell office:value-type="string" calcext:value-type="string">
            <text:p/>
            <text:p>Driver is Mettler-Toledo (ToriLogic/Thesycon) e.g. 1.24.0.0 of 2016-11-24</text:p>
          </table:table-cell>
          <table:table-cell office:value-type="string" calcext:value-type="string">
            <text:p>This is an additional test to the automatic performed tests</text:p>
            <text:p>Required because the automatic test doesn't use the Microsoft driv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06-06-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table:style-name="ce47" office:value-type="string" calcext:value-type="string">
            <text:p>Sending possible again, successfully receiving</text:p>
          </table:table-cell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table:style-name="ce47"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table:style-name="ce47" office:value-type="string" calcext:value-type="string">
            <text:p>Sending not possible, terminal gets closed, is waiting for reconnect</text:p>
          </table:table-cell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Mettler-Toledo driver by 'Update &gt; Manual &gt; List &gt; Serial USB Device'</text:p>
          </table:table-cell>
          <table:table-cell office:value-type="string" calcext:value-type="string">
            <text:p>Driver is again Mettler-Toledo (ToriLogic/Thesycon) e.g. 1.24.0.0 of 2016-11-2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rt Selection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[File &gt; New Terminal... &gt; Defaults... &gt; 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None available new</text:p>
          </table:table-cell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Message that there are no serial COM ports</text:p>
            <text:p>Everything else must work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o longer available new</text:p>
          </table:table-cell>
          <table:table-cell office:value-type="string" calcext:value-type="string">
            <text:p>Reactivate por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Disconnect USB/RS-232 adapter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serial COM port is no longer available</text:p>
            <text:p>Automatically defaulted to first available por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o longer available active</text:p>
          </table:table-cell>
          <table:table-cell office:value-type="string" calcext:value-type="string">
            <text:p>Reactivate por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Disconnect USB/RS-232 adapt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serial COM port is no longer availabl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Error message</text:p>
            <text:p>Terminal stays clos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</text:span> that serial COM port is no longer available</text:p>
            <text:p>Automatically switched to first available por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Terminal still clos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</text:span> that serial COM port is no longer available</text:p>
            <text:p><text:span text:style-name="T1">Automatically switched</text:span> to first available por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Terminal switched but still clos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erminal &gt; Open/Star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</text:p>
          </table:table-cell>
          <table:table-cell office:value-type="string" calcext:value-type="string">
            <text:p>Work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 table:number-rows-repeated="654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" table:style-name="ta1" table:print="false">
        <table:table-column table:style-name="co8" table:default-cell-style-name="ce55"/>
        <table:table-column table:style-name="co9" table:default-cell-style-name="ce55"/>
        <table:table-column table:style-name="co10" table:default-cell-style-name="ce55"/>
        <table:table-column table:style-name="co11" table:default-cell-style-name="ce55"/>
        <table:table-column table:style-name="co12" table:default-cell-style-name="ce55"/>
        <table:table-column table:style-name="co13" table:default-cell-style-name="ce55"/>
        <table:table-column table:style-name="co7" table:number-columns-repeated="1018" table:default-cell-style-name="ce5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58" office:value-type="string" calcext:value-type="string">
            <text:p>SIR on RB ExBal Win32</text:p>
            <text:p>(ECHO 2 doesn't work as disconnect resets it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port while SIR is received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por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a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open a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table:style-name="ce57"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figure the client to becom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Close All Terminals]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"\!-SendFiles\Stress-3-EvenLarger.txt"</text:p>
          </table:table-cell>
          <table:table-cell office:value-type="string" calcext:value-type="string">
            <text:p>Byte rate must be at least 25000/s</text:p>
            <text:p>Line rate must be at least 50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Workspace &gt; Close]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Computer is 192.168.188.34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CP/IP Cli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formula="of:=[.F$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Limited Broadcast</text:p>
          </table:table-cell>
          <table:table-cell table:style-name="ce57" office:value-type="string" calcext:value-type="string">
            <text:p>Create two terminals using UDP/IP PairSocket</text:p>
            <text:p><text:span text:style-name="T1"> &gt; 1st terminal remote host = [broadcast]</text:span></text:p>
            <text:p> &gt; 1st terminal ports = 10000 / 10001</text:p>
            <text:p><text:span text:style-name="T1"> &gt; 2nd terminal remote host = [broadcast]</text:span></text:p>
            <text:p> &gt; 2nd terminal ports = 10001 / 10000</text:p>
          </table:table-cell>
          <table:table-cell/>
          <table:table-cell office:value-type="string" calcext:value-type="string">
            <text:p/>
            <text:p>When [broadcast] is selected, same port is proposed by default,</text:p>
            <text:p>Since typical use case of [broadcast] involves a remote host 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Get the address of the network interface</text:p>
          </table:table-cell>
          <table:table-cell/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alculate the corrsponding limited broadcast address</text:p>
          </table:table-cell>
          <table:table-cell/>
          <table:table-cell office:value-type="string" calcext:value-type="string">
            <text:p><text:span text:style-name="T1">YAT DevelopmentComputer is </text:span>192.168.188.255</text:p>
          </table:table-cell>
          <table:table-cell table:number-columns-repeated="1018"/>
        </table:table-row>
        <table:table-row table:style-name="ro6">
          <table:table-cell table:number-columns-repeated="3"/>
          <table:table-cell table:style-name="ce57" office:value-type="string" calcext:value-type="string">
            <text:p>Create two terminals using UDP/IP PairSocket</text:p>
            <text:p><text:span text:style-name="T1"> &gt; 1st terminal remote host = 192.168.188.255</text:span></text:p>
            <text:p> &gt; 1st terminal ports = 10000 / 10001</text:p>
            <text:p><text:span text:style-name="T1"> &gt; 1st terminal interface = network interface</text:span></text:p>
            <text:p><text:span text:style-name="T1"> &gt; 2nd terminal remote host = 192.168.188.255</text:span></text:p>
            <text:p> &gt; 2nd terminal ports = 10001 / 10000</text:p>
            <text:p><text:span text:style-name="T1"> &gt; 2nd terminal interface = network interface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Local UDP Port = 10000</text:p>
          </table:table-cell>
          <table:table-cell office:value-type="string" calcext:value-type="string">
            <text:p>Terminal can be opened</text:p>
          </table:table-cell>
          <table:table-cell table:formula="of:=[.F$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 &gt; Local UDP Port = 10000</text:p>
          </table:table-cell>
          <table:table-cell office:value-type="string" calcext:value-type="string">
            <text:p>Both terminals interconnected</text:p>
          </table:table-cell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Limi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57" office:value-type="string" calcext:value-type="string"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57" office:value-type="string" calcext:value-type="string">
            <text:p>Create a terminal using UDP/IP Client</text:p>
            <text:p><text:span text:style-name="T1"> &gt; Remote host = 192.168.188.255</text:span></text:p>
            <text:p><text:span text:style-name="T1"> &gt; Remote port = 10000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motefilter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  <text:p><text:span text:style-name="T1"> &gt; Local filter = 192.168.188.0</text:span>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192.168.188.33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no longer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[any]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Multibroadcas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On YAT DevelopmentComputer]</text:p>
            <text:p><text:span text:style-name="T1">Create a UDP Server</text:span></text:p>
            <text:p><text:span text:style-name="T1"> &gt; Local port = 10000</text:span>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57" office:value-type="string" calcext:value-type="string">
            <text:p><text:span text:style-name="T1">[On YAT DevelopmentComputer]</text:span></text:p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  <text:p>Client data is received by both servers</text:p>
            <text:p>Server data is received by client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On UDP/IP Client</text:p>
            <text:p>[View &gt; Show Port] = Yes</text:p>
          </table:table-cell>
          <table:table-cell office:value-type="string" calcext:value-type="string">
            <text:p>Correct end points ar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9" office:value-type="string" calcext:value-type="string">
            <text:p>Interface Selection</text:p>
          </table:table-cell>
          <table:table-cell table:number-columns-repeated="3"/>
          <table:table-cell table:style-name="ce59" office:value-type="string" calcext:value-type="string">
            <text:p>Similar as .SerialPort; PENDING</text:p>
          </table:table-cell>
          <table:table-cell table:number-columns-repeated="1018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Usb" table:style-name="ta1" table:print="false">
        <table:table-column table:style-name="co8" table:default-cell-style-name="ce39"/>
        <table:table-column table:style-name="co14" table:default-cell-style-name="ce39"/>
        <table:table-column table:style-name="co15" table:default-cell-style-name="ce39"/>
        <table:table-column table:style-name="co16" table:default-cell-style-name="ce39"/>
        <table:table-column table:style-name="co5" table:default-cell-style-name="ce39"/>
        <table:table-column table:style-name="co17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Preset and FlowControl</text:p>
          </table:table-cell>
          <table:table-cell office:value-type="string" calcext:value-type="string">
            <text:p>MT Ser/HID</text:p>
          </table:table-cell>
          <table:table-cell office:value-type="string" calcext:value-type="string">
            <text:p>Select an MT Ser/HID device</text:p>
          </table:table-cell>
          <table:table-cell office:value-type="string" calcext:value-type="string">
            <text:p>Preset is set to MT Ser/HID</text:p>
            <text:p>FlowControl is set to Software</text:p>
            <text:p>No XOn/XOff characters are shown</text:p>
          </table:table-cell>
          <table:table-cell office:value-type="string" calcext:value-type="string">
            <text:p/>
            <text:p/>
            <text:p>Hide XOn/XOff must be enabled by defaul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office:value-type="string" calcext:value-type="string">
            <text:p>Use YAT.8 ExLigh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peat Stop/Start</text:p>
          </table:table-cell>
          <table:table-cell office:value-type="string" calcext:value-type="string">
            <text:p><text:span text:style-name="T1">No XOn/XOff characters are shown</text:span></text:p>
            <text:p><text:span text:style-name="T1">No additional line breaks are shown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office:value-type="string" calcext:value-type="string">
            <text:p>YAT.8 ExLight is connected to Out 1 of Hub 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Switch question pops u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[No]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|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MT USB Ser/HID device using defaults (i.e. report ID = 0)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lengt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  <text:p>Response includes terminating zero and filler by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I4</text:p>
          </table:table-cell>
          <table:table-cell office:value-type="string" calcext:value-type="string">
            <text:p>Data is sent but ES is received</text:p>
          </table:table-cell>
          <table:table-cell office:value-type="string" calcext:value-type="string">
            <text:p>'I' is taken as report I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quest \h(00)I4 only</text:p>
          </table:table-cell>
          <table:table-cell office:value-type="string" calcext:value-type="string">
            <text:p>Data is sent and received again</text:p>
          </table:table-cell>
          <table:table-cell office:value-type="string" calcext:value-type="string">
            <text:p>0x00 is report I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office:value-type="string" calcext:value-type="string">
            <text:p>\!(ReportId(0x0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evice Selection</text:p>
          </table:table-cell>
          <table:table-cell table:style-name="ce55" table:number-columns-repeated="3"/>
          <table:table-cell table:style-name="ce59" office:value-type="string" calcext:value-type="string">
            <text:p>Similar as .SerialPort; PENDING</text:p>
          </table:table-cell>
          <table:table-cell table:number-columns-repeated="1018"/>
        </table:table-row>
        <table:table-row table:style-name="ro1" table:number-rows-repeated="654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Domain.Terminal" table:style-name="ta1" table:print="false">
        <table:table-column table:style-name="co8" table:default-cell-style-name="ce55"/>
        <table:table-column table:style-name="co18" table:default-cell-style-name="ce55"/>
        <table:table-column table:style-name="co19" table:default-cell-style-name="ce55"/>
        <table:table-column table:style-name="co20" table:default-cell-style-name="ce55"/>
        <table:table-column table:style-name="co21" table:default-cell-style-name="ce55"/>
        <table:table-column table:style-name="co6" table:default-cell-style-name="ce55"/>
        <table:table-column table:style-name="co7" table:number-columns-repeated="1018" table:default-cell-style-name="ce55"/>
        <table:table-row table:style-name="ro1">
          <table:table-cell table:number-columns-repeated="3"/>
          <table:table-cell office:value-type="string" calcext:value-type="string">
            <text:p><text:s/>&gt; Combined A = ABCD&lt;BEL&gt;&lt;BS&gt;&lt;TAB&gt;XYZ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trol chars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Open [Windows &gt; Settings &gt; Personalization &gt; Designs]</text:p>
          </table:table-cell>
          <table:table-cell/>
          <table:table-cell office:value-type="string" calcext:value-type="string">
            <text:p>Test case could be automated, except for settings chan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croll down to [Default Beep] / [Standardton Warnsigna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sound to [Windows-Standard.wav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ccept]</text:p>
          </table:table-cell>
          <table:table-cell/>
          <table:table-cell office:value-type="string" calcext:value-type="string">
            <text:p>Keep dialog open for restoring settings further below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both terminals, enable [Beep on bel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sending terminal, link to [YAT - Test - YAT.Domain.Terminal.yacp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enable [Show Time Stamp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Send combined A</text:p>
          </table:table-cell>
          <table:table-cell office:value-type="string" calcext:value-type="string">
            <text:p>Beep(s) (one on each terminal)</text:p>
            <text:p><text:span text:style-name="T3">(&lt;TS&gt;)</text:span><text:span text:style-name="T4"> </text:span><text:span text:style-name="T5">ABC</text:span><text:span text:style-name="T6">&lt;BEL&gt;</text:span><text:span text:style-name="T5">XYZ</text:span></text:p>
          </table:table-cell>
          <table:table-cell office:value-type="string" calcext:value-type="string">
            <text:p>Windows doesn't beep that quickly after each other</text:p>
            <text:p>&lt;BS&gt; must remove D, not &lt;BEL&gt;!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11">&lt;BEL&gt;</text:span><text:span text:style-name="T12"> </text:span><text:span text:style-name="T9">58h</text:span><text:span text:style-name="T10"> </text:span><text:span text:style-name="T9">59h</text:span><text:span text:style-name="T10"> </text:span><text:span text:style-name="T9">5Ah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A</text:span><text:span text:style-name="T10"> </text:span><text:span text:style-name="T9">B</text:span><text:span text:style-name="T10"> </text:span><text:span text:style-name="T9">C</text:span><text:span text:style-name="T10"> </text:span><text:span text:style-name="T11">&lt;BEL&gt;</text:span><text:span text:style-name="T12"> </text:span><text:span text:style-name="T9">X</text:span><text:span text:style-name="T10"> </text:span><text:span text:style-name="T9">Y</text:span><text:span text:style-name="T10"> </text:span><text:span text:style-name="T9">Z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ABC</text:span><text:span text:style-name="T13">&lt;BEL&gt;</text:span><text:span text:style-name="T9">XYZ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Send combined B</text:p>
          </table:table-cell>
          <table:table-cell office:value-type="string" calcext:value-type="string">
            <text:p>Beep(s) (one on each terminal)</text:p>
            <text:p><text:span text:style-name="T14">(&lt;TS&gt;)</text:span><text:span text:style-name="T15"> </text:span><text:span text:style-name="T16">ABCD</text:span><text:span text:style-name="T17">&lt;BEL&gt;</text:span><text:span text:style-name="T16">XYZ</text:span></text:p>
          </table:table-cell>
          <table:table-cell office:value-type="string" calcext:value-type="string">
            <text:p><text:span text:style-name="T1">Windows doesn't beep that quickly after each other</text:span></text:p>
            <text:p>&lt;BS&gt; must remove &lt;TAB&gt;, neither &lt;BEL&gt; nor D!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9">44h</text:span><text:span text:style-name="T10"> </text:span><text:span text:style-name="T11">&lt;BEL&gt;</text:span><text:span text:style-name="T12"> </text:span><text:span text:style-name="T9">58h</text:span><text:span text:style-name="T10"> </text:span><text:span text:style-name="T9">59h</text:span><text:span text:style-name="T10"> </text:span><text:span text:style-name="T9">5Ah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A</text:span><text:span text:style-name="T10"> </text:span><text:span text:style-name="T9">B</text:span><text:span text:style-name="T10"> </text:span><text:span text:style-name="T9">C</text:span><text:span text:style-name="T10"> </text:span><text:span text:style-name="T9">D</text:span><text:span text:style-name="T10"> </text:span><text:span text:style-name="T11">&lt;BEL&gt;</text:span><text:span text:style-name="T12"> </text:span><text:span text:style-name="T9">X</text:span><text:span text:style-name="T10"> </text:span><text:span text:style-name="T9">Y</text:span><text:span text:style-name="T10"> </text:span><text:span text:style-name="T9">Z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ABCD</text:span><text:span text:style-name="T13">&lt;BEL&gt;</text:span><text:span text:style-name="T9">XYZ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partial line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ABCDEF</text:span>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end backspace 8 x</text:p>
          </table:table-cell>
          <table:table-cell table:style-name="ce58" office:value-type="string" calcext:value-type="string">
            <text:p><text:span text:style-name="T18">(&lt;TS&gt;)</text:span><text:span text:style-name="T19"> </text:span><text:span text:style-name="T20">ABCDE</text:span></text:p>
            <text:p><text:span text:style-name="T18">(&lt;TS&gt;)</text:span><text:span text:style-name="T19"> </text:span><text:span text:style-name="T20">ABCD</text:span></text:p>
            <text:p><text:span text:style-name="T18">(&lt;TS&gt;)</text:span><text:span text:style-name="T19"> </text:span><text:span text:style-name="T20">ABC</text:span></text:p>
            <text:p><text:span text:style-name="T18">(&lt;TS&gt;)</text:span><text:span text:style-name="T19"> </text:span><text:span text:style-name="T20">AB</text:span></text:p>
            <text:p><text:span text:style-name="T18">(&lt;TS&gt;)</text:span><text:span text:style-name="T19"> </text:span><text:span text:style-name="T20">A</text:span></text:p>
            <text:p><text:span text:style-name="T18">(&lt;TS&gt;)</text:span><text:span text:style-name="T19"> </text:span></text:p>
            <text:p><text:span text:style-name="T18">(&lt;TS&gt;)</text:span><text:span text:style-name="T19"> </text:span></text:p>
          </table:table-cell>
          <table:table-cell office:value-type="string" calcext:value-type="string">
            <text:p/>
            <text:p/>
            <text:p/>
            <text:p/>
            <text:p>Even now, time stamp must not chan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partial line again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ABCDEF</text:span></text:p>
          </table:table-cell>
          <table:table-cell office:value-type="string" calcext:value-type="string">
            <text:p>Still same time stamp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Send backspace 8 x</text:p>
          </table:table-cell>
          <table:table-cell table:style-name="ce58" office:value-type="string" calcext:value-type="string">
            <text:p><text:span text:style-name="T18">(&lt;TS&gt;)</text:span><text:span text:style-name="T19"> </text:span><text:span text:style-name="T20">ABCDE</text:span></text:p>
            <text:p><text:span text:style-name="T18">(&lt;TS&gt;)</text:span><text:span text:style-name="T19"> </text:span><text:span text:style-name="T20">ABCD</text:span></text:p>
            <text:p><text:span text:style-name="T18">(&lt;TS&gt;)</text:span><text:span text:style-name="T19"> </text:span><text:span text:style-name="T20">ABC</text:span></text:p>
            <text:p><text:span text:style-name="T18">(&lt;TS&gt;)</text:span><text:span text:style-name="T19"> </text:span><text:span text:style-name="T20">AB</text:span></text:p>
            <text:p><text:span text:style-name="T18">(&lt;TS&gt;)</text:span><text:span text:style-name="T19"> </text:span><text:span text:style-name="T20">A</text:span></text:p>
            <text:p><text:span text:style-name="T18">(&lt;TS&gt;)</text:span><text:span text:style-name="T19"> </text:span></text:p>
            <text:p><text:span text:style-name="T18">(&lt;TS&gt;)</text:span><text:span text:style-name="T19"> 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place</text:p>
          </table:table-cell>
          <table:table-cell office:value-type="string" calcext:value-type="string">
            <text:p>In receiving terminal, enable [Settings... &gt; Advanced... &gt; ASCII &gt; Also replace x 2]</text:p>
            <text:p>Confim</text:p>
          </table:table-cell>
          <table:table-cell table:style-name="ce62" office:value-type="string" calcext:value-type="string">
            <text:p><text:span text:style-name="T14">(&lt;TS&gt;)</text:span><text:span text:style-name="T15"> </text:span><text:span text:style-name="T16">ABCDEF</text:span><text:span text:style-name="T17">&lt;BS&gt;&lt;BS&gt;&lt;BS&gt;&lt;BS&gt;&lt;BS&gt;&lt;BS&gt;&lt;BS&gt;&lt;BS&gt;</text:span><text:span text:style-name="T16">ABCDEF</text:span><text:span text:style-name="T17">&lt;BS&gt;&lt;BS&gt;&lt;BS&gt;&lt;BS&gt;&lt;BS&gt;&lt;BS&gt;&lt;BS&gt;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<text:span text:style-name="T1">In receiving terminal, disable [Settings... &gt; Advanced... &gt; ASCII &gt; Also r</text:span>eplace x 2]</text:p>
            <text:p>Confim</text:p>
          </table:table-cell>
          <table:table-cell table:style-name="ce62" office:value-type="string" calcext:value-type="string">
            <text:p><text:span text:style-name="T14">(&lt;TS&gt;)</text:span><text:span text:style-name="T15"> </text:span>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Show Length (Char Count)</text:p>
          </table:table-cell>
          <table:table-cell table:style-name="ce62"/>
          <table:table-cell table:number-columns-repeated="1019"/>
        </table:table-row>
        <table:table-row table:style-name="ro1">
          <table:table-cell table:number-columns-repeated="4"/>
          <table:table-cell table:style-name="ce6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nconfirmend EOL</text:p>
          </table:table-cell>
          <table:table-cell office:value-type="string" calcext:value-type="string">
            <text:p>Send A&lt;CR&gt; [Ctrl+Enter]</text:p>
          </table:table-cell>
          <table:table-cell table:style-name="ce63" office:value-type="string" calcext:value-type="string">
            <text:p><text:span text:style-name="T14">(&lt;TS&gt;)</text:span><text:span text:style-name="T15"> </text:span><text:span text:style-name="T16">A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B&lt;LF&gt;C [Ctrl+Enter]</text:p>
          </table:table-cell>
          <table:table-cell table:style-name="ce63" office:value-type="string" calcext:value-type="string">
            <text:p><text:span text:style-name="T14">(&lt;TS&gt;)</text:span><text:span text:style-name="T15"> </text:span><text:span text:style-name="T16">A</text:span><text:span text:style-name="T17">&lt;CR&gt;</text:span><text:span text:style-name="T16">B</text:span><text:span text:style-name="T17">&lt;LF&gt;</text:span><text:span text:style-name="T16">C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empty [Enter] (EOL)</text:p>
          </table:table-cell>
          <table:table-cell table:style-name="ce63" office:value-type="string" calcext:value-type="string">
            <text:p><text:span text:style-name="T14">(&lt;TS&gt;)</text:span><text:span text:style-name="T15"> </text:span><text:span text:style-name="T16">A</text:span><text:span text:style-name="T17">&lt;CR&gt;</text:span><text:span text:style-name="T16">B</text:span><text:span text:style-name="T17">&lt;LF&gt;</text:span><text:span text:style-name="T16">C</text:span><text:span text:style-name="T21"> </text:span><text:span text:style-name="T22">(5)</text:span>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2" office:value-type="string" calcext:value-type="string">
            <text:p><text:span text:style-name="T14">(&lt;TS&gt;)</text:span><text:span text:style-name="T15"> </text:span><text:span text:style-name="T16">A</text:span><text:span text:style-name="T21"> </text:span><text:span text:style-name="T23">&lt;CR&gt;</text:span><text:span text:style-name="T24"> </text:span><text:span text:style-name="T16">B</text:span><text:span text:style-name="T21"> </text:span><text:span text:style-name="T23">&lt;LF&gt;</text:span><text:span text:style-name="T24"> </text:span><text:span text:style-name="T16">C</text:span><text:span text:style-name="T21"> </text:span><text:span text:style-name="T22">(5)</text:span></text:p>
            <text:p><text:span text:style-name="T25">Separators !!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62" office:value-type="string" calcext:value-type="string">
            <text:p><text:span text:style-name="T14">(&lt;TS&gt;)</text:span><text:span text:style-name="T15"> </text:span><text:span text:style-name="T16">41h</text:span><text:span text:style-name="T21"> </text:span><text:span text:style-name="T23">&lt;CR&gt;</text:span><text:span text:style-name="T24"> </text:span><text:span text:style-name="T16">42h</text:span><text:span text:style-name="T21"> </text:span><text:span text:style-name="T23">&lt;LF&gt;</text:span><text:span text:style-name="T24"> </text:span><text:span text:style-name="T16">43h</text:span><text:span text:style-name="T21"> </text:span><text:span text:style-name="T22">(5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table:style-name="ce63" office:value-type="string" calcext:value-type="string">
            <text:p><text:span text:style-name="T14">(&lt;TS&gt;)</text:span><text:span text:style-name="T15"> </text:span><text:span text:style-name="T16">A</text:span><text:span text:style-name="T17">&lt;CR&gt;</text:span><text:span text:style-name="T16">B</text:span><text:span text:style-name="T17">&lt;LF&gt;</text:span><text:span text:style-name="T16">C</text:span><text:span text:style-name="T21"> </text:span><text:span text:style-name="T22">(5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EOL</text:p>
          </table:table-cell>
          <table:table-cell table:style-name="ce63" office:value-type="string" calcext:value-type="string">
            <text:p><text:span text:style-name="T14">(&lt;TS&gt;)</text:span><text:span text:style-name="T15"> </text:span><text:span text:style-name="T16">A</text:span><text:span text:style-name="T17">&lt;CR&gt;</text:span><text:span text:style-name="T16">B</text:span><text:span text:style-name="T17">&lt;LF&gt;</text:span><text:span text:style-name="T16">C</text:span><text:span text:style-name="T17">&lt;CR&gt;&lt;LF&gt;</text:span><text:span text:style-name="T24"> </text:span><text:span text:style-name="T22">(7)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Open [Windows &gt; Settings &gt; Personalization &gt; Design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vert [Default Beep] / [Standardton Warnsigna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ength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... &gt; Break lines after] = 4 chars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9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&lt;8 lines...&gt; [A] [AB] ...</text:p>
          </table:table-cell>
          <table:table-cell office:value-type="string" calcext:value-type="string">
            <text:p><text:span text:style-name="T26">A</text:span></text:p>
            <text:p><text:span text:style-name="T26">AB</text:span></text:p>
            <text:p><text:span text:style-name="T26">ABC</text:span></text:p>
            <text:p><text:span text:style-name="T26">ABCD</text:span></text:p>
            <text:p><text:span text:style-name="T26">ABCD</text:span></text:p>
            <text:p><text:span text:style-name="T26">E</text:span></text:p>
            <text:p><text:span text:style-name="T26">ABCD</text:span></text:p>
            <text:p><text:span text:style-name="T26">EF</text:span></text:p>
            <text:p><text:span text:style-name="T26">ABCD</text:span></text:p>
            <text:p><text:span text:style-name="T26">EFG</text:span></text:p>
            <text:p><text:span text:style-name="T26">ABCD</text:span></text:p>
            <text:p><text:span text:style-name="T26">EFGH</text:span>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office:value-type="string" calcext:value-type="string">
            <text:p><text:span text:style-name="T26">A</text:span><text:span text:style-name="T21"> </text:span><text:span text:style-name="T22">(1)</text:span></text:p>
            <text:p><text:span text:style-name="T26">AB</text:span><text:span text:style-name="T21"> </text:span><text:span text:style-name="T22">(2)</text:span></text:p>
            <text:p><text:span text:style-name="T26">ABC</text:span><text:span text:style-name="T21"> </text:span><text:span text:style-name="T22">(3)</text:span></text:p>
            <text:p><text:span text:style-name="T26">ABCD</text:span><text:span text:style-name="T21"> </text:span><text:span text:style-name="T22">(4)</text:span></text:p>
            <text:p><text:span text:style-name="T26">ABCD</text:span><text:span text:style-name="T21"> </text:span><text:span text:style-name="T22">(4)</text:span></text:p>
            <text:p><text:span text:style-name="T26">E</text:span><text:span text:style-name="T21"> </text:span><text:span text:style-name="T22">(1)</text:span></text:p>
            <text:p><text:span text:style-name="T26">ABCD</text:span><text:span text:style-name="T21"> </text:span><text:span text:style-name="T22">(4)</text:span></text:p>
            <text:p><text:span text:style-name="T26">EF</text:span><text:span text:style-name="T21"> </text:span><text:span text:style-name="T22">(2)</text:span></text:p>
            <text:p><text:span text:style-name="T26">ABCD</text:span><text:span text:style-name="T21"> </text:span><text:span text:style-name="T22">(4)</text:span></text:p>
            <text:p><text:span text:style-name="T26">EFG</text:span><text:span text:style-name="T21"> </text:span><text:span text:style-name="T22">(3)</text:span></text:p>
            <text:p><text:span text:style-name="T26">ABCD</text:span><text:span text:style-name="T21"> </text:span><text:span text:style-name="T22">(4)</text:span></text:p>
            <text:p><text:span text:style-name="T26">EFGH</text:span><text:span text:style-name="T21"> </text:span><text:span text:style-name="T22">(4)</text:span></text:p>
          </table:table-cell>
          <table:table-cell office:value-type="string" calcext:value-type="string">
            <text:p/>
            <text:p/>
            <text:p>Empty lines with EOL chars only must not be shown.</text:p>
          </table:table-cell>
          <table:table-cell table:number-columns-repeated="1018"/>
        </table:table-row>
        <table:table-row table:style-name="ro10">
          <table:table-cell table:number-columns-repeated="3"/>
          <table:table-cell office:value-type="string" calcext:value-type="string">
            <text:p>In receiving terminal, enable [Show EOL]</text:p>
          </table:table-cell>
          <table:table-cell office:value-type="string" calcext:value-type="string">
            <text:p><text:span text:style-name="T26">A</text:span><text:span text:style-name="T27">&lt;CR&gt;&lt;LF&gt;</text:span><text:span text:style-name="T24"> </text:span><text:span text:style-name="T22">(3)</text:span></text:p>
            <text:p><text:span text:style-name="T26">AB</text:span><text:span text:style-name="T27">&lt;CR&gt;&lt;LF&gt;</text:span><text:span text:style-name="T24"> </text:span><text:span text:style-name="T22">(4)</text:span></text:p>
            <text:p><text:span text:style-name="T26">ABC</text:span><text:span text:style-name="T27">&lt;CR&gt;</text:span><text:span text:style-name="T24"> </text:span><text:span text:style-name="T22">(4)</text:span></text:p>
            <text:p><text:span text:style-name="T28">&lt;LF&gt;</text:span><text:span text:style-name="T29"> </text:span><text:span text:style-name="T30">(1)</text:span></text:p>
            <text:p><text:span text:style-name="T26">ABCD</text:span><text:span text:style-name="T21"> </text:span><text:span text:style-name="T22">(4)</text:span></text:p>
            <text:p><text:span text:style-name="T28">&lt;CR&gt;&lt;LF&gt;</text:span><text:span text:style-name="T29"> </text:span><text:span text:style-name="T30">(2)</text:span></text:p>
            <text:p><text:span text:style-name="T26">ABCD</text:span><text:span text:style-name="T21"> </text:span><text:span text:style-name="T22">(4)</text:span></text:p>
            <text:p><text:span text:style-name="T26">E</text:span><text:span text:style-name="T27">&lt;CR&gt;&lt;LF&gt;</text:span><text:span text:style-name="T24"> </text:span><text:span text:style-name="T22">(3)</text:span></text:p>
            <text:p><text:span text:style-name="T26">ABCD</text:span><text:span text:style-name="T21"> </text:span><text:span text:style-name="T22">(4)</text:span></text:p>
            <text:p><text:span text:style-name="T26">EF</text:span><text:span text:style-name="T27">&lt;CR&gt;&lt;LF&gt;</text:span><text:span text:style-name="T24"> </text:span><text:span text:style-name="T22">(4)</text:span></text:p>
            <text:p><text:span text:style-name="T26">ABCD</text:span><text:span text:style-name="T21"> </text:span><text:span text:style-name="T22">(4)</text:span></text:p>
            <text:p><text:span text:style-name="T26">EFG</text:span><text:span text:style-name="T27">&lt;CR&gt;</text:span><text:span text:style-name="T24"> </text:span><text:span text:style-name="T22">(4)</text:span></text:p>
            <text:p><text:span text:style-name="T28">&lt;LF&gt;</text:span><text:span text:style-name="T29"> </text:span><text:span text:style-name="T30">(1)</text:span></text:p>
            <text:p><text:span text:style-name="T26">ABCD</text:span><text:span text:style-name="T21"> </text:span><text:span text:style-name="T22">(4)</text:span></text:p>
            <text:p><text:span text:style-name="T26">EFGH</text:span><text:span text:style-name="T21"> </text:span><text:span text:style-name="T22">(4)</text:span></text:p>
            <text:p><text:span text:style-name="T28">&lt;CR&gt;&lt;LF&gt;</text:span><text:span text:style-name="T29"> </text:span><text:span text:style-name="T30">(2)</text:span></text:p>
          </table:table-cell>
          <table:table-cell office:value-type="string" calcext:value-type="string">
            <text:p/>
            <text:p/>
            <text:p>Empty lines with EOL chars only must be shown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Chunk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after]</text:span></text:p>
            <text:p>In receiving terminal, enable [Settings... &gt; Text... &gt; Break lines on every chunk]</text:p>
            <text:p>Confirm</text:p>
          </table:table-cell>
          <table:table-cell office:value-type="string" calcext:value-type="string">
            <text:p>Arbitrary more or less complete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<text:span text:style-name="T1">In receiving terminal, disable [Settings... &gt; Text... &gt; Break lines on every chunk</text:span>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disable all [Show...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... &gt; Break lines after timeout of]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1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\!(EOL)AB\!(Delay(1000))ABC</text:p>
          </table:table-cell>
          <table:table-cell table:style-name="ce66" office:value-type="string" calcext:value-type="string">
            <text:p>A</text:p>
            <text:p>AB</text:p>
            <text:p>ABC</text:p>
          </table:table-cell>
          <table:table-cell office:value-type="string" calcext:value-type="string">
            <text:p>Predefined in [YAT - Test - YAT.Domain.Terminal.yacp]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table:style-name="ce66" office:value-type="string" calcext:value-type="string">
            <text:p><text:span text:style-name="T26">A</text:span><text:span text:style-name="T21"> </text:span><text:span text:style-name="T22">(1)</text:span></text:p>
            <text:p><text:span text:style-name="T26">AB</text:span><text:span text:style-name="T21"> </text:span><text:span text:style-name="T22">(2)</text:span></text:p>
            <text:p><text:span text:style-name="T26">ABC</text:span><text:span text:style-name="T21"> </text:span><text:span text:style-name="T22">(3)</text:span></text:p>
          </table:table-cell>
          <table:table-cell table:number-columns-repeated="1019"/>
        </table:table-row>
        <table:table-row table:style-name="ro11">
          <table:table-cell table:number-columns-repeated="3"/>
          <table:table-cell office:value-type="string" calcext:value-type="string">
            <text:p>In receiving terminal, enable [Show EOL]</text:p>
          </table:table-cell>
          <table:table-cell table:style-name="ce66" office:value-type="string" calcext:value-type="string">
            <text:p><text:span text:style-name="T26">A</text:span><text:span text:style-name="T27">&lt;CR&gt;&lt;LF&gt;</text:span><text:span text:style-name="T24"> </text:span><text:span text:style-name="T22">(3)</text:span></text:p>
            <text:p><text:span text:style-name="T26">AB</text:span><text:span text:style-name="T21"> </text:span><text:span text:style-name="T22">(2)</text:span></text:p>
            <text:p><text:span text:style-name="T26">ABC</text:span><text:span text:style-name="T27">&lt;CR&gt;&lt;LF&gt;</text:span><text:span text:style-name="T24"> </text:span><text:span text:style-name="T22">(5)</text:span></text:p>
          </table:table-cell>
          <table:table-cell table:number-columns-repeated="1019"/>
        </table:table-row>
        <table:table-row table:style-name="ro12">
          <table:table-cell table:number-columns-repeated="3"/>
          <table:table-cell office:value-type="string" calcext:value-type="string">
            <text:p>In sending terminal, send:</text:p>
            <text:p>ABCD\!(NoEOL)</text:p>
          </table:table-cell>
          <table:table-cell table:style-name="ce66" office:value-type="string" calcext:value-type="string">
            <text:p><text:span text:style-name="T26">A</text:span><text:span text:style-name="T27">&lt;CR&gt;&lt;LF&gt;</text:span><text:span text:style-name="T24"> </text:span><text:span text:style-name="T22">(3)</text:span></text:p>
            <text:p><text:span text:style-name="T26">AB</text:span><text:span text:style-name="T21"> </text:span><text:span text:style-name="T22">(2)</text:span></text:p>
            <text:p><text:span text:style-name="T26">ABC</text:span><text:span text:style-name="T27">&lt;CR&gt;&lt;LF&gt;</text:span><text:span text:style-name="T24"> </text:span><text:span text:style-name="T22">(5)</text:span></text:p>
            <text:p><text:span text:style-name="T26">ABCD</text:span><text:span text:style-name="T21"> </text:span><text:span text:style-name="T22">(4)</text:span></text:p>
          </table:table-cell>
          <table:table-cell office:value-type="string" calcext:value-type="string">
            <text:p/>
            <text:p/>
            <text:p><text:span text:style-name="T3">(4) </text:span>has to be appended after timeout of 500 ms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6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Unconfirmend EOL</text:p>
          </table:table-cell>
          <table:table-cell office:value-type="string" calcext:value-type="string">
            <text:p>In sending terminal, send:</text:p>
            <text:p>A&lt;CR&gt;\!(Delay(1000))B</text:p>
          </table:table-cell>
          <table:table-cell table:style-name="ce66" office:value-type="string" calcext:value-type="string">
            <text:p><text:span text:style-name="T26">A</text:span><text:span text:style-name="T21"> </text:span><text:span text:style-name="T22">(1)</text:span></text:p>
            <text:p><text:span text:style-name="T28">&lt;CR&gt;</text:span><text:span text:style-name="T31">B</text:span><text:span text:style-name="T21"> </text:span><text:span text:style-name="T22">(2)</text:span></text:p>
          </table:table-cell>
          <table:table-cell office:value-type="string" calcext:value-type="string">
            <text:p><text:span text:style-name="T70">&lt;CR&gt;</text:span> can only be determined as non-EOL on next character,</text:p>
            <text:p>thus it is prepended to the next line. Not perfect, but good enough.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3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In receiving terminal, disable [Settings... &gt; Text... &gt; Break lines after timeout o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disable all [Show...], except [Show EOL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scapes</text:p>
          </table:table-cell>
          <table:table-cell office:value-type="string" calcext:value-type="string">
            <text:p>Send valid</text:p>
          </table:table-cell>
          <table:table-cell office:value-type="string" calcext:value-type="string">
            <text:p>Send \h(40)</text:p>
          </table:table-cell>
          <table:table-cell table:style-name="ce66" office:value-type="string" calcext:value-type="string">
            <text:p><text:span text:style-name="T32">@</text:span><text:span text:style-name="T33">&lt;CR&gt;&lt;LF&gt;</text:span></text:p>
          </table:table-cell>
          <table:table-cell office:value-type="string" calcext:value-type="string">
            <text:p>Not contained in [YAT - Test - YAT.Domain.Terminal.yacp]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66" office:value-type="string" calcext:value-type="string">
            <text:p><text:span text:style-name="T32">@</text:span><text:span text:style-name="T33">&lt;CR&gt;&lt;LF&gt;</text:span></text:p>
          </table:table-cell>
          <table:table-cell office:value-type="string" calcext:value-type="string">
            <text:p>since invalid text cannot be entered into predefin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68" office:value-type="string" calcext:value-type="string">
            <text:p>&lt;EOT&gt;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68" office:value-type="string" calcext:value-type="string">
            <text:p>&lt;CR&gt;&lt;LF&gt;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n sending terminal, disable [Escapes on [SendText]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nd valid</text:p>
          </table:table-cell>
          <table:table-cell office:value-type="string" calcext:value-type="string">
            <text:p>Send \h</text:p>
          </table:table-cell>
          <table:table-cell table:style-name="ce69" office:value-type="string" calcext:value-type="string">
            <text:p><text:span text:style-name="T26">\h</text:span><text:span text:style-name="T27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69" office:value-type="string" calcext:value-type="string">
            <text:p><text:span text:style-name="T26">\h(</text:span><text:span text:style-name="T27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70" office:value-type="string" calcext:value-type="string">
            <text:p><text:span text:style-name="T26">\h(4</text:span><text:span text:style-name="T27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70" office:value-type="string" calcext:value-type="string">
            <text:p><text:span text:style-name="T26">\h(40</text:span><text:span text:style-name="T27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0)</text:p>
          </table:table-cell>
          <table:table-cell table:style-name="ce70" office:value-type="string" calcext:value-type="string">
            <text:p><text:span text:style-name="T26">\h(40)</text:span><text:span text:style-name="T27">&lt;CR&gt;&lt;LF&gt;</text:span>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6"/>
          <table:table-cell table:number-columns-repeated="1019"/>
        </table:table-row>
        <table:table-row table:style-name="ro1">
          <table:table-cell table:number-columns-repeated="3"/>
          <table:table-cell table:style-name="ce60" office:value-type="string" calcext:value-type="string">
            <text:p>Enable [Use Explicit Default Radix]</text:p>
          </table:table-cell>
          <table:table-cell table:style-name="ce66"/>
          <table:table-cell table:number-columns-repeated="1019"/>
        </table:table-row>
        <table:table-row table:style-name="ro4">
          <table:table-cell table:number-columns-repeated="3"/>
          <table:table-cell table:style-name="ce60" office:value-type="string" calcext:value-type="string">
            <text:p>In sending terminal, enable [Escapes on [SendText]] again</text:p>
          </table:table-cell>
          <table:table-cell table:style-name="ce66"/>
          <table:table-cell office:value-type="string" calcext:value-type="string">
            <text:p><text:span text:style-name="T1">Sending "\h" which was fine without escapes will now lead to an error (bug #469).</text:span></text:p>
            <text:p>Either, clear text, or, escapes have to be disabled first and then fix text.</text:p>
            <text:p><text:span text:style-name="T1">Changing the text to e.g. valid "\h(40)" will still result in an error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60" office:value-type="string" calcext:value-type="string">
            <text:p>Repeat the above sequence</text:p>
          </table:table-cell>
          <table:table-cell table:style-name="ce66"/>
          <table:table-cell table:number-columns-repeated="1019"/>
        </table:table-row>
        <table:table-row table:style-name="ro1">
          <table:table-cell table:number-columns-repeated="3"/>
          <table:table-cell table:style-name="ce60" office:value-type="string" calcext:value-type="string">
            <text:p>In sending terminal, change default radix to [Hex]</text:p>
          </table:table-cell>
          <table:table-cell table:style-name="ce66"/>
          <table:table-cell table:number-columns-repeated="1019"/>
        </table:table-row>
        <table:table-row table:style-name="ro1">
          <table:table-cell table:number-columns-repeated="3"/>
          <table:table-cell table:style-name="ce60" office:value-type="string" calcext:value-type="string">
            <text:p>Repeat the above sequence</text:p>
          </table:table-cell>
          <table:table-cell table:style-name="ce66"/>
          <table:table-cell table:number-columns-repeated="1019"/>
        </table:table-row>
        <table:table-row table:style-name="ro1">
          <table:table-cell table:number-columns-repeated="3"/>
          <table:table-cell table:style-name="ce60"/>
          <table:table-cell table:style-name="ce66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croll around the recent commands</text:p>
          </table:table-cell>
          <table:table-cell office:value-type="string" calcext:value-type="string">
            <text:p>Matching { Radix Text } pairs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isable [Use Explicit Default Radix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hutdown on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 by top-right [x]</text:p>
          </table:table-cell>
          <table:table-cell office:value-type="string" calcext:value-type="string">
            <text:p>Error message, no exi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\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Exi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Empty lines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:</text:p>
            <text:p>  A: Defaults + Show (Time Stamp + Direction + Length) + Show Counts</text:p>
            <text:p><text:span text:style-name="T1">  B: Hide 0x00 + Show (Time Stamp + Direction + </text:span>Length) + Show Count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A &gt; B</text:p>
            <text:p>B &gt; A</text:p>
          </table:table-cell>
          <table:table-cell office:value-type="string" calcext:value-type="string">
            <text:p><text:span text:style-name="T1">A [Enter]</text:span></text:p>
            <text:p><text:span text:style-name="T1">B [Enter]</text:span></text:p>
          </table:table-cell>
          <table:table-cell table:style-name="ce6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5">A</text:span><text:span text:style-name="T21"> </text:span><text:span text:style-name="T22">(1)</text:span></text:p>
            <text:p><text:span text:style-name="T3">(&lt;TS&gt;)</text:span><text:span text:style-name="T4"> </text:span><text:span text:style-name="T34">(&gt;&gt;)</text:span><text:span text:style-name="T4"> </text:span><text:span text:style-name="T5">B</text:span><text:span text:style-name="T36"> </text:span><text:span text:style-name="T37">(1)</text:span></text:p>
          </table:table-cell>
          <table:table-cell table:style-name="ce62" office:value-type="string" calcext:value-type="string">
            <text:p><text:span text:style-name="T3">(&lt;TS&gt;)</text:span><text:span text:style-name="T4"> </text:span><text:span text:style-name="T34">(&gt;&gt;)</text:span><text:span text:style-name="T4"> </text:span><text:span text:style-name="T5">A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B</text:span><text:span text:style-name="T36"> </text:span><text:span text:style-name="T37">(1)</text:span></text:p>
          </table:table-cell>
          <table:table-cell table:number-columns-repeated="1018"/>
        </table:table-row>
        <table:table-row table:style-name="ro13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7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36"> </text:span><text:span text:style-name="T37">(1)</text:span></text:p>
            <text:p><text:span text:style-name="T3">(&lt;TS&gt;)</text:span><text:span text:style-name="T4"> </text:span><text:span text:style-name="T34">(&gt;&gt;)</text:span><text:span text:style-name="T4"> </text:span><text:span text:style-name="T5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 </text:span><text:span text:style-name="T39">&lt;NUL&gt;</text:span></text:p>
            <text:p><text:span text:style-name="T25">No length yet !!</text:span></text:p>
            <text:p><text:span text:style-name="T25">...because line is not complete yet.</text:span></text:p>
          </table:table-cell>
          <table:table-cell table:style-name="ce61" office:value-type="string" calcext:value-type="string">
            <text:p><text:span text:style-name="T3">(&lt;TS&gt;)</text:span><text:span text:style-name="T4"> </text:span><text:span text:style-name="T34">(&gt;&gt;)</text:span><text:span text:style-name="T4"> </text:span><text:span text:style-name="T5">A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B</text:span><text:span text:style-name="T36"> </text:span><text:span text:style-name="T37">(1)</text:span></text:p>
            <text:p><text:span text:style-name="T3">(&lt;TS&gt;</text:span><text:span text:style-name="T41">)</text:span><text:span text:style-name="T47"> </text:span><text:span text:style-name="T48">(&gt;&gt;)</text:span><text:span text:style-name="T49"> </text:span></text:p>
            <text:p><text:span text:style-name="T25">No length yet !!</text:span></text:p>
            <text:p><text:span text:style-name="T25">...because line is not complete yet.</text:span></text:p>
          </table:table-cell>
          <table:table-cell table:number-columns-repeated="1018"/>
        </table:table-row>
        <table:table-row table:style-name="ro13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36"> </text:span><text:span text:style-name="T37">(1)</text:span></text:p>
            <text:p><text:span text:style-name="T3">(&lt;TS&gt;)</text:span><text:span text:style-name="T4"> </text:span><text:span text:style-name="T34">(&gt;&gt;)</text:span><text:span text:style-name="T4"> </text:span><text:span text:style-name="T5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34">(&gt;&gt;)</text:span><text:span text:style-name="T4"> </text:span><text:span text:style-name="T5">A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No empty line for hidden 0x00 !!</text:p>
            <text:p>Time stamp gets updated !!</text:p>
          </table:table-cell>
          <table:table-cell table:number-columns-repeated="1018"/>
        </table:table-row>
        <table:table-row table:style-name="ro14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6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36"> </text:span><text:span text:style-name="T37">(1)</text:span></text:p>
            <text:p><text:span text:style-name="T3">(&lt;TS&gt;)</text:span><text:span text:style-name="T4"> </text:span><text:span text:style-name="T34">(&gt;&gt;)</text:span><text:span text:style-name="T4"> </text:span><text:span text:style-name="T5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</text:span><text:span text:style-name="T41">)</text:span><text:span text:style-name="T42"> </text:span><text:span text:style-name="T43">(&lt;&lt;)</text:span><text:span text:style-name="T8">  </text:span><text:span text:style-name="T44">(0)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34">(&gt;&gt;)</text:span><text:span text:style-name="T4"> </text:span><text:span text:style-name="T5">A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Intended empty line B &gt; A must be shown !!</text:p>
            <text:p>Resulting empty line A &gt; B must also be shown !!</text:p>
            <text:p><text:span text:style-name="T1">...because there is no empty line for hidden 0x00 yet.</text:span></text:p>
          </table:table-cell>
          <table:table-cell table:number-columns-repeated="1018"/>
        </table:table-row>
        <table:table-row table:style-name="ro15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6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36"> </text:span><text:span text:style-name="T37">(1)</text:span></text:p>
            <text:p><text:span text:style-name="T3">(&lt;TS&gt;)</text:span><text:span text:style-name="T4"> </text:span><text:span text:style-name="T34">(&gt;&gt;)</text:span><text:span text:style-name="T4"> </text:span><text:span text:style-name="T5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</text:span><text:span text:style-name="T41">)</text:span><text:span text:style-name="T42"> </text:span><text:span text:style-name="T43">(&lt;&lt;)</text:span><text:span text:style-name="T45">  </text:span><text:span text:style-name="T46">(0)</text:span></text:p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16">OK</text:span><text:span text:style-name="T21"> </text:span><text:span text:style-name="T22">(2)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34">(&gt;&gt;)</text:span><text:span text:style-name="T4"> </text:span><text:span text:style-name="T5">A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<text:span text:style-name="T3">(&lt;TS&gt;)</text:span><text:span text:style-name="T4"> </text:span><text:span text:style-name="T34">(&lt;&lt;)</text:span><text:span text:style-name="T4"> </text:span><text:span text:style-name="T38">OK</text:span><text:span text:style-name="T36"> </text:span><text:span text:style-name="T37">(2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L]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71" office:value-type="string" calcext:value-type="string">
            <text:p><text:span text:style-name="T3">(&lt;TS&gt;)</text:span><text:span text:style-name="T4"> </text:span><text:span text:style-name="T34">(&lt;&lt;) </text:span><text:span text:style-name="T39">&lt;NUL&gt;</text:span></text:p>
          </table:table-cell>
          <table:table-cell table:style-name="ce61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/text:p>
          </table:table-cell>
          <table:table-cell table:number-columns-repeated="1018"/>
        </table:table-row>
        <table:table-row table:style-name="ro16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</table:table-cell>
          <table:table-cell table:style-name="ce73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</table:table-cell>
          <table:table-cell table:number-columns-repeated="1018"/>
        </table:table-row>
        <table:table-row table:style-name="ro1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  <text:p><text:span text:style-name="T1">\0x00 [Ctrl+Enter]</text:span>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&lt;NUL&gt;</text:span></text:p>
          </table:table-cell>
          <table:table-cell table:style-name="ce73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3">(&lt;TS&gt;)</text:span><text:span text:style-name="T4"> </text:span><text:span text:style-name="T34">(&gt;&gt;)</text:span><text:span text:style-name="T4"> </text:span></text:p>
          </table:table-cell>
          <table:table-cell table:number-columns-repeated="1018"/>
        </table:table-row>
        <table:table-row table:style-name="ro12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&lt;NUL&gt;</text:span><text:span text:style-name="T4"> </text:span><text:span text:style-name="T34">(2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</table:table-cell>
          <table:table-cell table:style-name="ce73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</table:table-cell>
          <table:table-cell table:number-columns-repeated="1018"/>
        </table:table-row>
        <table:table-row table:style-name="ro17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6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&lt;NUL&gt;</text:span><text:span text:style-name="T4"> </text:span><text:span text:style-name="T34">(2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</text:span><text:span text:style-name="T41">)</text:span><text:span text:style-name="T42"> </text:span><text:span text:style-name="T43">(&lt;&lt;)</text:span><text:span text:style-name="T8">  </text:span><text:span text:style-name="T44">(0)</text:span></text:p>
          </table:table-cell>
          <table:table-cell table:style-name="ce73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57">(&lt;TS&gt;)</text:span><text:span text:style-name="T63"> </text:span><text:span text:style-name="T64">(&gt;&gt;)</text:span><text:span text:style-name="T63">  </text:span><text:span text:style-name="T64">(0)</text:span></text:p>
          </table:table-cell>
          <table:table-cell table:number-columns-repeated="1018"/>
        </table:table-row>
        <table:table-row table:style-name="ro15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6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&lt;NUL&gt;</text:span><text:span text:style-name="T4"> </text:span><text:span text:style-name="T34">(2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</text:span><text:span text:style-name="T41">)</text:span><text:span text:style-name="T42"> </text:span><text:span text:style-name="T43">(&lt;&lt;)</text:span><text:span text:style-name="T45">  </text:span><text:span text:style-name="T46">(0)</text:span></text:p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16">OK</text:span><text:span text:style-name="T21"> </text:span><text:span text:style-name="T22">(2)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<text:span text:style-name="T3">(&lt;TS&gt;)</text:span><text:span text:style-name="T4"> </text:span><text:span text:style-name="T34">(&lt;&lt;)</text:span><text:span text:style-name="T4"> </text:span><text:span text:style-name="T38">OK</text:span><text:span text:style-name="T36"> </text:span><text:span text:style-name="T37">(2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L]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&lt;BS&gt; [Ctrl+Enter]</text:p>
          </table:table-cell>
          <table:table-cell table:style-name="ce71" office:value-type="string" calcext:value-type="string">
            <text:p><text:span text:style-name="T3">(&lt;TS&gt;)</text:span><text:span text:style-name="T4"> </text:span><text:span text:style-name="T34">(&lt;&lt;) </text:span></text:p>
          </table:table-cell>
          <table:table-cell table:style-name="ce61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</table:table-cell>
          <table:table-cell table:style-name="ce73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</table:table-cell>
          <table:table-cell table:number-columns-repeated="1018"/>
        </table:table-row>
        <table:table-row table:style-name="ro16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  <text:p><text:span text:style-name="T3">(&lt;TS&gt;)</text:span><text:span text:style-name="T4"> </text:span><text:span text:style-name="T34">(&lt;&lt;)</text:span><text:span text:style-name="T45">  </text:span><text:span text:style-name="T46">(0)</text:span></text:p>
          </table:table-cell>
          <table:table-cell table:style-name="ce73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</table:table-cell>
          <table:table-cell table:number-columns-repeated="1018"/>
        </table:table-row>
        <table:table-row table:style-name="ro1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72" office:value-type="string" calcext:value-type="string"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  <text:p><text:span text:style-name="T3">(&lt;TS&gt;)</text:span><text:span text:style-name="T4"> </text:span><text:span text:style-name="T34">(&lt;&lt;)</text:span><text:span text:style-name="T45">  </text:span><text:span text:style-name="T46">(0)</text:span></text:p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OK</text:span><text:span text:style-name="T51"> </text:span><text:span text:style-name="T52">(2)</text:span></text:p>
          </table:table-cell>
          <table:table-cell table:style-name="ce73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<text:span text:style-name="T3">(&lt;TS&gt;)</text:span><text:span text:style-name="T4"> </text:span><text:span text:style-name="T34">(&lt;&lt;)</text:span><text:span text:style-name="T4"> </text:span><text:span text:style-name="T38">OK</text:span><text:span text:style-name="T36"> </text:span><text:span text:style-name="T37">(2)</text:span>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L]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7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/text:p>
          </table:table-cell>
          <table:table-cell table:style-name="ce61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</text:span></text:p>
          </table:table-cell>
          <table:table-cell table:number-columns-repeated="1018"/>
        </table:table-row>
        <table:table-row table:style-name="ro16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</table:table-cell>
          <table:table-cell table:style-name="ce73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</text:span><text:span text:style-name="T71"> </text:span><text:span text:style-name="T72">(1)</text:span></text:p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</table:table-cell>
          <table:table-cell table:number-columns-repeated="1018"/>
        </table:table-row>
        <table:table-row table:style-name="ro18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&lt;BS&gt;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  <text:p><text:span text:style-name="T3">(&lt;TS&gt;</text:span><text:span text:style-name="T41">)</text:span><text:span text:style-name="T42"> </text:span><text:span text:style-name="T43">(&lt;&lt;)</text:span><text:span text:style-name="T45">  </text:span><text:span text:style-name="T46">(0)</text:span></text:p>
            <text:p><text:span text:style-name="T25">A on already completed line cannot be removed.</text:span></text:p>
            <text:p><text:span text:style-name="T25">This fact/limitation is more than good enough.</text:span></text:p>
            <text:p><text:span text:style-name="T25">Note that unidir Tx/Rx monitor removes A.</text:span></text:p>
          </table:table-cell>
          <table:table-cell table:style-name="ce73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</text:span><text:span text:style-name="T71"> </text:span><text:span text:style-name="T72">(1)</text:span></text:p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<text:span text:style-name="T25">A on already completed line cannot be removed.</text:span></text:p>
            <text:p><text:span text:style-name="T25">This fact/limitation is more than good enough.</text:span></text:p>
            <text:p><text:span text:style-name="T25">Note that unidir Tx/Rx monitor removes A.</text:span></text:p>
          </table:table-cell>
          <table:table-cell table:number-columns-repeated="1018"/>
        </table:table-row>
        <table:table-row table:style-name="ro12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</text:span><text:span text:style-name="T41">)</text:span><text:span text:style-name="T42"> </text:span><text:span text:style-name="T43">(&lt;&lt;)</text:span><text:span text:style-name="T45">  </text:span><text:span text:style-name="T46">(0)</text:span></text:p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OK</text:span><text:span text:style-name="T51"> </text:span><text:span text:style-name="T52">(2)</text:span></text:p>
          </table:table-cell>
          <table:table-cell table:style-name="ce73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</text:span><text:span text:style-name="T71"> </text:span><text:span text:style-name="T72">(1)</text:span></text:p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<text:span text:style-name="T3">(&lt;TS&gt;)</text:span><text:span text:style-name="T4"> </text:span><text:span text:style-name="T34">(&lt;&lt;)</text:span><text:span text:style-name="T4"> </text:span><text:span text:style-name="T38">OK</text:span><text:span text:style-name="T36"> </text:span><text:span text:style-name="T37">(2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No DirLine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 B, show unidir Tx/Rx panels</text:span></text:p>
            <text:p>In receiving terminal B, disable [Settings... &gt; Advanced &gt; ...when direction changes]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7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/text:p>
          </table:table-cell>
          <table:table-cell table:style-name="ce61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</text:span></text:p>
          </table:table-cell>
          <table:table-cell table:number-columns-repeated="1018"/>
        </table:table-row>
        <table:table-row table:style-name="ro8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Ctrl+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</text:span><text:span text:style-name="T55">B</text:span></text:p>
          </table:table-cell>
          <table:table-cell table:style-name="ce73" office:value-type="string" calcext:value-type="string">
            <text:p><text:span text:style-name="T3">(&lt;TS&gt;</text:span><text:span text:style-name="T41">)</text:span><text:span text:style-name="T47"> </text:span><text:span text:style-name="T48">(&lt;&gt;)</text:span><text:span text:style-name="T49"> </text:span><text:span text:style-name="T50">A</text:span><text:span text:style-name="T73">B</text:span></text:p>
            <text:p><text:span text:style-name="T25">Direction must be replaced !!</text:span></text:p>
          </table:table-cell>
          <table:table-cell table:number-columns-repeated="1018"/>
        </table:table-row>
        <table:table-row table:style-name="ro1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</text:span><text:span text:style-name="T55">B</text:span><text:span text:style-name="T51"> </text:span><text:span text:style-name="T52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A</text:span></text:p>
          </table:table-cell>
          <table:table-cell table:style-name="ce73" office:value-type="string" calcext:value-type="string">
            <text:p><text:span text:style-name="T3">(&lt;TS&gt;</text:span><text:span text:style-name="T41">)</text:span><text:span text:style-name="T47"> </text:span><text:span text:style-name="T48">(&lt;&gt;)</text:span><text:span text:style-name="T49"> </text:span><text:span text:style-name="T50">A</text:span><text:span text:style-name="T73">B</text:span><text:span text:style-name="T74">A</text:span></text:p>
          </table:table-cell>
          <table:table-cell table:number-columns-repeated="1018"/>
        </table:table-row>
        <table:table-row table:style-name="ro12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</text:span><text:span text:style-name="T55">B</text:span><text:span text:style-name="T51"> </text:span><text:span text:style-name="T52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</text:span><text:span text:style-name="T55">B</text:span><text:span text:style-name="T51"> </text:span><text:span text:style-name="T52">(1)</text:span></text:p>
          </table:table-cell>
          <table:table-cell table:style-name="ce73" office:value-type="string" calcext:value-type="string">
            <text:p><text:span text:style-name="T3">(&lt;TS&gt;</text:span><text:span text:style-name="T41">)</text:span><text:span text:style-name="T47"> </text:span><text:span text:style-name="T48">(&lt;&gt;)</text:span><text:span text:style-name="T49"> </text:span><text:span text:style-name="T50">A</text:span><text:span text:style-name="T73">B</text:span><text:span text:style-name="T74">A</text:span><text:span text:style-name="T73">B</text:span><text:span text:style-name="T53"> </text:span><text:span text:style-name="T54">(4)</text:span></text:p>
          </table:table-cell>
          <table:table-cell table:number-columns-repeated="1018"/>
        </table:table-row>
        <table:table-row table:style-name="ro19">
          <table:table-cell table:number-columns-repeated="5"/>
          <table:table-cell office:value-type="string" calcext:value-type="string">
            <text:p>Unidir Tx/Rx panels must show...</text:p>
            <text:p><text:span text:style-name="T3">(&lt;TS&gt;</text:span><text:span text:style-name="T41">)</text:span><text:span text:style-name="T47"> </text:span><text:span text:style-name="T48">(&lt;&lt;)</text:span><text:span text:style-name="T49"> </text:span><text:span text:style-name="T75">BB</text:span><text:span text:style-name="T53"> </text:span><text:span text:style-name="T54">(2)</text:span></text:p>
            <text:p>...and:</text:p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A</text:span></text:p>
            <text:p><text:span text:style-name="T25">Rx has not received EOL yet !!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oopback</text:p>
          </table:table-cell>
          <table:table-cell office:value-type="string" calcext:value-type="string">
            <text:p>Create and start a terminal on serial COM loopback port at 115200 baud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Disable [Settings... &gt; Advanced &gt; ...when direction changes</text:span>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Enable [Show Direction]</text:p>
            <text:p>Enable [Show EOL]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Send:</text:p>
            <text:p>ABCDEFGHIJKLMNOPQRSTUVWXYZ\!(LineRepeat(100)</text:p>
          </table:table-cell>
          <table:table-cell office:value-type="string" calcext:value-type="string">
            <text:p>2800 bytes / 100 lines sent</text:p>
            <text:p>2800 bytes / 100 lines received</text:p>
            <text:p><text:span text:style-name="T1">Bidir lines are indicated by </text:span><text:span text:style-name="T56">(&lt;&gt;)</text:span></text:p>
            <text:p>No duplicated or missing parts, i.e. always A-Z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Binary Terminal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<text:span text:style-name="T2">binary</text:span> AutoSockets interconnected to each other:</text:p>
            <text:p><text:span text:style-name="T1">  A: Defaults + Show (Time Stamp + Direction + Length) + Show Counts</text:span></text:p>
            <text:p><text:span text:style-name="T1">  B: Hide 0x00 + Show (Time Stamp + Direction + Length) + Show Counts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sending terminal, link to [YAT - Test - YAT.Domain.Terminal.yacp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Chunk line break</text:p>
          </table:table-cell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BCDEF</text:p>
          </table:table-cell>
          <table:table-cell table:style-name="ce73" office:value-type="string" calcext:value-type="string">
            <text:p><text:span text:style-name="T57">(&lt;TS&gt;</text:span><text:span text:style-name="T58">)</text:span><text:span text:style-name="T59"> </text:span><text:span text:style-name="T60">(&lt;&lt;)</text:span><text:span text:style-name="T59"> </text:span><text:span text:style-name="T61">41h</text:span><text:span text:style-name="T10"> </text:span><text:span text:style-name="T61">42h</text:span><text:span text:style-name="T10"> </text:span><text:span text:style-name="T61">43h</text:span><text:span text:style-name="T10"> </text:span><text:span text:style-name="T61">44h</text:span><text:span text:style-name="T10"> </text:span><text:span text:style-name="T61">45h</text:span><text:span text:style-name="T10"> </text:span><text:span text:style-name="T61">46h</text:span><text:span text:style-name="T10"> </text:span><text:span text:style-name="T62">(6)</text:span></text:p>
          </table:table-cell>
          <table:table-cell table:style-name="ce73" office:value-type="string" calcext:value-type="string">
            <text:p><text:span text:style-name="T58">(&lt;TS&gt;)</text:span><text:span text:style-name="T59"> </text:span><text:span text:style-name="T60">(&gt;&gt;)</text:span><text:span text:style-name="T59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9">44h</text:span><text:span text:style-name="T10"> </text:span><text:span text:style-name="T9">45h</text:span><text:span text:style-name="T10"> </text:span><text:span text:style-name="T9">46h</text:span><text:span text:style-name="T10"> </text:span><text:span text:style-name="T62">(6)</text:span></text:p>
          </table:table-cell>
          <table:table-cell table:number-columns-repeated="1018"/>
        </table:table-row>
        <table:table-row table:style-name="ro20">
          <table:table-cell table:number-columns-repeated="3"/>
          <table:table-cell office:value-type="string" calcext:value-type="string">
            <text:p>In sending terminal, send:</text:p>
            <text:p>&lt;8 lines...&gt; [A] [AB] ...</text:p>
          </table:table-cell>
          <table:table-cell table:style-name="ce73" office:value-type="string" calcext:value-type="string">
            <text:p><text:span text:style-name="T7">(&lt;TS&gt;)</text:span><text:span text:style-name="T8"> </text:span><text:span text:style-name="T44">(&lt;&lt;)</text:span><text:span text:style-name="T8"> </text:span><text:span text:style-name="T61">41h</text:span><text:span text:style-name="T10"> </text:span><text:span text:style-name="T62">(1)</text:span></text:p>
            <text:p><text:span text:style-name="T57">(&lt;TS&gt;</text:span><text:span text:style-name="T58">)</text:span><text:span text:style-name="T59"> </text:span><text:span text:style-name="T60">(&lt;&lt;)</text:span><text:span text:style-name="T59"> </text:span><text:span text:style-name="T61">41h</text:span><text:span text:style-name="T10"> </text:span><text:span text:style-name="T61">42h</text:span><text:span text:style-name="T10"> </text:span><text:span text:style-name="T61">41h</text:span><text:span text:style-name="T10"> </text:span><text:span text:style-name="T61">42h</text:span><text:span text:style-name="T10"> </text:span><text:span text:style-name="T61">43h</text:span><text:span text:style-name="T10"> ... </text:span><text:span text:style-name="T62">(35)</text:span></text:p>
          </table:table-cell>
          <table:table-cell table:style-name="ce73" office:value-type="string" calcext:value-type="string">
            <text:p><text:span text:style-name="T7">(&lt;TS&gt;)</text:span><text:span text:style-name="T8"> </text:span><text:span text:style-name="T44">(&gt;&gt;)</text:span><text:span text:style-name="T8"> </text:span><text:span text:style-name="T9">41h</text:span><text:span text:style-name="T10"> </text:span><text:span text:style-name="T62">(1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1h</text:span><text:span text:style-name="T10"> </text:span><text:span text:style-name="T9">42h</text:span><text:span text:style-name="T10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... </text:span><text:span text:style-name="T62">(35)</text:span></text:p>
            <text:p><text:span text:style-name="T25">7 lines are sent as one chunk due to timing.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1">
          <table:table-cell/>
          <table:table-cell office:value-type="string" calcext:value-type="string">
            <text:p>Length line break</text:p>
          </table:table-cell>
          <table:table-cell/>
          <table:table-cell office:value-type="string" calcext:value-type="string">
            <text:p>Proceed according to test case further above</text:p>
          </table:table-cell>
          <table:table-cell/>
          <table:table-cell table:style-name="ce61" office:value-type="string" calcext:value-type="string">
            <text:p><text:span text:style-name="T7">(</text:span><text:span text:style-name="T76">&lt;TS&gt;</text:span><text:span text:style-name="T7">)</text:span><text:span text:style-name="T8"> </text:span><text:span text:style-name="T44">(&gt;&gt;)</text:span><text:span text:style-name="T8"> </text:span><text:span text:style-name="T9">41h</text:span><text:span text:style-name="T10"> </text:span><text:span text:style-name="T62">(1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1h</text:span><text:span text:style-name="T10"> </text:span><text:span text:style-name="T9">42h</text:span><text:span text:style-name="T10"> </text:span><text:span text:style-name="T9">41h</text:span><text:span text:style-name="T10"> </text:span><text:span text:style-name="T9">42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3h</text:span><text:span text:style-name="T10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4h</text:span><text:span text:style-name="T10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4h</text:span><text:span text:style-name="T10"> </text:span><text:span text:style-name="T9">45h</text:span><text:span text:style-name="T10"> </text:span><text:span text:style-name="T9">41h</text:span><text:span text:style-name="T10"> </text:span><text:span text:style-name="T9">42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3h</text:span><text:span text:style-name="T10"> </text:span><text:span text:style-name="T9">44h</text:span><text:span text:style-name="T10"> </text:span><text:span text:style-name="T9">45h</text:span><text:span text:style-name="T10"> </text:span><text:span text:style-name="T9">46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9">44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5h</text:span><text:span text:style-name="T10"> </text:span><text:span text:style-name="T9">46h</text:span><text:span text:style-name="T10"> </text:span><text:span text:style-name="T9">47h</text:span><text:span text:style-name="T10"> </text:span><text:span text:style-name="T9">41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2h</text:span><text:span text:style-name="T10"> </text:span><text:span text:style-name="T9">43h</text:span><text:span text:style-name="T10"> </text:span><text:span text:style-name="T9">44h</text:span><text:span text:style-name="T10"> </text:span><text:span text:style-name="T9">45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6h</text:span><text:span text:style-name="T10"> </text:span><text:span text:style-name="T9">47h</text:span><text:span text:style-name="T10"> </text:span><text:span text:style-name="T9">48h</text:span><text:span text:style-name="T10"> </text:span><text:span text:style-name="T62">(3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on every chunk]</text:span></text:p>
            <text:p><text:span text:style-name="T1">In receiving terminal, disable [Settings... &gt; Text... &gt; Break lines after]</text:span></text:p>
            <text:p><text:span text:style-name="T1">In receiving terminal, enable [Settings... &gt; Text... &gt; Break lines after timeout of]</text:span></text:p>
            <text:p>Confirm</text:p>
          </table:table-cell>
          <table:table-cell/>
          <table:table-cell table:style-name="ce73" office:value-type="string" calcext:value-type="string">
            <text:p><text:span text:style-name="T7">(&lt;TS&gt;)</text:span><text:span text:style-name="T8"> </text:span><text:span text:style-name="T44">(&gt;&gt;)</text:span><text:span text:style-name="T8"> </text:span><text:span text:style-name="T9">41h</text:span><text:span text:style-name="T10"> </text:span><text:span text:style-name="T62">(1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1h</text:span><text:span text:style-name="T10"> </text:span><text:span text:style-name="T9">42h</text:span><text:span text:style-name="T10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... </text:span><text:span text:style-name="T62">(35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">A\!(EOL)AB\!(Delay(1000))ABC</text:span></text:p>
          </table:table-cell>
          <table:table-cell table:style-name="ce73" office:value-type="string" calcext:value-type="string">
            <text:p><text:span text:style-name="T57">(&lt;TS&gt;)</text:span><text:span text:style-name="T63"> </text:span><text:span text:style-name="T64">(&lt;&lt;)</text:span><text:span text:style-name="T63"> </text:span><text:span text:style-name="T65">41h</text:span><text:span text:style-name="T66"> </text:span><text:span text:style-name="T67">[Error: EOL keyword is not supported for binary terminals!]</text:span><text:span text:style-name="T10"> </text:span><text:span text:style-name="T61">41h</text:span><text:span text:style-name="T10"> </text:span><text:span text:style-name="T61">42h</text:span><text:span text:style-name="T10"> </text:span><text:span text:style-name="T62">(3)</text:span></text:p>
            <text:p><text:span text:style-name="T57">(&lt;TS&gt;)</text:span><text:span text:style-name="T59"> </text:span><text:span text:style-name="T60">(&lt;&lt;)</text:span><text:span text:style-name="T59"> </text:span><text:span text:style-name="T61">41h</text:span><text:span text:style-name="T10"> </text:span><text:span text:style-name="T61">42h</text:span><text:span text:style-name="T10"> </text:span><text:span text:style-name="T61">43h</text:span><text:span text:style-name="T10"> </text:span><text:span text:style-name="T62">(3)</text:span></text:p>
          </table:table-cell>
          <table:table-cell table:number-columns-repeated="1019"/>
        </table:table-row>
        <table:table-row table:style-name="ro16">
          <table:table-cell table:number-columns-repeated="5"/>
          <table:table-cell office:value-type="string" calcext:value-type="string">
            <text:p><text:span text:style-name="T14">(&lt;TS&gt;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1h</text:span><text:span text:style-name="T21"> </text:span><text:span text:style-name="T16">42h</text:span><text:span text:style-name="T21"> </text:span><text:span text:style-name="T22">(3)</text:span></text:p>
            <text:p><text:span text:style-name="T69">(&lt;TS&gt;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22">(3)</text:span>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 calcext:value-type="string">
            <text:p>In sending terminal, send:</text:p>
            <text:p><text:span text:style-name="T1">&lt;2 lines...&gt; [A] [B\!(Delay(1000))ABC]</text:span></text:p>
          </table:table-cell>
          <table:table-cell office:value-type="string" calcext:value-type="string">
            <text:p><text:span text:style-name="T3">(&lt;TS&gt;</text:span><text:span text:style-name="T14">)</text:span><text:span text:style-name="T15"> </text:span><text:span text:style-name="T68">(&lt;&lt;)</text:span><text:span text:style-name="T15"> </text:span><text:span text:style-name="T35">41h</text:span><text:span text:style-name="T21"> </text:span><text:span text:style-name="T22">(1)</text:span></text:p>
            <text:p><text:span text:style-name="T3">(&lt;TS&gt;</text:span><text:span text:style-name="T69">)</text:span><text:span text:style-name="T29"> </text:span><text:span text:style-name="T30">(&lt;&lt;)</text:span><text:span text:style-name="T29"> </text:span><text:span text:style-name="T35">42h</text:span><text:span text:style-name="T21"> </text:span><text:span text:style-name="T22">(1)</text:span></text:p>
            <text:p><text:span text:style-name="T69">(&lt;TS&gt;)</text:span><text:span text:style-name="T29"> </text:span><text:span text:style-name="T30">(&lt;&lt;)</text:span><text:span text:style-name="T29"> </text:span><text:span text:style-name="T35">41h</text:span><text:span text:style-name="T21"> </text:span><text:span text:style-name="T35">42h</text:span><text:span text:style-name="T21"> </text:span><text:span text:style-name="T35">43h</text:span><text:span text:style-name="T21"> </text:span><text:span text:style-name="T22">(3)</text:span></text:p>
          </table:table-cell>
          <table:table-cell table:number-columns-repeated="1019"/>
        </table:table-row>
        <table:table-row table:style-name="ro16">
          <table:table-cell table:number-columns-repeated="5"/>
          <table:table-cell office:value-type="string" calcext:value-type="string">
            <text:p><text:span text:style-name="T3">(&lt;TS&gt;</text:span><text:span text:style-name="T14">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22">(2)</text:span></text:p>
            <text:p><text:span text:style-name="T69">(&lt;TS&gt;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22">(3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Seq.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after timeout of]</text:span></text:p>
            <text:p><text:span text:style-name="T1">In receiving terminal, enable [Settings... &gt; Text... &gt; Break lines before sequence]</text:span>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">ABCDEF</text:span></text:p>
          </table:table-cell>
          <table:table-cell/>
          <table:table-cell table:style-name="ce74" office:value-type="string" calcext:value-type="string">
            <text:p><text:span text:style-name="T14">(&lt;TS&gt;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">ABCDEF</text:span></text:p>
          </table:table-cell>
          <table:table-cell/>
          <table:table-cell office:value-type="string" calcext:value-type="string">
            <text:p><text:span text:style-name="T14">(&lt;TS&gt;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22">(6)</text:span></text:p>
            <text:p><text:span text:style-name="T69">(&lt;TS&gt;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 calcext:value-type="string">
            <text:p>In sending terminal, send:</text:p>
            <text:p><text:span text:style-name="T1">123ABC123</text:span></text:p>
          </table:table-cell>
          <table:table-cell/>
          <table:table-cell office:value-type="string" calcext:value-type="string">
            <text:p><text:span text:style-name="T14">(&lt;TS&gt;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22">(6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/text:p>
          </table:table-cell>
          <table:table-cell table:number-columns-repeated="1018"/>
        </table:table-row>
        <table:table-row table:style-name="ro12">
          <table:table-cell table:number-columns-repeated="3"/>
          <table:table-cell office:value-type="string" calcext:value-type="string">
            <text:p>In sending terminal, send:</text:p>
            <text:p><text:span text:style-name="T1">123ABC123</text:span></text:p>
          </table:table-cell>
          <table:table-cell/>
          <table:table-cell office:value-type="string" calcext:value-type="string">
            <text:p><text:span text:style-name="T3">(&lt;TS&gt;</text:span><text:span text:style-name="T14">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22">(6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69">(&lt;TS&gt;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/text:p>
          </table:table-cell>
          <table:table-cell table:number-columns-repeated="1018"/>
        </table:table-row>
        <table:table-row table:style-name="ro22">
          <table:table-cell table:number-columns-repeated="3"/>
          <table:table-cell office:value-type="string" calcext:value-type="string">
            <text:p>In sending terminal, send:</text:p>
            <text:p><text:span text:style-name="T1">&lt;2 lines...&gt; [A] [B\!(Delay(1000))ABC]</text:span></text:p>
          </table:table-cell>
          <table:table-cell/>
          <table:table-cell office:value-type="string" calcext:value-type="string">
            <text:p><text:span text:style-name="T14">(&lt;TS&gt;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22">(6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3">(&lt;TS&gt;)</text:span><text:span text:style-name="T4"> </text:span><text:span text:style-name="T34">(&gt;&gt;)</text:span><text:span text:style-name="T4"> </text:span><text:span text:style-name="T5">41h</text:span><text:span text:style-name="T36"> </text:span><text:span text:style-name="T5">42h</text:span><text:span text:style-name="T36"> </text:span><text:span text:style-name="T5">43h</text:span><text:span text:style-name="T36"> </text:span><text:span text:style-name="T5">31h</text:span><text:span text:style-name="T36"> </text:span><text:span text:style-name="T5">32h</text:span><text:span text:style-name="T36"> </text:span><text:span text:style-name="T5">33h</text:span><text:span text:style-name="T36"> </text:span><text:span text:style-name="T5">41h</text:span><text:span text:style-name="T36"> </text:span><text:span text:style-name="T16">42h</text:span><text:span text:style-name="T21"> </text:span><text:span text:style-name="T22">(8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/text:p>
            <text:p><text:span text:style-name="T25">Note that </text:span><text:span text:style-name="T77">41h</text:span><text:span text:style-name="T78"> </text:span><text:span text:style-name="T79">42h</text:span><text:span text:style-name="T78"> </text:span><text:span text:style-name="T80">(8)</text:span><text:span text:style-name="T81"> will only be appended after the delay,</text:span></text:p>
            <text:p><text:span text:style-name="T25">when these bytes were determined to not belong to the sequence.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Clear monito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<text:span text:style-name="T1">In receiving terminal, enable [Settings... &gt; Text... &gt; Break lines before sequence]</text:span></text:p>
            <text:p><text:span text:style-name="T1">In receiving terminal, enable [Settings... &gt; Text... &gt; Break lines after sequence]</text:span>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0">
          <table:table-cell table:number-columns-repeated="3"/>
          <table:table-cell office:value-type="string" calcext:value-type="string">
            <text:p>In sending terminal, send:</text:p>
            <text:p><text:span text:style-name="T1">23&lt;NUL&gt;1</text:span></text:p>
          </table:table-cell>
          <table:table-cell/>
          <table:table-cell office:value-type="string" calcext:value-type="string">
            <text:p><text:span text:style-name="T3">(&lt;TS&gt;</text:span><text:span text:style-name="T14">)</text:span><text:span text:style-name="T15"> </text:span><text:span text:style-name="T68">(&gt;&gt;)</text:span><text:span text:style-name="T15"> </text:span><text:span text:style-name="T16">32h</text:span><text:span text:style-name="T21"> </text:span><text:span text:style-name="T16">33h</text:span><text:span text:style-name="T21"> </text:span><text:span text:style-name="T22">(2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31h</text:span></text:p>
            <text:p><text:span text:style-name="T25">Note that &lt;NUL&gt; is currently being hidden.</text:span>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 calcext:value-type="string">
            <text:p>In sending terminal, send:</text:p>
            <text:p><text:span text:style-name="T1">23&lt;NUL&gt;1</text:span></text:p>
          </table:table-cell>
          <table:table-cell/>
          <table:table-cell table:style-name="ce73" office:value-type="string" calcext:value-type="string">
            <text:p><text:span text:style-name="T57">(&lt;TS&gt;</text:span><text:span text:style-name="T7">)</text:span><text:span text:style-name="T8"> </text:span><text:span text:style-name="T44">(&gt;&gt;)</text:span><text:span text:style-name="T8"> </text:span><text:span text:style-name="T9">32h</text:span><text:span text:style-name="T10"> </text:span><text:span text:style-name="T9">33h</text:span><text:span text:style-name="T10"> </text:span><text:span text:style-name="T62">(2)</text:span></text:p>
            <text:p><text:span text:style-name="T57">(&lt;TS&gt;</text:span><text:span text:style-name="T58">)</text:span><text:span text:style-name="T59"> </text:span><text:span text:style-name="T60">(&gt;&gt;)</text:span><text:span text:style-name="T59"> </text:span><text:span text:style-name="T9">31h</text:span><text:span text:style-name="T10"> </text:span><text:span text:style-name="T9">32h</text:span><text:span text:style-name="T10"> </text:span><text:span text:style-name="T9">33h</text:span><text:span text:style-name="T10"> </text:span><text:span text:style-name="T62">(3)</text:span></text:p>
            <text:p><text:span text:style-name="T57">(&lt;TS&gt;</text:span><text:span text:style-name="T58">)</text:span><text:span text:style-name="T59"> </text:span><text:span text:style-name="T60">(&gt;&gt;)</text:span><text:span text:style-name="T59"> </text:span><text:span text:style-name="T9">31h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1">
          <table:table-cell table:number-columns-repeated="3"/>
          <table:table-cell office:value-type="string" calcext:value-type="string">
            <text:p><text:span text:style-name="T1">In receiving terminal, disable [Settings... &gt; Advanced... &gt; Hide 0x00]</text:span></text:p>
            <text:p><text:span text:style-name="T1">Confirm</text:span></text:p>
          </table:table-cell>
          <table:table-cell/>
          <table:table-cell table:style-name="ce73" office:value-type="string" calcext:value-type="string">
            <text:p><text:span text:style-name="T57">(&lt;TS&gt;</text:span><text:span text:style-name="T7">)</text:span><text:span text:style-name="T8"> </text:span><text:span text:style-name="T44">(&gt;&gt;)</text:span><text:span text:style-name="T8"> </text:span><text:span text:style-name="T9">32h</text:span><text:span text:style-name="T10"> </text:span><text:span text:style-name="T9">33h</text:span><text:span text:style-name="T10"> </text:span><text:span text:style-name="T9">00h</text:span><text:span text:style-name="T10"> </text:span><text:span text:style-name="T62">(3)</text:span></text:p>
            <text:p><text:span text:style-name="T57">(&lt;TS&gt;</text:span><text:span text:style-name="T58">)</text:span><text:span text:style-name="T59"> </text:span><text:span text:style-name="T60">(&gt;&gt;)</text:span><text:span text:style-name="T59"> </text:span><text:span text:style-name="T9">31h</text:span><text:span text:style-name="T10"> </text:span><text:span text:style-name="T9">32h</text:span><text:span text:style-name="T10"> </text:span><text:span text:style-name="T9">33h</text:span><text:span text:style-name="T10"> </text:span><text:span text:style-name="T9">00h</text:span><text:span text:style-name="T10"> </text:span><text:span text:style-name="T62">(4)</text:span></text:p>
            <text:p><text:span text:style-name="T57">(&lt;TS&gt;</text:span><text:span text:style-name="T58">)</text:span><text:span text:style-name="T59"> </text:span><text:span text:style-name="T60">(&gt;&gt;)</text:span><text:span text:style-name="T59"> </text:span><text:span text:style-name="T9">31h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 table:number-rows-repeated="10483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table:table-column table:style-name="co8" table:default-cell-style-name="ce39"/>
        <table:table-column table:style-name="co22" table:default-cell-style-name="ce39"/>
        <table:table-column table:style-name="co23" table:default-cell-style-name="ce39"/>
        <table:table-column table:style-name="co24" table:default-cell-style-name="ce39"/>
        <table:table-column table:style-name="co25" table:default-cell-style-name="ce39"/>
        <table:table-column table:style-name="co26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bsequent start on removed storage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A proper 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</text:p>
          </table:table-cell>
          <table:table-cell table:style-name="ce75" office:value-type="string" calcext:value-type="string">
            <text:p>FR #380 requests to further improve the behavi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, asterisk is still shown</text:p>
          </table:table-cell>
          <table:table-cell table:style-name="ce75" office:value-type="string" calcext:value-type="string">
            <text:p>FR #380 requests to further improve the behavi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YAT exits without any warning or error message</text:p>
          </table:table-cell>
          <table:table-cell table:style-name="ce75" office:value-type="string" calcext:value-type="string">
            <text:p>FR #380 requests to further improve the behavio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lete fil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table:number-columns-repeated="1020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Terminal" table:style-name="ta1" table:print="false">
        <office:forms form:automatic-focus="false" form:apply-design-mode="false"/>
        <table:table-column table:style-name="co8" table:default-cell-style-name="ce39"/>
        <table:table-column table:style-name="co27" table:default-cell-style-name="ce39"/>
        <table:table-column table:style-name="co28" table:default-cell-style-name="ce39"/>
        <table:table-column table:style-name="co24" table:default-cell-style-name="ce39"/>
        <table:table-column table:style-name="co29" table:default-cell-style-name="ce39"/>
        <table:table-column table:style-name="co30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nk both to [YAT - Test - YAT.Model.Terminal.yacp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Automatic action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action in tool bar</text:p>
          </table:table-cell>
          <table:table-cell office:value-type="string" calcext:value-type="string">
            <text:p>Menu &gt; Receive &gt; Automatic Action is not checked</text:p>
            <text:p><text:span text:style-name="T1">Menu &gt; Receive &gt; Automatic Action &gt; Deactivate is disabled</text:span></text:p>
            <text:p><text:span text:style-name="T1">Menu &gt; Receive &gt; Automatic Action &gt; Trigger &gt; Use Text &amp; Co. Is disabled</text:span></text:p>
            <text:p><text:span text:style-name="T1">Tool bar icons are equally disabled</text:span>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List triggers</text:p>
          </table:table-cell>
          <table:table-cell office:value-type="string" calcext:value-type="string">
            <text:p>[None]</text:p>
            <text:p>[Any Line]</text:p>
            <text:p>[Predefined Command 1, 2, 3, 4, 5, 9, 10]</text:p>
            <text:p>Common Regex Capture Patterns</text:p>
            <text:p>Recent Triggers</text:p>
          </table:table-cell>
          <table:table-cell office:value-type="string" calcext:value-type="string">
            <text:p/>
            <text:p/>
            <text:p/>
            <text:p>[Send Text] must not be listed as that is yet "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<text:span text:style-name="T1">Menu &gt; Receive</text:span> &gt; Automatic Action is still not check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action = [Show Message Box]</text:p>
          </table:table-cell>
          <table:table-cell office:value-type="string" calcext:value-type="string">
            <text:p><text:span text:style-name="T1">Menu &gt; Receive</text:span> &gt; Automatic Action is checked now</text:p>
            <text:p><text:span text:style-name="T1">Count and Deactivate is enabled now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Automatic action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Send Text] = "45"</text:p>
            <text:p>Leave focus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List triggers</text:p>
          </table:table-cell>
          <table:table-cell office:value-type="string" calcext:value-type="string">
            <text:p>[None]</text:p>
            <text:p>[Any Line]</text:p>
            <text:p>[Predefined Command 1, 2, 3, 4, 5, 9, 10]</text:p>
            <text:p>[Send Text]</text:p>
            <text:p><text:span text:style-name="T1">Common Regex Capture Patterns</text:span></text:p>
          </table:table-cell>
          <table:table-cell office:value-type="string" calcext:value-type="string">
            <text:p/>
            <text:p/>
            <text:p/>
            <text:p><text:span text:style-name="T1">[Send Text] must be listed</text:span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Select trigger = [Send Text]</text:p>
          </table:table-cell>
          <table:table-cell office:value-type="string" calcext:value-type="string">
            <text:p>Data sent and received</text:p>
            <text:p>Automatic action is triggered for the given command</text:p>
            <text:p><text:span text:style-name="T1">Trigger is highlighte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Send Text] from receiving terminal</text:p>
          </table:table-cell>
          <table:table-cell office:value-type="string" calcext:value-type="string">
            <text:p>Line containing "45" is not highligh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Send 123abc456</text:span> from receiving terminal</text:p>
          </table:table-cell>
          <table:table-cell office:value-type="string" calcext:value-type="string">
            <text:p>Line containing "45" is not highligh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Automatic action is not triggered again</text:p>
            <text:p><text:span text:style-name="T1">Trigger is still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<text:span text:style-name="T1">Automatic action is not triggered for "123abc456"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office:value-type="string" calcext:value-type="string">
            <text:p>Detour via e.g. "123abcABC123" is needed to overcome WinForm limitation (bug #347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Exit YAT</text:p>
            <text:p>Restart YAT</text:p>
          </table:table-cell>
          <table:table-cell/>
          <table:table-cell office:value-type="string" calcext:value-type="string">
            <text:p>Verifies that variable triggers are correctly handled on exit/startup,</text:p>
            <text:p><text:span text:style-name="T1">even for commands of </text:span>linked pages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action is triggered for the given command</text:p>
            <text:p><text:span text:style-name="T1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lect trigger = Some dedicated command = "ab"</text:p>
          </table:table-cell>
          <table:table-cell office:value-type="string" calcext:value-type="string">
            <text:p>[Use Text] is enabled now</text:p>
            <text:p>Data sent and received</text:p>
            <text:p><text:span text:style-name="T1">Automatic action is not triggered for "123ABC456"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nable [Use Text]</text:p>
          </table:table-cell>
          <table:table-cell office:value-type="string" calcext:value-type="string">
            <text:p>[Case Sensitive] is enabled now and activated</text:p>
            <text:p>[Whole Word] is enabled now</text:p>
            <text:p>[Regex] is enabled now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not triggered for "123ABC456"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[Case Sensitive] using [Alt+C] from within trigger combo box</text:p>
          </table:table-cell>
          <table:table-cell office:value-type="string" calcext:value-type="string">
            <text:p>[Case Sensitive] is deactivated now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able [Whole Word] using [Alt+W] from within trigger combo box</text:p>
          </table:table-cell>
          <table:table-cell office:value-type="string" calcext:value-type="string">
            <text:p>[Whole Word] is activated now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not triggered for "123ABC456"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 AB 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nable [Regex] using [Alt+E] from within trigger combo box</text:p>
            <text:p>Trigger:</text:p>
            <text:p>\w{3,}</text:p>
          </table:table-cell>
          <table:table-cell office:value-type="string" calcext:value-type="string">
            <text:p>[Whole Word] is still activated</text:p>
            <text:p><text:span text:style-name="T1">[Regex] is activated now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</text:p>
            <text:p><text:span text:style-name="T82">123</text:span> AB <text:span text:style-name="T82">C456</text:span></text:p>
          </table:table-cell>
          <table:table-cell office:value-type="string" calcext:value-type="string">
            <text:p>Data sent and received</text:p>
            <text:p>Automatic action is triggered for <text:span text:style-name="T82">each of the two matches</text:span></text:p>
            <text:p><text:span text:style-name="T25">Trigger is highlighted</text:span></text:p>
          </table:table-cell>
          <table:table-cell office:value-type="string" calcext:value-type="string">
            <text:p>There is a limitation with task sequencing that will have to be resolved when</text:p>
            <text:p>upgrading to .NET 4.0+ (see Terminal.Auto[Action|Response] for details)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47" office:value-type="string" calcext:value-type="string">
            <text:p>Filter/Suppr.</text:p>
          </table:table-cell>
          <table:table-cell office:value-type="string" calcext:value-type="string">
            <text:p>Select trigger = Some dedicated command</text:p>
            <text:p>ABC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7"/>
          <table:table-cell office:value-type="string" calcext:value-type="string">
            <text:p>Disable [Regex]</text:p>
            <text:p><text:span text:style-name="T1">Disable [Whole Word]</text:span></text:p>
            <text:p><text:span text:style-name="T1">Reenable [Case Sensitive]</text:span></text:p>
            <text:p>Disable [Use Text]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[Line Numbers &gt; Show Line Numbers]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[Show Direction]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7"/>
          <table:table-cell table:number-columns-repeated="1021"/>
        </table:table-row>
        <table:table-row table:style-name="ro1">
          <table:table-cell table:number-columns-repeated="2"/>
          <table:table-cell table:style-name="ce47" office:value-type="string" calcext:value-type="string">
            <text:p>Filter</text:p>
          </table:table-cell>
          <table:table-cell office:value-type="string" calcext:value-type="string">
            <text:p>Select action = [Filter]</text:p>
          </table:table-cell>
          <table:table-cell/>
          <table:table-cell office:value-type="string" calcext:value-type="string">
            <text:p>"ABC" is the patter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from filtering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but not shown, i.e. filtered-ou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<text:span text:style-name="T1">Data sent and received</text:span>, i.e. filtered-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partial line without trigger from other terminal</text:p>
            <text:p><text:span text:style-name="T1">xyz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trigger from other terminal</text:p>
            <text:p>ABC</text:p>
          </table:table-cell>
          <table:table-cell office:value-type="string" calcext:value-type="string">
            <text:p>Data sent and received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xyzABC</text:span>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partial line including trigger from other terminal</text:p>
            <text:p><text:span text:style-name="T1">ABC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line end without trigger from other terminal</text:p>
            <text:p>xyz</text:p>
          </table:table-cell>
          <table:table-cell office:value-type="string" calcext:value-type="string">
            <text:p>Data sent and received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ABCxyz</text:span>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partial line without trigger from other terminal</text:p>
            <text:p><text:span text:style-name="T1">xyz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style-name="ce56"/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line end without trigger from other terminal</text:p>
            <text:p>xyz</text:p>
          </table:table-cell>
          <table:table-cell office:value-type="string" calcext:value-type="string">
            <text:p>Data sent but not shown, i.e. filtered-out</text:p>
          </table:table-cell>
          <table:table-cell table:style-name="ce56"/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a chunk of two lines with/without trigger from other terminal</text:p>
            <text:p><text:span text:style-name="T1">ABC\!(EOL)xyz</text:span></text:p>
          </table:table-cell>
          <table:table-cell office:value-type="string" calcext:value-type="string">
            <text:p>Data sent and partly shown, i.e. partly filtered-in/out</text:p>
          </table:table-cell>
          <table:table-cell table:style-name="ce37" office:value-type="string" calcext:value-type="string">
            <text:p><text:span text:style-name="T7">(&gt;&gt;)</text:span><text:span text:style-name="T8"> </text:span><text:span text:style-name="T9">ABC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In receiving terminal, show unidir Rx monitor</text:p>
          </table:table-cell>
          <table:table-cell office:value-type="string" calcext:value-type="string">
            <text:p>Equally filtered as in bidir monitor</text:p>
          </table:table-cell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Still properly filtered</text:p>
          </table:table-cell>
          <table:table-cell table:style-name="ce37"/>
          <table:table-cell table:number-columns-repeated="1018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[Show Counts]</text:p>
            <text:p>[Reset Counts]</text:p>
            <text:p>[Clear Monitors] [Ctrl+L]</text:p>
          </table:table-cell>
          <table:table-cell/>
          <table:table-cell table:style-name="ce37"/>
          <table:table-cell table:number-columns-repeated="1018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Send a chunk of two lines with/without trigger from other terminal</text:p>
            <text:p><text:span text:style-name="T1">ABC\!(EOL)xyz\!(LineRepeat(100))</text:span></text:p>
          </table:table-cell>
          <table:table-cell office:value-type="string" calcext:value-type="string">
            <text:p>1000 bytes / 200 lines received</text:p>
            <text:p>100 lines shown, i.e. filtered-in</text:p>
            <text:p>100 lines filtered-out</text:p>
          </table:table-cell>
          <table:table-cell table:style-name="ce37" office:value-type="string" calcext:value-type="string">
            <text:p><text:span text:style-name="T14">(&gt;&gt;)</text:span><text:span text:style-name="T15"> </text:span><text:span text:style-name="T16">ABC</text:span></text:p>
            <text:p><text:span text:style-name="T69">(&gt;&gt;)</text:span><text:span text:style-name="T29"> </text:span><text:span text:style-name="T16">ABC</text:span></text:p>
            <text:p><text:span text:style-name="T69">(&gt;&gt;)</text:span><text:span text:style-name="T29"> </text:span><text:span text:style-name="T16">...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table:number-columns-repeated="1021"/>
        </table:table-row>
        <table:table-row table:style-name="ro1">
          <table:table-cell table:number-columns-repeated="2"/>
          <table:table-cell table:style-name="ce47" office:value-type="string" calcext:value-type="string">
            <text:p>Suppress</text:p>
          </table:table-cell>
          <table:table-cell office:value-type="string" calcext:value-type="string">
            <text:p>Select action = [Suppress]</text:p>
          </table:table-cell>
          <table:table-cell/>
          <table:table-cell office:value-type="string" calcext:value-type="string">
            <text:p>"ABC" still is the patter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from suppressing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and received, i.e. not suppress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but not show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partial line without trigger from other terminal</text:p>
            <text:p><text:span text:style-name="T1">"xyz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trigger from other terminal</text:p>
            <text:p>ABC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partial line including trigger from other terminal</text:p>
            <text:p><text:span text:style-name="T1">"ABC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partial line without trigger from other terminal</text:p>
            <text:p><text:span text:style-name="T1">"xyz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and complete line is shown, i.e. released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xyzxyz</text:span>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a chunk of two lines with/without trigger from other terminal</text:p>
            <text:p><text:span text:style-name="T1">ABC\!(EOL)xyz</text:span></text:p>
          </table:table-cell>
          <table:table-cell office:value-type="string" calcext:value-type="string">
            <text:p>Data sent and partly shown, i.e. partly suppressed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xyz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Still properly suppressed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Send a chunk of two lines with/without trigger from other terminal</text:p>
            <text:p><text:span text:style-name="T1">ABC\!(EOL)xyz\!(LineRepeat(100))</text:span></text:p>
          </table:table-cell>
          <table:table-cell office:value-type="string" calcext:value-type="string">
            <text:p>1000 bytes / 200 lines received</text:p>
            <text:p>100 lines shown, i.e. not suppressed</text:p>
            <text:p>100 lines suppressed</text:p>
          </table:table-cell>
          <table:table-cell table:style-name="ce37" office:value-type="string" calcext:value-type="string">
            <text:p><text:span text:style-name="T14">(&gt;&gt;)</text:span><text:span text:style-name="T15"> </text:span><text:span text:style-name="T16">xyz</text:span></text:p>
            <text:p><text:span text:style-name="T69">(&gt;&gt;)</text:span><text:span text:style-name="T29"> </text:span><text:span text:style-name="T16">xyz</text:span></text:p>
            <text:p><text:span text:style-name="T69">(&gt;&gt;)</text:span><text:span text:style-name="T29"> </text:span><text:span text:style-name="T16">...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 office:value-type="string" calcext:value-type="string">
            <text:p>Count/Rate</text:p>
          </table:table-cell>
          <table:table-cell office:value-type="string" calcext:value-type="string">
            <text:p>Start MT-SICS simulation</text:p>
          </table:table-cell>
          <table:table-cell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tart terminal connected to simulation</text:p>
          </table:table-cell>
          <table:table-cell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how rate/count</text:p>
          </table:table-cell>
          <table:table-cell/>
          <table:table-cell table:style-name="ce37"/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Trigger: [AnyLine]</text:p>
            <text:p>Action: [Plot Byte Count/Rate]</text:p>
          </table:table-cell>
          <table:table-cell/>
          <table:table-cell table:style-name="ce25" office:value-type="string" calcext:value-type="string">
            <text:p>Begin of video [Plot Byte Count&amp;Rate (ScottPlot)]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47"/>
          <table:table-cell office:value-type="string" calcext:value-type="string">
            <text:p>Send:</text:p>
            <text:p>D "Hello World"\!(LineRepeat(10))</text:p>
            <text:p>DW</text:p>
            <text:p>SIR</text:p>
          </table:table-cell>
          <table:table-cell/>
          <table:table-cell table:style-name="ce26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Wait a while</text:p>
          </table:table-cell>
          <table:table-cell/>
          <table:table-cell table:style-name="ce26"/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:</text:p>
            <text:p>C</text:p>
          </table:table-cell>
          <table:table-cell/>
          <table:table-cell table:style-name="ce25" office:value-type="string" calcext:value-type="string">
            <text:p>End of video [Plot Byte Count&amp;Rate (ScottPlot)]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again:</text:p>
            <text:p>SIR</text:p>
          </table:table-cell>
          <table:table-cell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Wait a while, then [Reset Byte/Line Count/Rate]</text:p>
          </table:table-cell>
          <table:table-cell/>
          <table:table-cell table:style-name="ce37"/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:</text:p>
            <text:p>C</text:p>
          </table:table-cell>
          <table:table-cell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Deactivate automatic action</text:p>
          </table:table-cell>
          <table:table-cell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 office:value-type="string" calcext:value-type="string">
            <text:p>Options</text:p>
          </table:table-cell>
          <table:table-cell office:value-type="string" calcext:value-type="string">
            <text:p>Trigger: ([-+]?\d+)</text:p>
          </table:table-cell>
          <table:table-cell office:value-type="string" calcext:value-type="string">
            <text:p>[Use Text] is silently enabled</text:p>
          </table:table-cell>
          <table:table-cell table:style-name="ce37"/>
          <table:table-cell table:number-columns-repeated="1018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Disable [Use Text]</text:p>
          </table:table-cell>
          <table:table-cell office:value-type="string" calcext:value-type="string">
            <text:p>Single error message</text:p>
            <text:p>Trigger is focussed again</text:p>
            <text:p>Invalid part is selected</text:p>
          </table:table-cell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Deactivate automatic action</text:p>
          </table:table-cell>
          <table:table-cell office:value-type="string" calcext:value-type="string">
            <text:p>Trigger state is neutral again</text:p>
          </table:table-cell>
          <table:table-cell table:style-name="ce37"/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Trigger: Fill-in (\</text:p>
          </table:table-cell>
          <table:table-cell office:value-type="string" calcext:value-type="string">
            <text:p>Trigger state is invalid</text:p>
            <text:p>[Use Text] is enabled</text:p>
          </table:table-cell>
          <table:table-cell table:style-name="ce37"/>
          <table:table-cell table:number-columns-repeated="1018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Enable [Use Text]</text:p>
          </table:table-cell>
          <table:table-cell office:value-type="string" calcext:value-type="string">
            <text:p>Trigger state is neutral again</text:p>
            <text:p><text:span text:style-name="T1">[Use Text] is selected</text:span></text:p>
            <text:p><text:span text:style-name="T1">[Regex] is enabled</text:span></text:p>
          </table:table-cell>
          <table:table-cell table:style-name="ce37"/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Enable [Regex] using [Alt+E]</text:p>
          </table:table-cell>
          <table:table-cell office:value-type="string" calcext:value-type="string">
            <text:p>Trigger state is invalid again</text:p>
            <text:p>[Regex] is selected</text:p>
          </table:table-cell>
          <table:table-cell table:style-name="ce37"/>
          <table:table-cell table:number-columns-repeated="1018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Trigger: Complete with d+)</text:p>
          </table:table-cell>
          <table:table-cell office:value-type="string" calcext:value-type="string">
            <text:p>Trigger state is neutral again</text:p>
            <text:p><text:span text:style-name="T1">[Use Text] is enabled and selected</text:span></text:p>
            <text:p><text:span text:style-name="T1">[Regex] is enabled and selected</text:span></text:p>
          </table:table-cell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table:number-columns-repeated="2"/>
          <table:table-cell table:style-name="ce37"/>
          <table:table-cell table:number-columns-repeated="1018"/>
        </table:table-row>
        <table:table-row table:style-name="ro2">
          <table:table-cell table:number-columns-repeated="2"/>
          <table:table-cell table:style-name="ce47" office:value-type="string" calcext:value-type="string">
            <text:p>Line Chart</text:p>
          </table:table-cell>
          <table:table-cell office:value-type="string" calcext:value-type="string">
            <text:p>Trigger: ([-+]?(?:\d+(?:\.\d*)?|\.\d+))</text:p>
            <text:p>Action: [Line Chart]</text:p>
          </table:table-cell>
          <table:table-cell/>
          <table:table-cell table:style-name="ce37"/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:</text:p>
            <text:p>SIR</text:p>
          </table:table-cell>
          <table:table-cell/>
          <table:table-cell table:style-name="ce37"/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:</text:p>
            <text:p>C</text:p>
          </table:table-cell>
          <table:table-cell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[Close]</text:p>
          </table:table-cell>
          <table:table-cell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Action: [Line Chart (X = Time Stamp)]</text:p>
          </table:table-cell>
          <table:table-cell/>
          <table:table-cell table:style-name="ce25" office:value-type="string" calcext:value-type="string">
            <text:p><text:span text:style-name="T1">Begin of video [Line Chart (X = Time Stamp)</text:span> (ScottPlot)]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:</text:p>
            <text:p>SIR</text:p>
          </table:table-cell>
          <table:table-cell/>
          <table:table-cell table:style-name="ce26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Add simulated value</text:p>
          </table:table-cell>
          <table:table-cell/>
          <table:table-cell table:style-name="ce26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Add more simulated value</text:p>
          </table:table-cell>
          <table:table-cell/>
          <table:table-cell table:style-name="ce26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Remove simulated value</text:p>
          </table:table-cell>
          <table:table-cell/>
          <table:table-cell table:style-name="ce26"/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:</text:p>
            <text:p>C</text:p>
          </table:table-cell>
          <table:table-cell/>
          <table:table-cell table:style-name="ce25" office:value-type="string" calcext:value-type="string">
            <text:p>End of video [Line Chart (X = Time Stamp) (ScottPlot)]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 office:value-type="string" calcext:value-type="string">
            <text:p>Histogram</text:p>
          </table:table-cell>
          <table:table-cell office:value-type="string" calcext:value-type="string">
            <text:p>Action: [Histogram (Horizontal)]</text:p>
          </table:table-cell>
          <table:table-cell/>
          <table:table-cell table:style-name="ce25" office:value-type="string" calcext:value-type="string">
            <text:p><text:span text:style-name="T1">Begin of video [Histogram (Horizontal)</text:span> (ScottPlot)]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:</text:p>
            <text:p>SIR</text:p>
          </table:table-cell>
          <table:table-cell/>
          <table:table-cell table:style-name="ce26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lowly add simulated value</text:p>
          </table:table-cell>
          <table:table-cell/>
          <table:table-cell table:style-name="ce26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Add more simulated value</text:p>
          </table:table-cell>
          <table:table-cell/>
          <table:table-cell table:style-name="ce26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Remove simulated value</text:p>
          </table:table-cell>
          <table:table-cell/>
          <table:table-cell table:style-name="ce26"/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:</text:p>
            <text:p>C</text:p>
          </table:table-cell>
          <table:table-cell/>
          <table:table-cell table:style-name="ce25" office:value-type="string" calcext:value-type="string">
            <text:p>End of video [Histogram (Horizontal) (ScottPlot)]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Close terminal</text:p>
          </table:table-cell>
          <table:table-cell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 office:value-type="string" calcext:value-type="string">
            <text:p>Line Chart</text:p>
          </table:table-cell>
          <table:table-cell office:value-type="string" calcext:value-type="string">
            <text:p>Open terminal on default port again</text:p>
          </table:table-cell>
          <table:table-cell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Open another terminal in another instance of YAT</text:p>
          </table:table-cell>
          <table:table-cell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how rate/count in both terminals</text:p>
          </table:table-cell>
          <table:table-cell/>
          <table:table-cell table:style-name="ce37"/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Trigger: ([-+]?\d+)</text:p>
            <text:p>Action: [Line Chart]</text:p>
          </table:table-cell>
          <table:table-cell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In other terminal, send [Plot-8-IntegersEnormous.txt]</text:p>
          </table:table-cell>
          <table:table-cell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table:number-columns-repeated="2"/>
          <table:table-cell office:value-type="string" calcext:value-type="string">
            <text:p>Trigger is a modified combination of the predefined patterns</text:p>
          </table:table-cell>
          <table:table-cell table:number-columns-repeated="1018"/>
        </table:table-row>
        <table:table-row table:style-name="ro23">
          <table:table-cell table:number-columns-repeated="2"/>
          <table:table-cell table:style-name="ce47" office:value-type="string" calcext:value-type="string">
            <text:p>Line Chart Time</text:p>
          </table:table-cell>
          <table:table-cell office:value-type="string" calcext:value-type="string">
            <text:p><text:span text:style-name="T83">Action: [Line Chart (X = Time)]</text:span></text:p>
            <text:p><text:span text:style-name="T83">Trigger:</text:span></text:p>
            <text:p><text:span text:style-name="T84">(</text:span><text:span text:style-name="T83">(?:(?:19|20)\d\d-(?:0[1-9]|1[012])-(?:0[1-9]|[12]\d|3[01]))</text:span><text:span text:style-name="T84">T</text:span><text:span text:style-name="T85">(?:(?:[01]\d|2[0-3]):[0-5]\d:[0-5]\d)</text:span><text:span text:style-name="T86">)</text:span><text:span text:style-name="T85">\s+([-+]?(?:\d+(?:\.\d*)?|\.\d+))\s+([-+]?\d+)\s+([-+]?\d+)\s+([A-Z]{1})\s+</text:span>([A-Za-z]{3})</text:p>
            <text:p><text:span text:style-name="T87">(</text:span><text:span text:style-name="T88">(?:(?:19|20)\d\d-(?:0[1-9]|1[012])-(?:0[1-9]|[12]\d|3[01]))</text:span><text:span text:style-name="T84">T</text:span><text:span text:style-name="T85">(?:(?:[01]\d|2[0-3]):[0-5]\d:[0-5]\d)</text:span><text:span text:style-name="T86">)</text:span></text:p>
            <text:p><text:span text:style-name="T89">                                                                                                                                                                 </text:span><text:span text:style-name="T90">\s+([-+]?(?:\d+(?:\.\d*)?|\.\d+))</text:span></text:p>
            <text:p><text:span text:style-name="T91">                                                                                                                                                                                                                    </text:span><text:span text:style-name="T92">\s+([-+]?\d+)\s+([-+]?\d+)</text:span></text:p>
            <text:p><text:span text:style-name="T91">                                                                                                                                                                                                                                                                </text:span><text:span text:style-name="T92">\s+([A-Z]{1})\s+([A-Za-z]{3})</text:span></text:p>
          </table:table-cell>
          <table:table-cell/>
          <table:table-cell table:style-name="ce37"/>
          <table:table-cell table:number-columns-repeated="1018"/>
        </table:table-row>
        <table:table-row table:style-name="ro1" table:number-rows-repeated="24">
          <table:table-cell table:number-columns-repeated="2"/>
          <table:table-cell table:style-name="ce47"/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 office:value-type="string" calcext:value-type="string">
            <text:p>Deactivate</text:p>
          </table:table-cell>
          <table:table-cell office:value-type="string" calcext:value-type="string">
            <text:p>Deactivate automatic ac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action in tool ba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Menu &gt; Send &gt; Automatic Response is not checked</text:p>
            <text:p><text:span text:style-name="T1">Menu &gt; Send &gt; Automatic Response &gt; Deactivate is disabled</text:span></text:p>
            <text:p><text:span text:style-name="T1">Menu &gt; Send &gt; Automatic Response &gt; Trigger &gt; Use Text is disabled</text:span></text:p>
            <text:p><text:span text:style-name="T1">Tool bar icons are equally disable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Response is still not check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List responses</text:p>
          </table:table-cell>
          <table:table-cell office:value-type="string" calcext:value-type="string">
            <text:p>[None]</text:p>
            <text:p>[Trigger]</text:p>
            <text:p>[Predefined Command 1, 2, 3, 4, 5, 9, 10]</text:p>
            <text:p>[Send Text]</text:p>
            <text:p><text:span text:style-name="T1">Common Regex Capture Patters</text:span></text:p>
          </table:table-cell>
          <table:table-cell office:value-type="string" calcext:value-type="string">
            <text:p/>
            <text:p/>
            <text:p/>
            <text:p>[Send Text] is already listed as it contains the previously used comman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lect response = [Send Text]</text:p>
          </table:table-cell>
          <table:table-cell office:value-type="string" calcext:value-type="string">
            <text:p>Menu &gt; Send &gt; Automatic Response is checked now</text:p>
          </table:table-cell>
          <table:table-cell office:value-type="string" calcext:value-type="string">
            <text:p>Should still be "45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lect trigger = [Send Text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Automatic response is not triggered again</text:p>
            <text:p><text:span text:style-name="T1">Trigger is still highlighte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<text:span text:style-name="T1">Automatic response is not triggered for "123abc456"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Exit YAT</text:p>
            <text:p>Restart YAT</text:p>
          </table:table-cell>
          <table:table-cell/>
          <table:table-cell office:value-type="string" calcext:value-type="string">
            <text:p>Verifies that variable triggers are correctly handled on exit/startup,</text:p>
            <text:p><text:span text:style-name="T1">even for commands of </text:span>linked pages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lect trigger = Some dedicated command = "ab"</text:p>
          </table:table-cell>
          <table:table-cell office:value-type="string" calcext:value-type="string">
            <text:p>[Use Text] is enabled now</text:p>
            <text:p>Data sent and received</text:p>
            <text:p><text:span text:style-name="T1">Automatic action is not triggered for "123ABC456"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nable [Use Text]</text:p>
          </table:table-cell>
          <table:table-cell office:value-type="string" calcext:value-type="string">
            <text:p>[Case Sensitive] is enabled now and activated</text:p>
            <text:p>[Whole Word] is enabled now</text:p>
            <text:p>[Regex] is enabled now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not triggered for "123ABC456"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[Case Sensitive] using [Alt+C] from within trigger combo box</text:p>
          </table:table-cell>
          <table:table-cell office:value-type="string" calcext:value-type="string">
            <text:p>[Case Sensitive] is deactivated now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able [Whole Word] using [Alt+W] from within trigger combo box</text:p>
          </table:table-cell>
          <table:table-cell office:value-type="string" calcext:value-type="string">
            <text:p>[Whole Word] is activated now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not triggered for "123ABC456"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 AB 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nable [Regex] using [Alt+E] from within trigger combo box</text:p>
            <text:p>Trigger:</text:p>
            <text:p>\w{3,}</text:p>
          </table:table-cell>
          <table:table-cell office:value-type="string" calcext:value-type="string">
            <text:p>[Whole Word] is still activated</text:p>
            <text:p><text:span text:style-name="T1">[Regex] is activated now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<text:span text:style-name="T82">123</text:span> AB <text:span text:style-name="T82">C456</text:span>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each of the two matches</text:span></text:p>
            <text:p><text:span text:style-name="T25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<text:span text:style-name="T1">Send:</text:span></text:p>
            <text:p><text:span text:style-name="T1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office:value-type="string" calcext:value-type="string">
            <text:p>Ensures that multiple subsequent send works (i.e. the SendSyncObj mechanism)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<text:span text:style-name="T1">Clear sending terminal [Ctrl+L]</text:span></text:p>
            <text:p><text:span text:style-name="T1">Enable [Show Line Numbers]</text:span></text:p>
            <text:p>Enable [Show Length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7" office:value-type="string" calcext:value-type="string">
            <text:p>Select response = [Predefined Command 1]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office:value-type="string" calcext:value-type="string">
            <text:p/>
            <text:p>1 + 24 lines are expecte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Select response = [Predefined Command 2]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the above command again 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office:value-type="string" calcext:value-type="string">
            <text:p/>
            <text:p><text:span text:style-name="T32">...ABC</text:span><text:span text:style-name="T36"> </text:span><text:span text:style-name="T37">(72) </text:span><text:span text:style-name="T81">is  expected for each responded line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lect response = Some dedicated command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Send Text]</text:p>
          </table:table-cell>
          <table:table-cell/>
          <table:table-cell office:value-type="string" calcext:value-type="string">
            <text:p>Ensures that [Use Text] is no longer used for non-dedicated triggers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Any Line]</text:p>
            <text:p>Select response = [Trigg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rigger:</text:p>
            <text:p>(\d+)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sponse:</text:p>
            <text:p>$1$2$3$4</text:p>
          </table:table-cell>
          <table:table-cell table:number-columns-repeated="1020"/>
        </table:table-row>
        <table:table-row table:style-name="ro24">
          <table:table-cell table:number-columns-repeated="3"/>
          <table:table-cell office:value-type="string" calcext:value-type="string">
            <text:p><text:span text:style-name="T1">Send:</text:span></text:p>
            <text:p><text:span text:style-name="T1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93">all 10 matches</text:span></text:p>
            <text:p><text:span text:style-name="T1">Automatic response</text:span> is composed from first 4 triggers</text:p>
            <text:p><text:span text:style-name="T25">Trigger is highlighted</text:span></text:p>
          </table:table-cell>
          <table:table-cell office:value-type="string" calcext:value-type="string">
            <text:p><text:span text:style-name="T98">123 ABC 456 789 0DE FGH IJK LMN OPQ RST UVW XYZ 123 ABC 456 789 0DE FGH IJK LMN OPQ RST UVW XYZ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Response:</text:p>
            <text:p>$0$2$3$4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93">all 10 matches</text:span></text:p>
            <text:p><text:span text:style-name="T1">Automatic response</text:span> contains <text:span text:style-name="T94">error message</text:span></text:p>
            <text:p><text:span text:style-name="T25">Trigger is highlighted</text:span></text:p>
          </table:table-cell>
          <table:table-cell table:style-name="ce41" office:value-type="string" calcext:value-type="string">
            <text:p>[Automatic response replacement error: Invalid replacement number 0 ($0) was requested! Number must be must be a positive integral value (1, 2,...).]4567890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Response:</text:p>
            <text:p>$99$2$3$4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93">all 10 matches</text:span></text:p>
            <text:p><text:span text:style-name="T1">Automatic response</text:span> contains <text:span text:style-name="T94">error message</text:span></text:p>
            <text:p><text:span text:style-name="T25">Trigger is highlighted</text:span></text:p>
          </table:table-cell>
          <table:table-cell table:style-name="ce41" office:value-type="string" calcext:value-type="string">
            <text:p>[Automatic response replacement error: Invalid replacement number 99 ($99) was requested but trigger only contains 8 captures!]456789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eactivate automatic respons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response in tool ba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table:style-name="ce47" office:value-type="string" calcext:value-type="string">
            <text:p>Filter/Suppr.</text:p>
          </table:table-cell>
          <table:table-cell office:value-type="string" calcext:value-type="string">
            <text:p>Start MT-SICS simulation incl. Fronte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start AutoSocket connected to the MT-SICS simulatio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Show Counts]</text:p>
            <text:p>[Show Line Numbers]</text:p>
          </table:table-cell>
          <table:table-cell table:number-columns-repeated="1020"/>
        </table:table-row>
        <table:table-row table:style-name="ro12">
          <table:table-cell table:number-columns-repeated="3"/>
          <table:table-cell office:value-type="string" calcext:value-type="string">
            <text:p>Start SIR</text:p>
          </table:table-cell>
          <table:table-cell table:style-name="ce35" office:value-type="string" calcext:value-type="string">
            <text:p><text:span text:style-name="T95">   1 </text:span><text:span text:style-name="T96">S S       0.00 g</text:span></text:p>
            <text:p><text:span text:style-name="T95">   2 </text:span><text:span text:style-name="T96">S S       0.00 g</text:span></text:p>
            <text:p><text:span text:style-name="T95">   3 </text:span><text:span text:style-name="T96">S S       0.00 g</text:span></text:p>
            <text:p><text:span text:style-name="T97">...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automatic action in tool bar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lect trigger = "S D"</text:p>
            <text:p>Select action = [Filter]</text:p>
          </table:table-cell>
          <table:table-cell office:value-type="string" calcext:value-type="string">
            <text:p>Responses are no longer shown</text:p>
          </table:table-cell>
          <table:table-cell table:number-columns-repeated="1019"/>
        </table:table-row>
        <table:table-row table:style-name="ro25">
          <table:table-cell table:number-columns-repeated="3"/>
          <table:table-cell office:value-type="string" calcext:value-type="string">
            <text:p>Change simulated value</text:p>
          </table:table-cell>
          <table:table-cell table:style-name="ce35" office:value-type="string" calcext:value-type="string">
            <text:p><text:span text:style-name="T95">...</text:span></text:p>
            <text:p><text:span text:style-name="T95"> 101 </text:span><text:span text:style-name="T96">S D       ?.?? g</text:span></text:p>
            <text:p><text:span text:style-name="T95"> 102 </text:span><text:span text:style-name="T96">S D       ?.?? g</text:span></text:p>
            <text:p><text:span text:style-name="T95"> 103 </text:span><text:span text:style-name="T96">S D       ?.?? g</text:span></text:p>
            <text:p><text:span text:style-name="T97">...</text:span></text:p>
            <text:p><text:span text:style-name="T25">Responses are no longer shown once stable again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action = [Suppress]</text:p>
          </table:table-cell>
          <table:table-cell office:value-type="string" calcext:value-type="string">
            <text:p>Responses are shown again</text:p>
          </table:table-cell>
          <table:table-cell table:number-columns-repeated="1019"/>
        </table:table-row>
        <table:table-row table:style-name="ro25">
          <table:table-cell table:number-columns-repeated="3"/>
          <table:table-cell office:value-type="string" calcext:value-type="string">
            <text:p>Change simulated value</text:p>
          </table:table-cell>
          <table:table-cell table:style-name="ce35" office:value-type="string" calcext:value-type="string">
            <text:p><text:span text:style-name="T25">Responses are no longer shown when unstable</text:span></text:p>
            <text:p><text:span text:style-name="T95">...</text:span></text:p>
            <text:p><text:span text:style-name="T95"> 201 </text:span><text:span text:style-name="T96">S S       ?.?? g</text:span></text:p>
            <text:p><text:span text:style-name="T95"> 202 </text:span><text:span text:style-name="T96">S S       ?.?? g</text:span></text:p>
            <text:p><text:span text:style-name="T95"> 203 </text:span><text:span text:style-name="T96">S S       ?.?? g</text:span></text:p>
            <text:p><text:span text:style-name="T97">...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action = [Filter]</text:p>
          </table:table-cell>
          <table:table-cell office:value-type="string" calcext:value-type="string">
            <text:p>Responses are no longer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action = [None]</text:p>
          </table:table-cell>
          <table:table-cell office:value-type="string" calcext:value-type="string">
            <text:p>Responses are shown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eactivate automatic ac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op SI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action in tool ba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 table:number-columns-repeated="1020"/>
        </table:table-row>
        <table:table-row table:style-name="ro1" table:number-rows-repeated="654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" table:style-name="ta1" table:print="false">
        <table:table-column table:style-name="co8" table:default-cell-style-name="ce39"/>
        <table:table-column table:style-name="co31" table:default-cell-style-name="ce39"/>
        <table:table-column table:style-name="co7" table:default-cell-style-name="ce39"/>
        <table:table-column table:style-name="co32" table:default-cell-style-name="ce39"/>
        <table:table-column table:style-name="co33" table:default-cell-style-name="ce39"/>
        <table:table-column table:style-name="co34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Oracle VM 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  <text:p>Passw0rd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Open the VirtualBox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previous "Win 7 (MS IE11) – Clon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"Win 7 (MS IE11) – Clone"</text:p>
          </table:table-cell>
          <table:table-cell/>
          <table:table-cell office:value-type="string" calcext:value-type="string">
            <text:p>Takes 5-10 minut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"Win 7 (MS IE11) – Clone"</text:p>
          </table:table-cell>
          <table:table-cell/>
          <table:table-cell table:style-name="ce80" office:value-type="string" calcext:value-type="string">
            <text:p>Doesn't work anymore !!! VT-x is required for latest VirtualBox !!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1018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Main" table:style-name="ta1" table:print="false">
        <table:table-column table:style-name="co8" table:default-cell-style-name="ce39"/>
        <table:table-column table:style-name="co35" table:default-cell-style-name="ce39"/>
        <table:table-column table:style-name="co7" table:default-cell-style-name="ce39"/>
        <table:table-column table:style-name="co36" table:default-cell-style-name="ce39"/>
        <table:table-column table:style-name="co37" table:default-cell-style-name="ce39"/>
        <table:table-column table:style-name="co38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shows the welcome screen</text:p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office:value-type="string" calcext:value-type="string">
            <text:p>Required to keep automatic layou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  <text:p>Manually resized terminal position is restored</text:p>
            <text:p>Other former maximized terminal position has been kept as well</text:p>
          </table:table-cell>
          <table:table-cell office:value-type="string" calcext:value-type="string">
            <text:p>Could partly be tested automatically, e.g.</text:p>
            <text:p>if (WorkspaceLayout = Manual)</text:p>
            <text:p>    all TerminalLayout must be Manual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Alt+Shif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<text:span text:style-name="T1">Alt+Shift</text:span>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Alt+Shift</text:span>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eparation</text:p>
          </table:table-cell>
          <table:table-cell/>
          <table:table-cell office:value-type="string" calcext:value-type="string">
            <text:p>[File &gt; New Terminal... &gt; Defaults... &gt; 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table:table-column table:style-name="co8" table:default-cell-style-name="ce39"/>
        <table:table-column table:style-name="co39" table:default-cell-style-name="ce39"/>
        <table:table-column table:style-name="co40" table:default-cell-style-name="ce39"/>
        <table:table-column table:style-name="co41" table:default-cell-style-name="ce39"/>
        <table:table-column table:style-name="co42" table:default-cell-style-name="ce39"/>
        <table:table-column table:style-name="co43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office:value-type="string" calcext:value-type="string">
            <text:p>Ensure that subsequent [Enter]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dify th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som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Text gets sent without EOL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position and selec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F3]</text:p>
          </table:table-cell>
          <table:table-cell office:value-type="string" calcext:value-type="string">
            <text:p>Text gets sent without EOL</text:p>
            <text:p>Cursor and selection stays as i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andard Shortcuts</text:p>
          </table:table-cell>
          <table:table-cell office:value-type="string" calcext:value-type="string">
            <text:p>[Ctrl+A]</text:p>
          </table:table-cell>
          <table:table-cell office:value-type="string" calcext:value-type="string">
            <text:p>Text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C]</text:p>
          </table:table-cell>
          <table:table-cell office:value-type="string" calcext:value-type="string">
            <text:p>Text gets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editor and paste text</text:p>
          </table:table-cell>
          <table:table-cell office:value-type="string" calcext:value-type="string">
            <text:p>Text gets pasted from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[Send Tex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Shift+Left|Right]</text:p>
          </table:table-cell>
          <table:table-cell office:value-type="string" calcext:value-type="string">
            <text:p>Text gets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Left|Right]</text:p>
          </table:table-cell>
          <table:table-cell office:value-type="string" calcext:value-type="string">
            <text:p>Words get sel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Multi-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till shows former tex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'Send Text (F3)'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multi-line tex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hows the text</text:p>
            <text:p>Text gets completely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ick into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office:value-type="string" calcext:value-type="string">
            <text:p>Ensure that multi-line placeholder can normally by navigated aroun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85" office:value-type="string" calcext:value-type="string">
            <text:p>Modify the text</text:p>
          </table:table-cell>
          <table:table-cell table:style-name="ce47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7" office:value-type="string" calcext:value-type="string">
            <text:p>Single line 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Tab] to switch terminal</text:p>
          </table:table-cell>
          <table:table-cell office:value-type="string" calcext:value-type="string">
            <text:p>Focus "disappears", i.e. moves to "Send Text"</text:p>
          </table:table-cell>
          <table:table-cell office:value-type="string" calcext:value-type="string">
            <text:p>Preparation for user input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Tab] to switch back</text:p>
          </table:table-cell>
          <table:table-cell office:value-type="string" calcext:value-type="string">
            <text:p>"Send Text" gets activa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Keep Text</text:p>
          </table:table-cell>
          <table:table-cell office:value-type="string" calcext:value-type="string">
            <text:p>[Ctrl+Shift+K]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Ctrl+Shift+K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47" office:value-type="string" calcext:value-type="string">
            <text:p>[Ctrl+Shift+I] to enable this option</text:p>
          </table:table-cell>
          <table:table-cell table:style-name="Default" office:value-type="string" calcext:value-type="string">
            <text:p>Text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table:style-name="ce47"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[Backspace]</text:p>
          </table:table-cell>
          <table:table-cell office:value-type="string" calcext:value-type="string">
            <text:p>Previous character is "eaten"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7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7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text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[Ctrl+Shift+I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text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47"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Open recent drop-down</text:p>
          </table:table-cell>
          <table:table-cell table:style-name="ce47" office:value-type="string" calcext:value-type="string">
            <text:p>No control characters in drop-down</text:p>
          </table:table-cell>
          <table:table-cell table:style-name="ce47" office:value-type="string" calcext:value-type="string">
            <text:p>Control characters would be displayed as bullet and result in an XML serialization error when serializing the recents into the .yat fil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Select one of the recents</text:p>
          </table:table-cell>
          <table:table-cell table:style-name="ce47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Change that recent</text:p>
          </table:table-cell>
          <table:table-cell table:style-name="ce47" table:number-columns-repeated="2"/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style-name="ce47"/>
          <table:table-cell table:number-columns-repeated="1018"/>
        </table:table-row>
        <table:table-row table:style-name="ro2">
          <table:table-cell table:number-columns-repeated="3"/>
          <table:table-cell table:style-name="ce47" office:value-type="string" calcext:value-type="string">
            <text:p>Open recent drop-down</text:p>
          </table:table-cell>
          <table:table-cell table:style-name="ce47" office:value-type="string" calcext:value-type="string">
            <text:p>Just selected recent still there</text:p>
            <text:p>New recent added</text:p>
          </table:table-cell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table:style-name="ce47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mport commands from [YAT - Test – YAT.View.Forms.Terminal.yacp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the predefined texts back and forth</text:p>
          </table:table-cell>
          <table:table-cell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mmand Shortcuts</text:p>
          </table:table-cell>
          <table:table-cell office:value-type="string" calcext:value-type="string">
            <text:p>[Shift+F&lt;i&gt;]</text:p>
          </table:table-cell>
          <table:table-cell office:value-type="string" calcext:value-type="string">
            <text:p>Text gets sent</text:p>
          </table:table-cell>
          <table:table-cell table:style-name="Default" office:value-type="string" calcext:value-type="string">
            <text:p>If shortcuts don't work, check the "ATTENTION" blocks in YAT.View.Forms.Terminal.Designer.c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age Shortcuts</text:p>
          </table:table-cell>
          <table:table-cell office:value-type="string" calcext:value-type="string">
            <text:p>[Ctrl+Alt+Right|Left]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&lt;i&gt;]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7" office:value-type="string" calcext:value-type="string">
            <text:p>Changed Recent</text:p>
          </table:table-cell>
          <table:table-cell office:value-type="string" calcext:value-type="string">
            <text:p>[Arrow-Down] and [Arrow-Up]</text:p>
          </table:table-cell>
          <table:table-cell table:style-name="ce47"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[Shift+F&lt;i&gt;]</text:p>
          </table:table-cell>
          <table:table-cell table:style-name="ce47" office:value-type="string" calcext:value-type="string">
            <text:p>Text gets sent</text:p>
            <text:p>"Send Text" still contains changed recent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[Enter]</text:p>
          </table:table-cell>
          <table:table-cell table:style-name="ce47" office:value-type="string" calcext:value-type="string">
            <text:p>Changed recent text gets sent</text:p>
            <text:p><text:span text:style-name="T1">Text stays selected</text:span>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[Shift+F&lt;i&gt;]</text:p>
          </table:table-cell>
          <table:table-cell table:style-name="ce47"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[Ctrl+Shift+F&lt;i&gt;]</text:p>
          </table:table-cell>
          <table:table-cell office:value-type="string" calcext:value-type="string">
            <text:p>Text gets copied to [Send Text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[Shift+F&lt;i&gt;</text:span>]</text:p>
          </table:table-cell>
          <table:table-cell office:value-type="string" calcext:value-type="string">
            <text:p>Text gets copied after send</text:p>
          </table:table-cell>
          <table:table-cell office:value-type="string" calcext:value-type="string">
            <text:p>Note bug #473 "[Copy Predefined] option wrongly selects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f cursor is not yet in [Send Text]</text:p>
            <text:p>   [Alt+E] to set curso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[Shift+F&lt;i&gt;</text:span>]</text:p>
          </table:table-cell>
          <table:table-cell office:value-type="string" calcext:value-type="string">
            <text:p>Text gets copied after send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47"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arrange</text:p>
          </table:table-cell>
          <table:table-cell table:style-name="ce47" office:value-type="string" calcext:value-type="string">
            <text:p>[Up/Down by], [Move/Copy to], [Clear]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arrange in settings dialog</text:p>
          </table:table-cell>
          <table:table-cell table:style-name="ce47" office:value-type="string" calcext:value-type="string">
            <text:p>[Define...] then redo the above in the settings dialog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t/Copy/Paste/Clear</text:p>
          </table:table-cell>
          <table:table-cell table:style-name="ce47" office:value-type="string" calcext:value-type="string">
            <text:p>Within same terminal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To/from other terminal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To/from text editor</text:p>
          </table:table-cell>
          <table:table-cell office:value-type="string" calcext:value-type="string">
            <text:p>Proper behavior</text:p>
          </table:table-cell>
          <table:table-cell office:value-type="string" calcext:value-type="string">
            <text:p>Single-line text, multi-line text, file path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ut/Copy/Paste/Clear in settings dialog</text:p>
          </table:table-cell>
          <table:table-cell table:style-name="ce47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t/Copy/Paste/Clear pages in settings dialog</text:p>
          </table:table-cell>
          <table:table-cell table:style-name="ce47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hroughput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Byte/Line Count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A\!(LineRepeat)"</text:p>
          </table:table-cell>
          <table:table-cell office:value-type="string" calcext:value-type="string">
            <text:p>Rates must be at least 15000/s | 5000/s</text:p>
          </table:table-cell>
          <table:table-cell office:value-type="string" calcext:value-type="string">
            <text:p>YAT 2.1.0 = 15000/s | 5000/s</text:p>
            <text:p>(<text:span text:style-name="T1">YAT 2.0.0 was 12000/s | 4000/s, earlier versions even slower)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B]</text:p>
          </table:table-cell>
          <table:table-cell office:value-type="string" calcext:value-type="string">
            <text:p>Breaks within reasonable tim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"A\!(LineRepeat)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Terminal &gt; Break]</text:p>
          </table:table-cell>
          <table:table-cell office:value-type="string" calcext:value-type="string">
            <text:p>Breaks within reasonable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B]</text:p>
          </table:table-cell>
          <table:table-cell office:value-type="string" calcext:value-type="string">
            <text:p>Breaks within reasonable tim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[F4]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[F4]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Send "\!-SendFiles\Stress-7-VeryLongLine.txt"</text:p>
          </table:table-cell>
          <table:table-cell office:value-type="string" calcext:value-type="string">
            <text:p>Works without issues</text:p>
            <text:p>Line exceed warning is output at the end of the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7" office:value-type="string" calcext:value-type="string">
            <text:p>Send "\!-SendFiles\Stress-7-EnormousLine.txt"</text:p>
          </table:table-cell>
          <table:table-cell table:style-name="ce47" office:value-type="string" calcext:value-type="string">
            <text:p>Works without issues</text:p>
            <text:p>Line exceed warning is output at the end of the line</text:p>
          </table:table-cell>
          <table:table-cell office:value-type="string" calcext:value-type="string">
            <text:p>Not yet possible, requires fixing bug #340 "Enormous lines cannot be sent"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Clear the monitors</text:p>
          </table:table-cell>
          <table:table-cell table:style-name="ce47"/>
          <table:table-cell table:number-columns-repeated="1019"/>
        </table:table-row>
        <table:table-row table:style-name="ro1">
          <table:table-cell table:number-columns-repeated="3"/>
          <table:table-cell table:style-name="ce47"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xt Exclusion</text:p>
          </table:table-cell>
          <table:table-cell office:value-type="string" calcext:value-type="string">
            <text:p>Open settings</text:p>
          </table:table-cell>
          <table:table-cell table:style-name="ce47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[Advanced &gt; Skip Empty Lines on [Send File]]</text:p>
          </table:table-cell>
          <table:table-cell table:style-name="ce47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[Text &gt; Text exclusion patterns]</text:p>
          </table:table-cell>
          <table:table-cell table:style-name="ce47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TextExclusion.txt"</text:p>
          </table:table-cell>
          <table:table-cell table:style-name="ce47" office:value-type="string" calcext:value-type="string">
            <text:p>Lines include the stated number of chars</text:p>
            <text:p>No empty lines</text:p>
          </table:table-cell>
          <table:table-cell table:style-name="ce87" office:value-type="string" calcext:value-type="string">
            <text:p>This test could be automated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7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adix</text:p>
          </table:table-cell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office:value-type="string" calcext:value-type="string"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Keep the 2 AutoSockets which are interconnected to each other</text:p>
          </table:table-cell>
          <table:table-cell/>
          <table:table-cell office:value-type="string" calcext:value-type="string">
            <text:p>The following test cases are not that easy to automate, since they rely on slow/postponed send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Enable 'Show EOL' o</text:span>n receiving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Direction'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Length'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nding EOL Character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36">   </text:span><text:span text:style-name="T37"> </text:span><text:span text:style-name="T99">    in receiving terminal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9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1020"/>
        </table:table-row>
        <table:table-row table:style-name="ro26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&lt;LF&gt;</text:span><text:span text:style-name="T100"> </text:span><text:span text:style-name="T37">(3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ing EOL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69">(&lt;&lt;)</text:span><text:span text:style-name="T29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36">   </text:span><text:span text:style-name="T37"> </text:span><text:span text:style-name="T99">    in receiving terminal</text:span></text:p>
          </table:table-cell>
          <table:table-cell table:number-columns-repeated="1019"/>
        </table:table-row>
        <table:table-row table:style-name="ro19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99">    in receiving terminal</text:span></text:p>
            <text:p><text:span text:style-name="T69">(&lt;&lt;)</text:span><text:span text:style-name="T29"> </text:span><text:span text:style-name="T35">X</text:span><text:span text:style-name="T101">&lt;CR&gt;&lt;LF&gt;</text:span><text:span text:style-name="T24"> </text:span><text:span text:style-name="T22">(3)</text:span></text:p>
          </table:table-cell>
          <table:table-cell table:number-columns-repeated="1019"/>
        </table:table-row>
        <table:table-row table:style-name="ro18">
          <table:table-cell table:number-columns-repeated="3"/>
          <table:table-cell office:value-type="string" calcext:value-type="string">
            <text:p>In sending terminal:</text:p>
            <text:p>&lt;&lt;EMPTY&gt;&gt;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99">    in receiving terminal</text:span></text:p>
            <text:p><text:span text:style-name="T69">(&lt;&lt;)</text:span><text:span text:style-name="T29"> </text:span><text:span text:style-name="T35">X</text:span><text:span text:style-name="T101">&lt;CR&gt;&lt;LF&gt;</text:span><text:span text:style-name="T24"> </text:span><text:span text:style-name="T22">(3)</text:span></text:p>
            <text:p><text:span text:style-name="T3">(&gt;&gt;)</text:span><text:span text:style-name="T4"> </text:span><text:span text:style-name="T102">&lt;CR&gt;&lt;LF&gt;</text:span><text:span text:style-name="T4"> </text:span><text:span text:style-name="T34">(2)</text:span></text:p>
          </table:table-cell>
          <table:table-cell office:value-type="string" calcext:value-type="string">
            <text:p/>
            <text:p>Empty line must not be shown since it's just the pending EOL</text:p>
          </table:table-cell>
          <table:table-cell table:number-columns-repeated="1018"/>
        </table:table-row>
        <table:table-row table:style-name="ro27">
          <table:table-cell table:number-columns-repeated="3"/>
          <table:table-cell office:value-type="string" calcext:value-type="string">
            <text:p><text:span text:style-name="T1">In sending terminal:</text:span></text:p>
            <text:p>B</text:p>
            <text:p>[Enter]</text:p>
          </table:table-cell>
          <table:table-cell office:value-type="string" calcext:value-type="string">
            <text:p><text:span text:style-name="T3">(&lt;&lt;)</text:span><text:span text:style-name="T4"> </text:span><text:span text:style-name="T38">A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</text:span><text:span text:style-name="T38">B</text:span><text:span text:style-name="T36"> </text:span><text:span text:style-name="T37">(1)</text:span>    in sending terminal</text:p>
            <text:p/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99">    in receiving terminal</text:span></text:p>
            <text:p><text:span text:style-name="T3">(&lt;&lt;)</text:span><text:span text:style-name="T4"> </text:span><text:span text:style-name="T38">X</text:span><text:span text:style-name="T103">&lt;CR&gt;&lt;LF&gt;</text:span><text:span text:style-name="T100"> </text:span><text:span text:style-name="T37">(3)</text:span></text:p>
            <text:p><text:span text:style-name="T3">(&gt;&gt;)</text:span><text:span text:style-name="T4"> </text:span><text:span text:style-name="T102">&lt;CR&gt;&lt;LF&gt;</text:span><text:span text:style-name="T4"> </text:span><text:span text:style-name="T34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100"> </text:span><text:span text:style-name="T37">(3)</text:span></text:p>
          </table:table-cell>
          <table:table-cell table:number-columns-repeated="1019"/>
        </table:table-row>
        <table:table-row table:style-name="ro28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3">(&lt;&lt;)</text:span><text:span text:style-name="T4"> </text:span><text:span text:style-name="T38">A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</text:span><text:span text:style-name="T38">B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    in sending terminal</text:p>
            <text:p/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99">    in receiving terminal</text:span></text:p>
            <text:p><text:span text:style-name="T3">(&lt;&lt;)</text:span><text:span text:style-name="T4"> </text:span><text:span text:style-name="T38">X</text:span><text:span text:style-name="T103">&lt;CR&gt;&lt;LF&gt;</text:span><text:span text:style-name="T100"> </text:span><text:span text:style-name="T37">(3)</text:span></text:p>
            <text:p><text:span text:style-name="T3">(&gt;&gt;)</text:span><text:span text:style-name="T4"> </text:span><text:span text:style-name="T102">&lt;CR&gt;&lt;LF&gt;</text:span><text:span text:style-name="T4"> </text:span><text:span text:style-name="T34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100"> </text:span><text:span text:style-name="T37">(3)</text:span></text:p>
            <text:p><text:span text:style-name="T3">(&lt;&lt;)</text:span><text:span text:style-name="T4"> </text:span><text:span text:style-name="T38">X</text:span><text:span text:style-name="T103">&lt;CR&gt;&lt;LF&gt;</text:span><text:span text:style-name="T100"> </text:span><text:span text:style-name="T37">(3)</text:span></text:p>
          </table:table-cell>
          <table:table-cell table:number-columns-repeated="1019"/>
        </table:table-row>
        <table:table-row table:style-name="ro29">
          <table:table-cell table:number-columns-repeated="3"/>
          <table:table-cell office:value-type="string" calcext:value-type="string">
            <text:p><text:span text:style-name="T1">In sending terminal:</text:span></text:p>
            <text:p>&lt;&lt;EMPTY&gt;&gt;</text:p>
            <text:p>[Enter]</text:p>
          </table:table-cell>
          <table:table-cell office:value-type="string" calcext:value-type="string">
            <text:p><text:span text:style-name="T3">(&lt;&lt;)</text:span><text:span text:style-name="T4"> </text:span><text:span text:style-name="T38">A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</text:span><text:span text:style-name="T38">B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 </text:span><text:span text:style-name="T34">(0) </text:span>    in sending terminal</text:p>
            <text:p/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99">    in receiving terminal</text:span></text:p>
            <text:p><text:span text:style-name="T3">(&lt;&lt;)</text:span><text:span text:style-name="T4"> </text:span><text:span text:style-name="T38">X</text:span><text:span text:style-name="T103">&lt;CR&gt;&lt;LF&gt;</text:span><text:span text:style-name="T100"> </text:span><text:span text:style-name="T37">(3)</text:span></text:p>
            <text:p><text:span text:style-name="T3">(&gt;&gt;)</text:span><text:span text:style-name="T4"> </text:span><text:span text:style-name="T102">&lt;CR&gt;&lt;LF&gt;</text:span><text:span text:style-name="T4"> </text:span><text:span text:style-name="T34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100"> </text:span><text:span text:style-name="T37">(3)</text:span></text:p>
            <text:p><text:span text:style-name="T3">(&lt;&lt;)</text:span><text:span text:style-name="T4"> </text:span><text:span text:style-name="T38">X</text:span><text:span text:style-name="T103">&lt;CR&gt;&lt;LF&gt;</text:span><text:span text:style-name="T100"> </text:span><text:span text:style-name="T37">(3)</text:span></text:p>
            <text:p><text:span text:style-name="T3">(&gt;&gt;)</text:span><text:span text:style-name="T4"> </text:span><text:span text:style-name="T102">&lt;CR&gt;&lt;LF&gt;</text:span><text:span text:style-name="T4"> </text:span><text:span text:style-name="T34">(2)</text:span></text:p>
          </table:table-cell>
          <table:table-cell office:value-type="string" calcext:value-type="string">
            <text:p/>
            <text:p/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30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04">(&lt;&lt;)</text:span><text:span text:style-name="T105"> </text:span><text:span text:style-name="T38">A</text:span><text:span text:style-name="T36"> </text:span><text:span text:style-name="T37">(1)</text:span></text:p>
            <text:p><text:span text:style-name="T3">(&lt;&lt;)</text:span><text:span text:style-name="T4"> </text:span><text:span text:style-name="T38">A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</text:span><text:span text:style-name="T38">B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 </text:span><text:span text:style-name="T34">(0)</text:span></text:p>
            <text:p><text:span text:style-name="T3">(&lt;&lt;)</text:span><text:span text:style-name="T4"> </text:span><text:span text:style-name="T38">B</text:span><text:span text:style-name="T36"> </text:span><text:span text:style-name="T37">(1)</text:span>    in sending terminal</text:p>
            <text:p/>
            <text:p><text:span text:style-name="T104">(&gt;&gt;)</text:span><text:span text:style-name="T105"> </text:span><text:span text:style-name="T5">A</text:span><text:span text:style-name="T6">&lt;CR&gt;&lt;LF&gt;</text:span><text:span text:style-name="T100"> </text:span><text:span text:style-name="T37">(3)</text:span></text:p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99">    in receiving terminal</text:span></text:p>
            <text:p><text:span text:style-name="T3">(&lt;&lt;)</text:span><text:span text:style-name="T4"> </text:span><text:span text:style-name="T38">X</text:span><text:span text:style-name="T103">&lt;CR&gt;&lt;LF&gt;</text:span><text:span text:style-name="T100"> </text:span><text:span text:style-name="T37">(3)</text:span></text:p>
            <text:p><text:span text:style-name="T3">(&gt;&gt;)</text:span><text:span text:style-name="T4"> </text:span><text:span text:style-name="T102">&lt;CR&gt;&lt;LF&gt;</text:span><text:span text:style-name="T4"> </text:span><text:span text:style-name="T34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100"> </text:span><text:span text:style-name="T37">(3)</text:span></text:p>
            <text:p><text:span text:style-name="T3">(&lt;&lt;)</text:span><text:span text:style-name="T4"> </text:span><text:span text:style-name="T38">X</text:span><text:span text:style-name="T103">&lt;CR&gt;&lt;LF&gt;</text:span><text:span text:style-name="T100"> </text:span><text:span text:style-name="T37">(3)</text:span></text:p>
            <text:p><text:span text:style-name="T3">(&gt;&gt;)</text:span><text:span text:style-name="T4"> </text:span><text:span text:style-name="T102">&lt;CR&gt;&lt;LF&gt;</text:span><text:span text:style-name="T4"> </text:span><text:span text:style-name="T34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100"> </text:span><text:span text:style-name="T37">(3)</text:span></text:p>
          </table:table-cell>
          <table:table-cell office:value-type="string" calcext:value-type="string">
            <text:p/>
            <text:p/>
            <text:p/>
            <text:p/>
            <text:p/>
            <text:p>Empty line must be kept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69">(&lt;&lt;)</text:span><text:span text:style-name="T29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36">   </text:span><text:span text:style-name="T37"> </text:span><text:span text:style-name="T99">    in receiving terminal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9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100"> </text:span><text:span text:style-name="T37">(2)</text:span><text:span text:style-name="T99"> in receiving terminal</text:span></text:p>
            <text:p><text:span text:style-name="T3">(&lt;&lt;)</text:span><text:span text:style-name="T4"> </text:span><text:span text:style-name="T38">X</text:span><text:span text:style-name="T103">&lt;CR&gt;&lt;LF&gt;</text:span><text:span text:style-name="T100"> </text:span><text:span text:style-name="T37">(3)</text:span></text:p>
          </table:table-cell>
          <table:table-cell office:value-type="string" calcext:value-type="string">
            <text:p/>
            <text:p/>
            <text:p/>
            <text:p>(was wrong until YAT 2.0.0: A</text:p>
            <text:p>                                         X&lt;CR&gt;&lt;LF&gt;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&lt;LF&gt;</text:p>
          </table:table-cell>
          <table:table-cell table:number-columns-repeated="1020"/>
        </table:table-row>
        <table:table-row table:style-name="ro18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100"> </text:span><text:span text:style-name="T37">(2)</text:span><text:span text:style-name="T106"> </text:span><text:span text:style-name="T99">in receiving terminal</text:span></text:p>
            <text:p><text:span text:style-name="T104">(&lt;&lt;)</text:span><text:span text:style-name="T105"> </text:span><text:span text:style-name="T38">X</text:span><text:span text:style-name="T103">&lt;CR&gt;&lt;LF&gt;</text:span><text:span text:style-name="T100"> </text:span><text:span text:style-name="T37">(3)</text:span></text:p>
            <text:p><text:span text:style-name="T3">(&gt;&gt;)</text:span><text:span text:style-name="T4"> </text:span><text:span text:style-name="T102">&lt;LF&gt;</text:span><text:span text:style-name="T4"> </text:span><text:span text:style-name="T34">(1)</text:span></text:p>
          </table:table-cell>
          <table:table-cell office:value-type="string" calcext:value-type="string">
            <text:p/>
            <text:p>&lt;LF&gt; must not be shown (<text:span text:style-name="T1">was the case until YAT 2.0.0)</text:span></text:p>
          </table:table-cell>
          <table:table-cell table:number-columns-repeated="1018"/>
        </table:table-row>
        <table:table-row table:style-name="ro27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</text:p>
            <text:p><text:span text:style-name="T69">(&lt;&lt;)</text:span><text:span text:style-name="T29"> </text:span><text:span text:style-name="T35">B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100"> </text:span><text:span text:style-name="T37">(2)</text:span><text:span text:style-name="T106"> </text:span><text:span text:style-name="T99">in receiving terminal</text:span></text:p>
            <text:p><text:span text:style-name="T3">(&lt;&lt;)</text:span><text:span text:style-name="T4"> </text:span><text:span text:style-name="T38">X</text:span><text:span text:style-name="T103">&lt;CR&gt;&lt;LF&gt;</text:span><text:span text:style-name="T100"> </text:span><text:span text:style-name="T37">(3)</text:span></text:p>
            <text:p><text:span text:style-name="T3">(&gt;&gt;)</text:span><text:span text:style-name="T4"> </text:span><text:span text:style-name="T102">&lt;LF&gt;</text:span><text:span text:style-name="T4"> </text:span><text:span text:style-name="T34">(1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100"> </text:span><text:span text:style-name="T37">(3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 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102">&lt;CR&gt; </text:span><text:span text:style-name="T107">    in receiving terminal</text:span></text:p>
          </table:table-cell>
          <table:table-cell office:value-type="string" calcext:value-type="string">
            <text:p/>
            <text:p/>
            <text:p>(was wrong until YAT 2.0.0: &lt;&lt;EMPTY&gt;&gt;)</text:p>
          </table:table-cell>
          <table:table-cell table:number-columns-repeated="1018"/>
        </table:table-row>
        <table:table-row table:style-name="ro19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68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102">&lt;CR&gt;</text:span><text:span text:style-name="T4"> </text:span><text:span text:style-name="T34">(1)</text:span><text:span text:style-name="T107">  in receiving terminal</text:span></text:p>
            <text:p><text:span text:style-name="T3">(&lt;&lt;)</text:span><text:span text:style-name="T4"> </text:span><text:span text:style-name="T38">X</text:span><text:span text:style-name="T103">&lt;CR&gt;&lt;LF&gt;</text:span><text:span text:style-name="T100"> </text:span><text:span text:style-name="T37">(3)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&lt;LF&gt;</text:p>
          </table:table-cell>
          <table:table-cell table:number-columns-repeated="1020"/>
        </table:table-row>
        <table:table-row table:style-name="ro18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68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102">&lt;CR&gt;</text:span><text:span text:style-name="T4"> </text:span><text:span text:style-name="T34">(1)</text:span><text:span text:style-name="T107">  in receiving terminal</text:span></text:p>
            <text:p><text:span text:style-name="T104">(&lt;&lt;)</text:span><text:span text:style-name="T105"> </text:span><text:span text:style-name="T38">X</text:span><text:span text:style-name="T103">&lt;CR&gt;&lt;LF&gt;</text:span><text:span text:style-name="T100"> </text:span><text:span text:style-name="T37">(3)</text:span></text:p>
            <text:p><text:span text:style-name="T3">(&gt;&gt;)</text:span><text:span text:style-name="T4"> </text:span><text:span text:style-name="T102">&lt;LF&gt;</text:span><text:span text:style-name="T4"> </text:span><text:span text:style-name="T34">(1)</text:span></text:p>
          </table:table-cell>
          <table:table-cell office:value-type="string" calcext:value-type="string">
            <text:p/>
            <text:p>Pending &lt;LF&gt; must not be shown as empty line</text:p>
          </table:table-cell>
          <table:table-cell table:number-columns-repeated="1018"/>
        </table:table-row>
        <table:table-row table:style-name="ro27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68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</text:p>
            <text:p><text:span text:style-name="T69">(&lt;&lt;)</text:span><text:span text:style-name="T29"> </text:span><text:span text:style-name="T35">B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102">&lt;CR&gt;</text:span><text:span text:style-name="T4"> </text:span><text:span text:style-name="T34">(1)</text:span><text:span text:style-name="T107">  in receiving terminal</text:span></text:p>
            <text:p><text:span text:style-name="T3">(&lt;&lt;)</text:span><text:span text:style-name="T4"> </text:span><text:span text:style-name="T38">X</text:span><text:span text:style-name="T103">&lt;CR&gt;&lt;LF&gt;</text:span><text:span text:style-name="T100"> </text:span><text:span text:style-name="T37">(3)</text:span></text:p>
            <text:p><text:span text:style-name="T3">(&gt;&gt;)</text:span><text:span text:style-name="T4"> </text:span><text:span text:style-name="T102">&lt;LF&gt;</text:span><text:span text:style-name="T4"> </text:span><text:span text:style-name="T34">(1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100"> </text:span><text:span text:style-name="T37">(3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69">(&lt;&lt;)</text:span><text:span text:style-name="T29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36">   </text:span><text:span text:style-name="T37"> </text:span><text:span text:style-name="T99">    in receiving terminal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9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19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100"> </text:span><text:span text:style-name="T37">(2)</text:span><text:span text:style-name="T99"> in receiving terminal</text:span></text:p>
            <text:p><text:span text:style-name="T3">(&lt;&lt;)</text:span><text:span text:style-name="T4"> </text:span><text:span text:style-name="T38">X</text:span><text:span text:style-name="T103">&lt;CR&gt;&lt;LF&gt;</text:span><text:span text:style-name="T100"> </text:span><text:span text:style-name="T37">(3)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B&lt;LF&gt;</text:p>
          </table:table-cell>
          <table:table-cell table:number-columns-repeated="1020"/>
        </table:table-row>
        <table:table-row table:style-name="ro1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</text:p>
            <text:p><text:span text:style-name="T69">(&lt;&lt;)</text:span><text:span text:style-name="T29"> </text:span><text:span text:style-name="T108">&lt;CR&gt;</text:span><text:span text:style-name="T35">B</text:span><text:span text:style-name="T101">&lt;LF&gt;</text:span>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100"> </text:span><text:span text:style-name="T37">(2)</text:span><text:span text:style-name="T99"> in receiving terminal</text:span></text:p>
            <text:p><text:span text:style-name="T104">(&lt;&lt;)</text:span><text:span text:style-name="T105"> </text:span><text:span text:style-name="T38">X</text:span><text:span text:style-name="T103">&lt;CR&gt;&lt;LF&gt;</text:span><text:span text:style-name="T100"> </text:span><text:span text:style-name="T37">(3)</text:span></text:p>
            <text:p><text:span text:style-name="T3">(&gt;&gt;)</text:span><text:span text:style-name="T4"> </text:span><text:span text:style-name="T5">B</text:span><text:span text:style-name="T6">&lt;LF&gt;</text:span></text:p>
          </table:table-cell>
          <table:table-cell office:value-type="string" calcext:value-type="string">
            <text:p/>
            <text:p>Previously unconfirmed &lt;CR&gt; must be delay-shown since EOL is indeed unconfirmed</text:p>
            <text:p>&lt;LF&gt; must be shown since &lt;CR&gt;B&lt;LF&gt; is a split EOL</text:p>
          </table:table-cell>
          <table:table-cell table:number-columns-repeated="1018"/>
        </table:table-row>
        <table:table-row table:style-name="ro14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</text:p>
            <text:p><text:span text:style-name="T69">(&lt;&lt;)</text:span><text:span text:style-name="T29"> </text:span><text:span text:style-name="T108">&lt;CR&gt;</text:span><text:span text:style-name="T35">B</text:span><text:span text:style-name="T101">&lt;LF&gt;</text:span><text:span text:style-name="T24"> </text:span><text:span text:style-name="T22">(3)</text:span>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100"> </text:span><text:span text:style-name="T37">(2)</text:span><text:span text:style-name="T99"> in receiving terminal</text:span></text:p>
            <text:p><text:span text:style-name="T104">(&lt;&lt;)</text:span><text:span text:style-name="T105"> </text:span><text:span text:style-name="T38">X</text:span><text:span text:style-name="T103">&lt;CR&gt;&lt;LF&gt;</text:span><text:span text:style-name="T100"> </text:span><text:span text:style-name="T37">(3)</text:span></text:p>
            <text:p><text:span text:style-name="T3">(&gt;&gt;)</text:span><text:span text:style-name="T4"> </text:span><text:span text:style-name="T5">B</text:span><text:span text:style-name="T6">&lt;LF&gt;&lt;CR&gt;&lt;LF&gt;</text:span><text:span text:style-name="T100"> </text:span><text:span text:style-name="T37">(4)</text:span></text:p>
          </table:table-cell>
          <table:table-cell office:value-type="string" calcext:value-type="string">
            <text:p/>
            <text:p/>
            <text:p>First &lt;LF&gt; must be shown since &lt;CR&gt;B&lt;LF&gt; is a split EO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 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102">&lt;CR&gt; </text:span><text:span text:style-name="T107">    in receiving terminal</text:span></text:p>
          </table:table-cell>
          <table:table-cell office:value-type="string" calcext:value-type="string">
            <text:p>Empty line shall be shown since &lt;CR&gt; was indeed sent</text:p>
            <text:p>(was wrong until YAT 2.0.0: &lt;&lt;EMPTY&gt;&gt;)</text:p>
          </table:table-cell>
          <table:table-cell table:number-columns-repeated="1018"/>
        </table:table-row>
        <table:table-row table:style-name="ro19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68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102">&lt;CR&gt;</text:span><text:span text:style-name="T4"> </text:span><text:span text:style-name="T34">(1)</text:span><text:span text:style-name="T107">  in receiving terminal</text:span></text:p>
            <text:p><text:span text:style-name="T3">(&lt;&lt;)</text:span><text:span text:style-name="T4"> </text:span><text:span text:style-name="T38">X</text:span><text:span text:style-name="T103">&lt;CR&gt;&lt;LF&gt;</text:span><text:span text:style-name="T100"> </text:span><text:span text:style-name="T37">(3)</text:span></text:p>
          </table:table-cell>
          <table:table-cell table:number-columns-repeated="1019"/>
        </table:table-row>
        <table:table-row table:style-name="ro14">
          <table:table-cell table:number-columns-repeated="3"/>
          <table:table-cell office:value-type="string" calcext:value-type="string">
            <text:p>In sending terminal:</text:p>
            <text:p>B</text:p>
            <text:p>[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68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</text:p>
            <text:p><text:span text:style-name="T69">(&lt;&lt;)</text:span><text:span text:style-name="T29"> </text:span><text:span text:style-name="T108">&lt;CR&gt;</text:span><text:span text:style-name="T35">B</text:span><text:span text:style-name="T21"> </text:span><text:span text:style-name="T22">(2)</text:span>  in sending terminal</text:p>
            <text:p/>
            <text:p><text:span text:style-name="T3">(&gt;&gt;)</text:span><text:span text:style-name="T4"> </text:span><text:span text:style-name="T102">&lt;CR&gt;</text:span><text:span text:style-name="T4"> </text:span><text:span text:style-name="T34">(1)</text:span><text:span text:style-name="T107">  in receiving terminal</text:span></text:p>
            <text:p><text:span text:style-name="T104">(&lt;&lt;)</text:span><text:span text:style-name="T105"> </text:span><text:span text:style-name="T38">X</text:span><text:span text:style-name="T103">&lt;CR&gt;&lt;LF&gt;</text:span><text:span text:style-name="T100"> </text:span><text:span text:style-name="T37">(3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100"> </text:span><text:span text:style-name="T37">(3)</text:span></text:p>
          </table:table-cell>
          <table:table-cell office:value-type="string" calcext:value-type="string">
            <text:p>Empty line shall be kept since &lt;CR&gt; was indeed sent then</text:p>
            <text:p/>
            <text:p>Previously unconfirmed &lt;CR&gt; must be delay-shown since EOL is indeed unconfirm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hange both to 'Binary' terminals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further above to ensure that binary works as well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all kind of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ertical Auto-Scroll</text:p>
          </table:table-cell>
          <table:table-cell office:value-type="string" calcext:value-type="string">
            <text:p>Initial Scroll</text:p>
          </table:table-cell>
          <table:table-cell office:value-type="string" calcext:value-type="string">
            <text:p>Create and start a terminal which is connected to an MT-SICS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duce buffer to 100 lines</text:p>
          </table:table-cell>
          <table:table-cell/>
          <table:table-cell office:value-type="string" calcext:value-type="string">
            <text:p>Required to reduce time to fill monit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how buffer line numbers [Buffer Relative]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Request continuous data stream (i.e. SIR)</text:p>
          </table:table-cell>
          <table:table-cell office:value-type="string" calcext:value-type="string">
            <text:p>Responses are received, monitor is being filled</text:p>
            <text:p>Monitor performs auto-scroll</text:p>
            <text:p>Monitor continues auto-scroll when monitor is ful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Move scroll bar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Move scroll bar to bottom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Select items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[Ctrl+End]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 field gets activ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find field if it is not empty</text:p>
          </table:table-cell>
          <table:table-cell office:value-type="string" calcext:value-type="string">
            <text:p>Find next/previous buttons are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7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field still yellow = "nothing found"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led Lines</text:p>
          </table:table-cell>
          <table:table-cell office:value-type="string" calcext:value-type="string">
            <text:p>Send the following text</text:p>
          </table:table-cell>
          <table:table-cell table:number-columns-repeated="1020"/>
        </table:table-row>
        <table:table-row table:style-name="ro31">
          <table:table-cell table:number-columns-repeated="3"/>
          <table:table-cell office:value-type="string" calcext:value-type="string">
            <text:p>A</text:p>
            <text:p>AA</text:p>
            <text:p>AAA</text:p>
            <text:p>ABAA</text:p>
            <text:p>ABC AA</text:p>
            <text:p>ABC aa</text:p>
            <text:p>ABC AA</text:p>
            <text:p>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Backspace] x 2</text:p>
          </table:table-cell>
          <table:table-cell office:value-type="string" calcext:value-type="string">
            <text:p>FindOnEdit works as expected</text:p>
            <text:p>Find next/previous buttons get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7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Shift+P] <text:s text:c="2"/>(=&gt; Previous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[Alt+Shift+N</text:span>]   (=&gt; Next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N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P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Alt+E]</text:p>
          </table:table-cell>
          <table:table-cell table:style-name="ce47" office:value-type="string" calcext:value-type="string">
            <text:p>Find invalid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]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office:value-type="string" calcext:value-type="string">
            <text:p>Find field gets blue = "nothing found anymore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open terminal</text:p>
          </table:table-cell>
          <table:table-cell office:value-type="string" calcext:value-type="string">
            <text:p>FindOnEdit still contains ABC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oBox'es</text:p>
          </table:table-cell>
          <table:table-cell office:value-type="string" calcext:value-type="string">
            <text:p>Cursor Position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1st terminal: Select some characters of the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2nd terminal: Place cursor somewhere in the "Send Text"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in terminal</text:p>
          </table:table-cell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Shift+Tab]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ve cursor (and selection)</text:p>
          </table:table-cell>
          <table:table-cell/>
          <table:table-cell office:value-type="string" calcext:value-type="string">
            <text:p>Required to show issue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use click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Mouse click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office:value-type="string" calcext:value-type="string">
            <text:p>Bug #403 "Issues with ComboBoxEx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terminals</text:p>
          </table:table-cell>
          <table:table-cell office:value-type="string" calcext:value-type="string">
            <text:p>[Ctrl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applications</text:p>
          </table:table-cell>
          <table:table-cell office:value-type="string" calcext:value-type="string">
            <text:p>[Alt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Alt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multi-line</text:p>
          </table:table-cell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 to multi-lin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Repeat sequence above with mouse at [...] instead of [Tab]</text:p>
          </table:table-cell>
          <table:table-cell office:value-type="string" calcext:value-type="string">
            <text:p>Same a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standard dialog</text:p>
          </table:table-cell>
          <table:table-cell office:value-type="string" calcext:value-type="string">
            <text:p>Repeat sequence above with [Save As...] instead of [...]</text:p>
          </table:table-cell>
          <table:table-cell office:value-type="string" calcext:value-type="string">
            <text:p>Same as above</text:p>
          </table:table-cell>
          <table:table-cell office:value-type="string" calcext:value-type="string">
            <text:p>Multi-line dialog overrides default behavior, thus not covers standard dialog behavior</text:p>
          </table:table-cell>
          <table:table-cell table:number-columns-repeated="1018"/>
        </table:table-row>
        <table:table-row table:style-name="ro1" table:number-rows-repeated="654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Settings" table:style-name="ta1" table:print="false">
        <table:table-column table:style-name="co8" table:default-cell-style-name="ce39"/>
        <table:table-column table:style-name="co44" table:default-cell-style-name="ce39"/>
        <table:table-column table:style-name="co45" table:default-cell-style-name="ce39"/>
        <table:table-column table:style-name="co24" table:default-cell-style-name="ce39"/>
        <table:table-column table:style-name="co46" table:default-cell-style-name="ce39"/>
        <table:table-column table:style-name="co47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88" office:value-type="string" calcext:value-type="string">
            <text:p>Modify the user name</text:p>
          </table:table-cell>
          <table:table-cell office:value-type="string" calcext:value-type="string">
            <text:p>All fine</text:p>
          </table:table-cell>
          <table:table-cell table:style-name="ce88" office:value-type="string" calcext:value-type="string">
            <text:p>Explicitly testing this as the user name is the only non-terminal-settings set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8" office:value-type="string" calcext:value-type="string">
            <text:p>User name is 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 table:number-rows-repeated="65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Log" table:style-name="ta1" table:print="false">
        <table:table-column table:style-name="co8" table:default-cell-style-name="ce39"/>
        <table:table-column table:style-name="co48" table:default-cell-style-name="ce39"/>
        <table:table-column table:style-name="co49" table:default-cell-style-name="ce39"/>
        <table:table-column table:style-name="co50" table:default-cell-style-name="ce39"/>
        <table:table-column table:style-name="co51" table:default-cell-style-name="ce39"/>
        <table:table-column table:style-name="co52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an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Defaults...]</text:p>
          </table:table-cell>
          <table:table-cell/>
          <table:table-cell office:value-type="string" calcext:value-type="string">
            <text:p>Required to reset the extensions to their default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pen Log Folder in File Browser...]</text:p>
          </table:table-cell>
          <table:table-cell office:value-type="string" calcext:value-type="string">
            <text:p>C:\Users\&lt;User&gt;\Documents\YA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nd start another AutoSocket interconnected to the oth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style-name="ce89" office:value-type="string" calcext:value-type="string">
            <text:p>Note that the operating system may delay flushing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Word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2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style-name="ce90" office:value-type="string" calcext:value-type="string">
            <text:p><text:span text:style-name="T109">Note that display elements are text-only and no longer contain the underlying typed</text:span></text:p>
            <text:p><text:span text:style-name="T109">information such as the time stamp of the origin. Since the XML schema is strongly-</text:span></text:p>
            <text:p><text:span text:style-name="T109">typed again, the items need to be reconstructed. Not optimal, but simply a trade-off</text:span></text:p>
            <text:p><text:span text:style-name="T109">Between display and log performance. After all, XML logging is probably rarely used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Dialog to resolve naming conflic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onfirm with [Yes]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style-name="ce90" office:value-type="string" calcext:value-type="string">
            <text:p>Note that raw XML does contain time stamp and orig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  <text:p>XML is comple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1020"/>
        </table:table-row>
        <table:table-row table:style-name="ro1" table:number-rows-repeated="65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Info" table:style-name="ta1" table:print="false">
        <table:table-column table:style-name="co8" table:default-cell-style-name="ce39"/>
        <table:table-column table:style-name="co53" table:default-cell-style-name="ce39"/>
        <table:table-column table:style-name="co54" table:default-cell-style-name="ce39"/>
        <table:table-column table:style-name="co36" table:default-cell-style-name="ce39"/>
        <table:table-column table:style-name="co55" table:default-cell-style-name="ce39"/>
        <table:table-column table:style-name="co56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2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10">st</text:span> line</text:p>
          </table:table-cell>
          <table:table-cell office:value-type="string" calcext:value-type="string">
            <text:p>Dialog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No] = exit only</text:p>
          </table:table-cell>
          <table:table-cell office:value-type="string" calcext:value-type="string">
            <text:p>YAT exi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2">
          <table:table-cell table:number-columns-repeated="3"/>
          <table:table-cell office:value-type="string" calcext:value-type="string">
            <text:p>"Help &gt; About" &gt; Click 1<text:span text:style-name="T110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 = restart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2">
          <table:table-cell table:number-columns-repeated="3"/>
          <table:table-cell office:value-type="string" calcext:value-type="string">
            <text:p>"Help &gt; About" &gt; Click 1<text:span text:style-name="T110">st</text:span> line again</text:p>
          </table:table-cell>
          <table:table-cell office:value-type="string" calcext:value-type="string">
            <text:p>Dialog is shown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91"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2">
          <table:table-cell table:number-columns-repeated="3"/>
          <table:table-cell office:value-type="string" calcext:value-type="string">
            <text:p>"Help &gt; About" &gt; Click 1<text:span text:style-name="T110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91" office:value-type="string" calcext:value-type="string">
            <text:p>[Retry]</text:p>
          </table:table-cell>
          <table:table-cell office:value-type="string" calcext:value-type="string"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2">
          <table:table-cell table:number-columns-repeated="3"/>
          <table:table-cell office:value-type="string" calcext:value-type="string">
            <text:p>"Help &gt; About" &gt; Click 1<text:span text:style-name="T110">st</text:span> line again</text:p>
          </table:table-cell>
          <table:table-cell office:value-type="string" calcext:value-type="string">
            <text:p>Dialog is shown</text:p>
          </table:table-cell>
          <table:table-cell office:value-type="string" calcext:value-type="string">
            <text:p>Still asyn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91" office:value-type="string" calcext:value-type="string">
            <text:p>[Ignore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2">
          <table:table-cell table:number-columns-repeated="3"/>
          <table:table-cell office:value-type="string" calcext:value-type="string">
            <text:p>"Help &gt; About" &gt; Click 1<text:span text:style-name="T110">st</text:span> line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Exception is being igno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<text:span text:style-name="T1">Required to fully verify exception handling</text:span></text:p>
            <text:p>Also required to fully reset exception handlin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2">
          <table:table-cell table:number-columns-repeated="3"/>
          <table:table-cell office:value-type="string" calcext:value-type="string">
            <text:p>"Help &gt; About" &gt; Click slightly above the right end of the 2<text:span text:style-name="T110">nd</text:span> line</text:p>
          </table:table-cell>
          <table:table-cell office:value-type="string" calcext:value-type="string">
            <text:p>Repeat step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2">
          <table:table-cell table:number-columns-repeated="3"/>
          <table:table-cell office:value-type="string" calcext:value-type="string">
            <text:p>"Help &gt; About" &gt; Click slightly above the right end of the 3<text:span text:style-name="T110">rd</text:span> line</text:p>
          </table:table-cell>
          <table:table-cell office:value-type="string" calcext:value-type="string">
            <text:p>Repeat steps above, except <text:span text:style-name="T111">[Cancel], [Retry] and [Ignore]</text:span></text:p>
          </table:table-cell>
          <table:table-cell office:value-type="string" calcext:value-type="string">
            <text:p>Debugger will show the exception =&gt; [Continue]</text:p>
          </table:table-cell>
          <table:table-cell table:number-columns-repeated="1018"/>
        </table:table-row>
        <table:table-row table:style-name="ro1" table:number-rows-repeated="654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table:table-column table:style-name="co8" table:default-cell-style-name="ce39"/>
        <table:table-column table:style-name="co57" table:default-cell-style-name="ce39"/>
        <table:table-column table:style-name="co58" table:default-cell-style-name="ce39"/>
        <table:table-column table:style-name="co59" table:default-cell-style-name="ce39"/>
        <table:table-column table:style-name="co11" table:default-cell-style-name="ce39"/>
        <table:table-column table:style-name="co60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3rd party infos</text:p>
            <text:p>ALAZ / MKY / RtfWriter / YAT assemblies</text:p>
            <text:p>Release Notes</text:p>
            <text:p>YAT.exe / YATConsole.exe</text:p>
            <text:p>No NUnit, no test projects</text:p>
          </table:table-cell>
          <table:table-cell office:value-type="string" calcext:value-type="string">
            <text:p/>
            <text:p/>
            <text:p>In total:</text:p>
            <text:p> &gt; 3 folders</text:p>
            <text:p> &gt; 31 files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Timestamp of all executab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Apps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92" office:value-type="string" calcext:value-type="string">
            <text:p>Ensure that previous Local User Settings are available</text:p>
            <text:p>This is given by 'Release &gt; Install Testing'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92" office:value-type="string" calcext:value-type="string">
            <text:p>YAT must start with last settings</text:p>
            <text:p>2 interconnected serial COM port terminals ar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files back and forth</text:p>
          </table:table-cell>
          <table:table-cell office:value-type="string" calcext:value-type="string">
            <text:p>Files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office:value-type="string" calcext:value-type="string">
            <text:p>[File &gt; Exit]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[File &gt; Workspace &gt; Close]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both terminals manually [File &gt; Save As...]</text:p>
          </table:table-cell>
          <table:table-cell office:value-type="string" calcext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Open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rst terminal again</text:p>
          </table:table-cell>
          <table:table-cell office:value-type="string" calcext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Recent &gt; 'FirstTerminal.yat']</text:p>
          </table:table-cell>
          <table:table-cell office:value-type="string" calcext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[File &gt; Save As...]</text:p>
          </table:table-cell>
          <table:table-cell office:value-type="string" calcext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/>
          <table:table-cell office:value-type="string" calcext:value-type="string">
            <text:p>[File &gt; Exit] is not sufficient, since that would automatically restore the workspace on subsequent star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w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D37]" office:value-type="string" office:string-value="[File &gt; Workspace &gt; Close]" calcext:value-type="string">
            <text:p>[File &gt; Workspace &gt; Close]</text:p>
          </table:table-cell>
          <table:table-cell/>
          <table:table-cell table:formula="of:=[.F37]" office:value-type="string" office:string-value="[File &gt; Exit] is not sufficient, since that would automatically restore the workspace on subsequent start" calcext:value-type="string">
            <text:p>[File &gt; Exit] is not sufficient, since that would automatically restore the workspace on subsequent start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D38]" office:value-type="string" office:string-value="[File &gt; Exit]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 cmd line</text:p>
          </table:table-cell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D37]" office:value-type="string" office:string-value="[File &gt; Workspace &gt; Close]" calcext:value-type="string">
            <text:p>[File &gt; Workspace &gt; Close]</text:p>
          </table:table-cell>
          <table:table-cell/>
          <table:table-cell table:formula="of:=[.F37]" office:value-type="string" office:string-value="[File &gt; Exit] is not sufficient, since that would automatically restore the workspace on subsequent start" calcext:value-type="string">
            <text:p>[File &gt; Exit] is not sufficient, since that would automatically restore the workspace on subsequent start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D38]" office:value-type="string" office:string-value="[File &gt; Exit]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Open PowerShel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.\YAT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-help</text:p>
          </table:table-cell>
          <table:table-cell office:value-type="string" calcext:value-type="string">
            <text:p>Verify that help is shown in message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-blabla</text:p>
          </table:table-cell>
          <table:table-cell office:value-type="string" calcext:value-type="string">
            <text:p>Verify that error is handled and help is outpu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-help</text:p>
          </table:table-cell>
          <table:table-cell office:value-type="string" calcext:value-type="string">
            <text:p>Verify that help is shown in conso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-blabla</text:p>
          </table:table-cell>
          <table:table-cell office:value-type="string" calcext:value-type="string">
            <text:p>Verify that error is handled and help is outp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3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[File &gt; Preferences... &gt; Defaults...]</text:p>
            <text:p>[OK]</text:p>
            <text:p>Resulting in:</text:p>
            <text:p>     LocalUserSettings.General.AutoOpenWorkspace = true</text:p>
            <text:p><text:span text:style-name="T1">     LocalUserSettings.General.AutoSaveWorkspace = true</text:span></text:p>
            <text:p><text:span text:style-name="T1">     LocalUserSettings.AutoWorkspace.FilePath = ""</text:span>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  <text:p><text:span text:style-name="T1">...YAT.Model.Test.FileHandlingTest.TestSequenceOfUseCases_6_through_9_()::UC9 with a third main.</text:span></text:p>
            <text:p/>
            <text:p><text:span text:style-name="T1">However, these tests cannot be done automatically due to limitations of running really concurrent instances out of a single NUnit test script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local user settings folder</text:p>
          </table:table-cell>
          <table:table-cell office:value-type="string" calcext:value-type="string">
            <text:p>Files observabl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office:value-type="string" calcext:value-type="string">
            <text:p>Files get dele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 table:number-rows-repeated="654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3" table:target-range-address="'YAT.Domain.Terminal'.C98:'YAT.Domain.Terminal'.E9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5">00.00.0000</text:date>, <text:time style:data-style-name="N2" text:time-value="17:01:57.0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40DT13H18M38S</meta:editing-duration>
    <meta:editing-cycles>609</meta:editing-cycles>
    <meta:generator>LibreOffice/6.1.5.2$Windows_X86_64 LibreOffice_project/90f8dcf33c87b3705e78202e3df5142b201bd805</meta:generator>
    <dc:date>2020-01-25T21:26:26.169000000</dc:date>
    <meta:print-date>2013-02-02T14:44:49.07</meta:print-date>
    <meta:document-statistic meta:table-count="13" meta:cell-count="2380" meta:object-count="0"/>
    <meta:user-defined meta:name="Info 1"/>
    <meta:user-defined meta:name="Info 2"/>
    <meta:user-defined meta:name="Info 3"/>
    <meta:user-defined meta:name="Info 4"/>
  </office:meta>
</office:document-meta>
</file>